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1.2173in"/>
    </style:style>
    <style:style style:name="co4" style:family="table-column">
      <style:table-column-properties fo:break-before="auto" style:column-width="0.6236in"/>
    </style:style>
    <style:style style:name="co5" style:family="table-column">
      <style:table-column-properties fo:break-before="auto" style:column-width="2.0862in"/>
    </style:style>
    <style:style style:name="co6" style:family="table-column">
      <style:table-column-properties fo:break-before="auto" style:column-width="0.7335in"/>
    </style:style>
    <style:style style:name="co7" style:family="table-column">
      <style:table-column-properties fo:break-before="auto" style:column-width="0.2965in"/>
    </style:style>
    <style:style style:name="co8" style:family="table-column">
      <style:table-column-properties fo:break-before="auto" style:column-width="7.8661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4"/>
        <table:table-row table:style-name="ro2">
          <table:table-cell table:style-name="ce1" office:value-type="string">
            <text:p>Profession</text:p>
          </table:table-cell>
          <table:table-cell table:style-name="ce1" office:value-type="string">
            <text:p>Recipe</text:p>
          </table:table-cell>
          <table:table-cell table:style-name="ce1" office:value-type="string">
            <text:p>Productivity</text:p>
          </table:table-cell>
          <table:table-cell table:style-name="ce3" office:value-type="string">
            <text:p>Workplaces Fixed</text:p>
          </table:table-cell>
          <table:table-cell table:style-name="ce4" office:value-type="string">
            <text:p>Name Fixed</text:p>
          </table:table-cell>
          <table:table-cell/>
          <table:table-cell table:style-name="ce1" office:value-type="string">
            <text:p>Workplaces</text:p>
          </table:table-cell>
          <table:table-cell table:style-name="ce1" office:value-type="string">
            <text:p>Name</text:p>
          </table:table-cell>
          <table:table-cell table:number-columns-repeated="2"/>
          <table:table-cell table:style-name="Default" office:value-type="string">
            <text:p>Profession,Recipe,productiviy,workplace,ActualName</text:p>
          </table:table-cell>
        </table:table-row>
        <table:table-row table:style-name="ro3">
          <table:table-cell table:style-name="ce2" office:value-type="string">
            <text:p>Mayo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CPS</text:p>
          </table:table-cell>
          <table:table-cell table:style-name="ce4" table:formula="of:=SUBSTITUTE( [.G2]  ; &quot;,&quot; ; &quot; or &quot;)" office:value-type="string" office:string-value="Town Hall">
            <text:p>Town Hall</text:p>
          </table:table-cell>
          <table:table-cell table:style-name="ce4" table:formula="of:=SUBSTITUTE( [.H2] ; &quot;,&quot; ; &quot; or &quot; )" office:value-type="string" office:string-value="Adam Zappel">
            <text:p>Adam Zappel</text:p>
          </table:table-cell>
          <table:table-cell/>
          <table:table-cell table:style-name="ce2" office:value-type="string">
            <text:p>Town Hall</text:p>
          </table:table-cell>
          <table:table-cell table:style-name="ce2" office:value-type="string">
            <text:p>Adam Zappel</text:p>
          </table:table-cell>
          <table:table-cell table:number-columns-repeated="2"/>
          <table:table-cell table:formula="of:=CONCATENATE([.A2] ; &quot;,&quot; ; [.B2] ; &quot;,&quot; ; [.C2] ; &quot;,&quot; ; [.D2] ; &quot;,&quot; ; [.E2] )" office:value-type="string" office:string-value="Mayor,N/A,1 CPS,Town Hall,Adam Zappel">
            <text:p>Mayor,N/A,1 CPS,Town Hall,Adam Zappel</text:p>
          </table:table-cell>
        </table:table-row>
        <table:table-row table:style-name="ro4">
          <table:table-cell table:style-name="ce2" office:value-type="string">
            <text:p>Mechanic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CPS</text:p>
          </table:table-cell>
          <table:table-cell table:style-name="ce4" table:formula="of:=SUBSTITUTE( [.G3]  ; &quot;,&quot; ; &quot; or &quot;)" office:value-type="string" office:string-value="Arrival Center">
            <text:p>Arrival Center</text:p>
          </table:table-cell>
          <table:table-cell table:style-name="ce4" table:formula="of:=SUBSTITUTE( [.H3] ; &quot;,&quot; ; &quot; or &quot; )" office:value-type="string" office:string-value="Eve Jobs">
            <text:p>Eve Jobs</text:p>
          </table:table-cell>
          <table:table-cell/>
          <table:table-cell table:style-name="ce2" office:value-type="string">
            <text:p>Arrival Center</text:p>
          </table:table-cell>
          <table:table-cell table:style-name="ce2" office:value-type="string">
            <text:p>Eve Jobs</text:p>
          </table:table-cell>
          <table:table-cell table:number-columns-repeated="2"/>
          <table:table-cell table:formula="of:=CONCATENATE([.A3] ; &quot;,&quot; ; [.B3] ; &quot;,&quot; ; [.C3] ; &quot;,&quot; ; [.D3] ; &quot;,&quot; ; [.E3] )" office:value-type="string" office:string-value="Mechanic,N/A,1 CPS,Arrival Center,Eve Jobs">
            <text:p>Mechanic,N/A,1 CPS,Arrival Center,Eve Jobs</text:p>
          </table:table-cell>
        </table:table-row>
        <table:table-row table:style-name="ro3">
          <table:table-cell table:style-name="ce2" office:value-type="string">
            <text:p>Engineer</text:p>
          </table:table-cell>
          <table:table-cell table:style-name="ce2" office:value-type="string">
            <text:p>Mayor + Mechanic</text:p>
          </table:table-cell>
          <table:table-cell table:style-name="ce2" office:value-type="string">
            <text:p>2 CPS</text:p>
          </table:table-cell>
          <table:table-cell table:style-name="ce4" table:formula="of:=SUBSTITUTE( [.G4]  ; &quot;,&quot; ; &quot; or &quot;)" office:value-type="string" office:string-value="Garage or  Utopium Mine">
            <text:p>Garage or <text:s/>Utopium Mine</text:p>
          </table:table-cell>
          <table:table-cell table:style-name="ce4" table:formula="of:=SUBSTITUTE( [.H4] ; &quot;,&quot; ; &quot; or &quot; )" office:value-type="string" office:string-value="Cameron Shaft">
            <text:p>Cameron Shaft</text:p>
          </table:table-cell>
          <table:table-cell/>
          <table:table-cell table:style-name="ce2" office:value-type="string">
            <text:p>Garage, Utopium Mine</text:p>
          </table:table-cell>
          <table:table-cell table:style-name="ce2" office:value-type="string">
            <text:p>Cameron Shaft</text:p>
          </table:table-cell>
          <table:table-cell table:number-columns-repeated="2"/>
          <table:table-cell table:formula="of:=CONCATENATE([.A4] ; &quot;,&quot; ; [.B4] ; &quot;,&quot; ; [.C4] ; &quot;,&quot; ; [.D4] ; &quot;,&quot; ; [.E4] )" office:value-type="string" office:string-value="Engineer,Mayor + Mechanic,2 CPS,Garage or  Utopium Mine,Cameron Shaft">
            <text:p>Engineer,Mayor + Mechanic,2 CPS,Garage or <text:s/>Utopium Mine,Cameron Shaft</text:p>
          </table:table-cell>
        </table:table-row>
        <table:table-row table:style-name="ro3">
          <table:table-cell table:style-name="ce2" office:value-type="string">
            <text:p>Sheriff</text:p>
          </table:table-cell>
          <table:table-cell table:style-name="ce2" office:value-type="string">
            <text:p>Mayor + Mayor</text:p>
          </table:table-cell>
          <table:table-cell table:style-name="ce2" office:value-type="string">
            <text:p>2 CPS</text:p>
          </table:table-cell>
          <table:table-cell table:style-name="ce4" table:formula="of:=SUBSTITUTE( [.G5]  ; &quot;,&quot; ; &quot; or &quot;)" office:value-type="string" office:string-value="Sheriff's Office">
            <text:p>Sheriff's Office</text:p>
          </table:table-cell>
          <table:table-cell table:style-name="ce4" table:formula="of:=SUBSTITUTE( [.H5] ; &quot;,&quot; ; &quot; or &quot; )" office:value-type="string" office:string-value="Chuck Walker">
            <text:p>Chuck Walker</text:p>
          </table:table-cell>
          <table:table-cell/>
          <table:table-cell table:style-name="ce2" office:value-type="string">
            <text:p>Sheriff's Office</text:p>
          </table:table-cell>
          <table:table-cell table:style-name="ce2" office:value-type="string">
            <text:p>Chuck Walker</text:p>
          </table:table-cell>
          <table:table-cell table:number-columns-repeated="2"/>
          <table:table-cell table:formula="of:=CONCATENATE([.A5] ; &quot;,&quot; ; [.B5] ; &quot;,&quot; ; [.C5] ; &quot;,&quot; ; [.D5] ; &quot;,&quot; ; [.E5] )" office:value-type="string" office:string-value="Sheriff,Mayor + Mayor,2 CPS,Sheriff's Office,Chuck Walker">
            <text:p>Sheriff,Mayor + Mayor,2 CPS,Sheriff's Office,Chuck Walker</text:p>
          </table:table-cell>
        </table:table-row>
        <table:table-row table:style-name="ro5">
          <table:table-cell table:style-name="ce2" office:value-type="string">
            <text:p>Architect</text:p>
          </table:table-cell>
          <table:table-cell table:style-name="ce2" office:value-type="string">
            <text:p>Mayor + Engineer</text:p>
          </table:table-cell>
          <table:table-cell table:style-name="ce2" office:value-type="string">
            <text:p>1 CPS</text:p>
          </table:table-cell>
          <table:table-cell table:style-name="ce4" table:formula="of:=SUBSTITUTE( [.G6]  ; &quot;,&quot; ; &quot; or &quot;)" office:value-type="string" office:string-value="Town Hall or  Building Firm">
            <text:p>Town Hall or <text:s/>Building Firm</text:p>
          </table:table-cell>
          <table:table-cell table:style-name="ce4" table:formula="of:=SUBSTITUTE( [.H6] ; &quot;,&quot; ; &quot; or &quot; )" office:value-type="string" office:string-value="Bill Ding/Renee Saunce">
            <text:p>Bill Ding/Renee Saunce</text:p>
          </table:table-cell>
          <table:table-cell/>
          <table:table-cell table:style-name="ce2" office:value-type="string">
            <text:p>Town Hall, Building Firm</text:p>
          </table:table-cell>
          <table:table-cell table:style-name="ce2" office:value-type="string">
            <text:p>Bill Ding/Renee Saunce</text:p>
          </table:table-cell>
          <table:table-cell table:number-columns-repeated="2"/>
          <table:table-cell table:formula="of:=CONCATENATE([.A6] ; &quot;,&quot; ; [.B6] ; &quot;,&quot; ; [.C6] ; &quot;,&quot; ; [.D6] ; &quot;,&quot; ; [.E6] )" office:value-type="string" office:string-value="Architect,Mayor + Engineer,1 CPS,Town Hall or  Building Firm,Bill Ding/Renee Saunce">
            <text:p>Architect,Mayor + Engineer,1 CPS,Town Hall or <text:s/>Building Firm,Bill Ding/Renee Saunce</text:p>
          </table:table-cell>
        </table:table-row>
        <table:table-row table:style-name="ro5">
          <table:table-cell table:style-name="ce2" office:value-type="string">
            <text:p>Landscaper</text:p>
          </table:table-cell>
          <table:table-cell table:style-name="ce2" office:value-type="string">
            <text:p>Assistant + Architect</text:p>
          </table:table-cell>
          <table:table-cell table:style-name="ce2" office:value-type="string">
            <text:p>1 CPS</text:p>
          </table:table-cell>
          <table:table-cell table:style-name="ce4" table:formula="of:=SUBSTITUTE( [.G7]  ; &quot;,&quot; ; &quot; or &quot;)" office:value-type="string" office:string-value="Nursery">
            <text:p>Nursery</text:p>
          </table:table-cell>
          <table:table-cell table:style-name="ce4" table:formula="of:=SUBSTITUTE( [.H7] ; &quot;,&quot; ; &quot; or &quot; )" office:value-type="string" office:string-value="Mary Gould/Toby Airey">
            <text:p>Mary Gould/Toby Airey</text:p>
          </table:table-cell>
          <table:table-cell/>
          <table:table-cell table:style-name="ce2" office:value-type="string">
            <text:p>Nursery</text:p>
          </table:table-cell>
          <table:table-cell table:style-name="ce2" office:value-type="string">
            <text:p>Mary Gould/Toby Airey</text:p>
          </table:table-cell>
          <table:table-cell table:number-columns-repeated="2"/>
          <table:table-cell table:formula="of:=CONCATENATE([.A7] ; &quot;,&quot; ; [.B7] ; &quot;,&quot; ; [.C7] ; &quot;,&quot; ; [.D7] ; &quot;,&quot; ; [.E7] )" office:value-type="string" office:string-value="Landscaper,Assistant + Architect,1 CPS,Nursery,Mary Gould/Toby Airey">
            <text:p>Landscaper,Assistant + Architect,1 CPS,Nursery,Mary Gould/Toby Airey</text:p>
          </table:table-cell>
        </table:table-row>
        <table:table-row table:style-name="ro5">
          <table:table-cell table:style-name="ce2" office:value-type="string">
            <text:p>Deputy</text:p>
          </table:table-cell>
          <table:table-cell table:style-name="ce2" office:value-type="string">
            <text:p>Assistant + Sheriff</text:p>
          </table:table-cell>
          <table:table-cell table:style-name="ce2" office:value-type="string">
            <text:p>1 CPS</text:p>
          </table:table-cell>
          <table:table-cell table:style-name="ce4" table:formula="of:=SUBSTITUTE( [.G8]  ; &quot;,&quot; ; &quot; or &quot;)" office:value-type="string" office:string-value="Sheriff's Office or  Police Station">
            <text:p>Sheriff's Office or  Police Station</text:p>
          </table:table-cell>
          <table:table-cell table:style-name="ce4" table:formula="of:=SUBSTITUTE( [.H8] ; &quot;,&quot; ; &quot; or &quot; )" office:value-type="string" office:string-value="Justine Case or  Justin Case">
            <text:p>Justine Case or <text:s/>Justin Case</text:p>
          </table:table-cell>
          <table:table-cell/>
          <table:table-cell table:style-name="ce2" office:value-type="string">
            <text:p>Sheriff's Office, <text:a xlink:href="http://www.ign.com/wikis/pixel-people/Police_Station">Police Station</text:a></text:p>
          </table:table-cell>
          <table:table-cell table:style-name="ce2" office:value-type="string">
            <text:p>Justine Case, Justin Case</text:p>
          </table:table-cell>
          <table:table-cell table:number-columns-repeated="2"/>
          <table:table-cell table:formula="of:=CONCATENATE([.A8] ; &quot;,&quot; ; [.B8] ; &quot;,&quot; ; [.C8] ; &quot;,&quot; ; [.D8] ; &quot;,&quot; ; [.E8] )" office:value-type="string" office:string-value="Deputy,Assistant + Sheriff,1 CPS,Sheriff's Office or  Police Station,Justine Case or  Justin Case">
            <text:p>Deputy,Assistant + Sheriff,1 CPS,Sheriff's Office or  Police Station,Justine Case or <text:s/>Justin Case</text:p>
          </table:table-cell>
        </table:table-row>
        <table:table-row table:style-name="ro5">
          <table:table-cell table:style-name="ce2" office:value-type="string">
            <text:p>Gardener</text:p>
          </table:table-cell>
          <table:table-cell table:style-name="ce2" office:value-type="string">
            <text:p>Landscaper + Deputy</text:p>
          </table:table-cell>
          <table:table-cell table:style-name="ce2" office:value-type="string">
            <text:p>1 CPS</text:p>
          </table:table-cell>
          <table:table-cell table:style-name="ce4" table:formula="of:=SUBSTITUTE( [.G9]  ; &quot;,&quot; ; &quot; or &quot;)" office:value-type="string" office:string-value="Greenhouse or  Nursery">
            <text:p>Greenhouse or <text:s/>Nursery</text:p>
          </table:table-cell>
          <table:table-cell table:style-name="ce4" table:formula="of:=SUBSTITUTE( [.H9] ; &quot;,&quot; ; &quot; or &quot; )" office:value-type="string" office:string-value="Chris Anthemum or  Rose Bush">
            <text:p>Chris Anthemum or <text:s/>Rose Bush</text:p>
          </table:table-cell>
          <table:table-cell/>
          <table:table-cell table:style-name="ce2" office:value-type="string">
            <text:p>Greenhouse, Nursery</text:p>
          </table:table-cell>
          <table:table-cell table:style-name="ce2" office:value-type="string">
            <text:p>Chris Anthemum, Rose Bush</text:p>
          </table:table-cell>
          <table:table-cell table:number-columns-repeated="2"/>
          <table:table-cell table:formula="of:=CONCATENATE([.A9] ; &quot;,&quot; ; [.B9] ; &quot;,&quot; ; [.C9] ; &quot;,&quot; ; [.D9] ; &quot;,&quot; ; [.E9] )" office:value-type="string" office:string-value="Gardener,Landscaper + Deputy,1 CPS,Greenhouse or  Nursery,Chris Anthemum or  Rose Bush">
            <text:p>Gardener,Landscaper + Deputy,1 CPS,Greenhouse or <text:s/>Nursery,Chris Anthemum or <text:s/>Rose Bush</text:p>
          </table:table-cell>
        </table:table-row>
        <table:table-row table:style-name="ro5">
          <table:table-cell table:style-name="ce2" office:value-type="string">
            <text:p>Mechanical Engineer</text:p>
          </table:table-cell>
          <table:table-cell table:style-name="ce2" office:value-type="string">
            <text:p>Mechanic + Engineer</text:p>
          </table:table-cell>
          <table:table-cell table:style-name="ce2" office:value-type="string">
            <text:p>1 CPS</text:p>
          </table:table-cell>
          <table:table-cell table:style-name="ce4" table:formula="of:=SUBSTITUTE( [.G10]  ; &quot;,&quot; ; &quot; or &quot;)" office:value-type="string" office:string-value="Garage or  Construction Yard">
            <text:p>Garage or <text:s/>Construction Yard</text:p>
          </table:table-cell>
          <table:table-cell table:style-name="ce4" table:formula="of:=SUBSTITUTE( [.H10] ; &quot;,&quot; ; &quot; or &quot; )" office:value-type="string" office:string-value="Anita Gere/Andy Friese">
            <text:p>Anita Gere/Andy Friese</text:p>
          </table:table-cell>
          <table:table-cell/>
          <table:table-cell table:style-name="ce2" office:value-type="string">
            <text:p>Garage, Construction Yard</text:p>
          </table:table-cell>
          <table:table-cell table:style-name="ce2" office:value-type="string">
            <text:p>Anita Gere/Andy Friese</text:p>
          </table:table-cell>
          <table:table-cell table:number-columns-repeated="2"/>
          <table:table-cell table:formula="of:=CONCATENATE([.A10] ; &quot;,&quot; ; [.B10] ; &quot;,&quot; ; [.C10] ; &quot;,&quot; ; [.D10] ; &quot;,&quot; ; [.E10] )" office:value-type="string" office:string-value="Mechanical Engineer,Mechanic + Engineer,1 CPS,Garage or  Construction Yard,Anita Gere/Andy Friese">
            <text:p>Mechanical Engineer,Mechanic + Engineer,1 CPS,Garage or <text:s/>Construction Yard,Anita Gere/Andy Friese</text:p>
          </table:table-cell>
        </table:table-row>
        <table:table-row table:style-name="ro3">
          <table:table-cell table:style-name="ce2" office:value-type="string">
            <text:p>Botanist</text:p>
          </table:table-cell>
          <table:table-cell table:style-name="ce2" office:value-type="string">
            <text:p>Farmer + Farmer</text:p>
          </table:table-cell>
          <table:table-cell table:style-name="ce2" office:value-type="string">
            <text:p>1 CPS</text:p>
          </table:table-cell>
          <table:table-cell table:style-name="ce4" table:formula="of:=SUBSTITUTE( [.G11]  ; &quot;,&quot; ; &quot; or &quot;)" office:value-type="string" office:string-value="Greenhouse">
            <text:p>Greenhouse</text:p>
          </table:table-cell>
          <table:table-cell table:style-name="ce4" table:formula="of:=SUBSTITUTE( [.H11] ; &quot;,&quot; ; &quot; or &quot; )" office:value-type="string" office:string-value="Jasmine Woods">
            <text:p>Jasmine Woods</text:p>
          </table:table-cell>
          <table:table-cell/>
          <table:table-cell table:style-name="ce2" office:value-type="string">
            <text:p>Greenhouse</text:p>
          </table:table-cell>
          <table:table-cell table:style-name="ce2" office:value-type="string">
            <text:p>Jasmine Woods</text:p>
          </table:table-cell>
          <table:table-cell table:number-columns-repeated="2"/>
          <table:table-cell table:formula="of:=CONCATENATE([.A11] ; &quot;,&quot; ; [.B11] ; &quot;,&quot; ; [.C11] ; &quot;,&quot; ; [.D11] ; &quot;,&quot; ; [.E11] )" office:value-type="string" office:string-value="Botanist,Farmer + Farmer,1 CPS,Greenhouse,Jasmine Woods">
            <text:p>Botanist,Farmer + Farmer,1 CPS,Greenhouse,Jasmine Woods</text:p>
          </table:table-cell>
        </table:table-row>
        <table:table-row table:style-name="ro5">
          <table:table-cell table:style-name="ce2" office:value-type="string">
            <text:p>Park Ranger</text:p>
          </table:table-cell>
          <table:table-cell table:style-name="ce2" office:value-type="string">
            <text:p>Sheriff + Landscaper</text:p>
          </table:table-cell>
          <table:table-cell table:style-name="ce2" office:value-type="string">
            <text:p>1 CPS</text:p>
          </table:table-cell>
          <table:table-cell table:style-name="ce4" table:formula="of:=SUBSTITUTE( [.G12]  ; &quot;,&quot; ; &quot; or &quot;)" office:value-type="string" office:string-value="Park">
            <text:p>Park</text:p>
          </table:table-cell>
          <table:table-cell table:style-name="ce4" table:formula="of:=SUBSTITUTE( [.H12] ; &quot;,&quot; ; &quot; or &quot; )" office:value-type="string" office:string-value="Eva Gladys or  Forrest Greening">
            <text:p>Eva Gladys or <text:s/>Forrest Greening</text:p>
          </table:table-cell>
          <table:table-cell/>
          <table:table-cell table:style-name="ce2" office:value-type="string">
            <text:p>Park</text:p>
          </table:table-cell>
          <table:table-cell table:style-name="ce2" office:value-type="string">
            <text:p>Eva Gladys, Forrest Greening</text:p>
          </table:table-cell>
          <table:table-cell table:number-columns-repeated="2"/>
          <table:table-cell table:formula="of:=CONCATENATE([.A12] ; &quot;,&quot; ; [.B12] ; &quot;,&quot; ; [.C12] ; &quot;,&quot; ; [.D12] ; &quot;,&quot; ; [.E12] )" office:value-type="string" office:string-value="Park Ranger,Sheriff + Landscaper,1 CPS,Park,Eva Gladys or  Forrest Greening">
            <text:p>Park Ranger,Sheriff + Landscaper,1 CPS,Park,Eva Gladys or <text:s/>Forrest Greening</text:p>
          </table:table-cell>
        </table:table-row>
        <table:table-row table:style-name="ro5">
          <table:table-cell table:style-name="ce2" office:value-type="string">
            <text:p>Firefighter</text:p>
          </table:table-cell>
          <table:table-cell table:style-name="ce2" office:value-type="string">
            <text:p>Mechanic + Police Officer</text:p>
          </table:table-cell>
          <table:table-cell table:style-name="ce2" office:value-type="string">
            <text:p>1 CPS</text:p>
          </table:table-cell>
          <table:table-cell table:style-name="ce4" table:formula="of:=SUBSTITUTE( [.G13]  ; &quot;,&quot; ; &quot; or &quot;)" office:value-type="string" office:string-value="Fire Station">
            <text:p>Fire Station</text:p>
          </table:table-cell>
          <table:table-cell table:style-name="ce4" table:formula="of:=SUBSTITUTE( [.H13] ; &quot;,&quot; ; &quot; or &quot; )" office:value-type="string" office:string-value="Helen Bach or  Paul Slider">
            <text:p>Helen Bach or <text:s/>Paul Slider</text:p>
          </table:table-cell>
          <table:table-cell/>
          <table:table-cell table:style-name="ce2" office:value-type="string">
            <text:p>Fire Station</text:p>
          </table:table-cell>
          <table:table-cell table:style-name="ce2" office:value-type="string">
            <text:p>Helen Bach, Paul Slider</text:p>
          </table:table-cell>
          <table:table-cell table:number-columns-repeated="2"/>
          <table:table-cell table:formula="of:=CONCATENATE([.A13] ; &quot;,&quot; ; [.B13] ; &quot;,&quot; ; [.C13] ; &quot;,&quot; ; [.D13] ; &quot;,&quot; ; [.E13] )" office:value-type="string" office:string-value="Firefighter,Mechanic + Police Officer,1 CPS,Fire Station,Helen Bach or  Paul Slider">
            <text:p>Firefighter,Mechanic + Police Officer,1 CPS,Fire Station,Helen Bach or <text:s/>Paul Slider</text:p>
          </table:table-cell>
        </table:table-row>
        <table:table-row table:style-name="ro7">
          <table:table-cell table:style-name="ce2" office:value-type="string">
            <text:p>Farmer</text:p>
          </table:table-cell>
          <table:table-cell table:style-name="ce2" office:value-type="string">
            <text:p>Engineer + Gardener</text:p>
          </table:table-cell>
          <table:table-cell table:style-name="ce2" office:value-type="string">
            <text:p>1 CPS</text:p>
          </table:table-cell>
          <table:table-cell table:style-name="ce4" table:formula="of:=SUBSTITUTE( [.G14]  ; &quot;,&quot; ; &quot; or &quot;)" office:value-type="string" office:string-value="Farm or  Greenhouse or  Farmer's Market">
            <text:p>Farm or <text:s/>Greenhouse or <text:s/>Farmer's Market</text:p>
          </table:table-cell>
          <table:table-cell table:style-name="ce4" table:formula="of:=SUBSTITUTE( [.H14] ; &quot;,&quot; ; &quot; or &quot; )" office:value-type="string" office:string-value="Corona Cobb/Brighton Earley">
            <text:p>Corona Cobb/Brighton Earley</text:p>
          </table:table-cell>
          <table:table-cell/>
          <table:table-cell table:style-name="ce2" office:value-type="string">
            <text:p>Farm, Greenhouse, Farmer's Market</text:p>
          </table:table-cell>
          <table:table-cell table:style-name="ce2" office:value-type="string">
            <text:p>Corona Cobb/Brighton Earley</text:p>
          </table:table-cell>
          <table:table-cell table:number-columns-repeated="2"/>
          <table:table-cell table:formula="of:=CONCATENATE([.A14] ; &quot;,&quot; ; [.B14] ; &quot;,&quot; ; [.C14] ; &quot;,&quot; ; [.D14] ; &quot;,&quot; ; [.E14] )" office:value-type="string" office:string-value="Farmer,Engineer + Gardener,1 CPS,Farm or  Greenhouse or  Farmer's Market,Corona Cobb/Brighton Earley">
            <text:p>Farmer,Engineer + Gardener,1 CPS,Farm or <text:s/>Greenhouse or <text:s/>Farmer's Market,Corona Cobb/Brighton Earley</text:p>
          </table:table-cell>
        </table:table-row>
        <table:table-row table:style-name="ro7">
          <table:table-cell table:style-name="ce2" office:value-type="string">
            <text:p>Doctor</text:p>
          </table:table-cell>
          <table:table-cell table:style-name="ce2" office:value-type="string">
            <text:p>Engineer + Nurse</text:p>
          </table:table-cell>
          <table:table-cell table:style-name="ce2" office:value-type="string">
            <text:p>1 CPS</text:p>
          </table:table-cell>
          <table:table-cell table:style-name="ce4" table:formula="of:=SUBSTITUTE( [.G15]  ; &quot;,&quot; ; &quot; or &quot;)" office:value-type="string" office:string-value="Clinic or  Hospital">
            <text:p>Clinic or <text:s/>Hospital</text:p>
          </table:table-cell>
          <table:table-cell table:style-name="ce4" table:formula="of:=SUBSTITUTE( [.H15] ; &quot;,&quot; ; &quot; or &quot; )" office:value-type="string" office:string-value="Sandra Gupta/Gregory Holmes">
            <text:p>Sandra Gupta/Gregory Holmes</text:p>
          </table:table-cell>
          <table:table-cell/>
          <table:table-cell table:style-name="ce2" office:value-type="string">
            <text:p>Clinic, Hospital</text:p>
          </table:table-cell>
          <table:table-cell table:style-name="ce2" office:value-type="string">
            <text:p>Sandra Gupta/Gregory Holmes</text:p>
          </table:table-cell>
          <table:table-cell table:number-columns-repeated="2"/>
          <table:table-cell table:formula="of:=CONCATENATE([.A15] ; &quot;,&quot; ; [.B15] ; &quot;,&quot; ; [.C15] ; &quot;,&quot; ; [.D15] ; &quot;,&quot; ; [.E15] )" office:value-type="string" office:string-value="Doctor,Engineer + Nurse,1 CPS,Clinic or  Hospital,Sandra Gupta/Gregory Holmes">
            <text:p>Doctor,Engineer + Nurse,1 CPS,Clinic or <text:s/>Hospital,Sandra Gupta/Gregory Holmes</text:p>
          </table:table-cell>
        </table:table-row>
        <table:table-row table:style-name="ro5">
          <table:table-cell table:style-name="ce2" office:value-type="string">
            <text:p>Nurse</text:p>
          </table:table-cell>
          <table:table-cell table:style-name="ce2" office:value-type="string">
            <text:p>Homemaker + Gardener</text:p>
          </table:table-cell>
          <table:table-cell table:style-name="ce2" office:value-type="string">
            <text:p>1 CPS</text:p>
          </table:table-cell>
          <table:table-cell table:style-name="ce4" table:formula="of:=SUBSTITUTE( [.G16]  ; &quot;,&quot; ; &quot; or &quot;)" office:value-type="string" office:string-value="Pharmacy or  Clinic or  Hospital">
            <text:p>Pharmacy or <text:s/>Clinic or <text:s/>Hospital</text:p>
          </table:table-cell>
          <table:table-cell table:style-name="ce4" table:formula="of:=SUBSTITUTE( [.H16] ; &quot;,&quot; ; &quot; or &quot; )" office:value-type="string" office:string-value="Leon Downe or  Diana Way">
            <text:p>Leon Downe or <text:s/>Diana Way</text:p>
          </table:table-cell>
          <table:table-cell/>
          <table:table-cell table:style-name="ce2" office:value-type="string">
            <text:p>Pharmacy, Clinic, Hospital</text:p>
          </table:table-cell>
          <table:table-cell table:style-name="ce2" office:value-type="string">
            <text:p>Leon Downe, Diana Way</text:p>
          </table:table-cell>
          <table:table-cell table:number-columns-repeated="2"/>
          <table:table-cell table:formula="of:=CONCATENATE([.A16] ; &quot;,&quot; ; [.B16] ; &quot;,&quot; ; [.C16] ; &quot;,&quot; ; [.D16] ; &quot;,&quot; ; [.E16] )" office:value-type="string" office:string-value="Nurse,Homemaker + Gardener,1 CPS,Pharmacy or  Clinic or  Hospital,Leon Downe or  Diana Way">
            <text:p>Nurse,Homemaker + Gardener,1 CPS,Pharmacy or <text:s/>Clinic or <text:s/>Hospital,Leon Downe or <text:s/>Diana Way</text:p>
          </table:table-cell>
        </table:table-row>
        <table:table-row table:style-name="ro5">
          <table:table-cell table:style-name="ce2" office:value-type="string">
            <text:p>Police Officer</text:p>
          </table:table-cell>
          <table:table-cell table:style-name="ce2" office:value-type="string">
            <text:p>Sheriff + Sheriff</text:p>
          </table:table-cell>
          <table:table-cell table:style-name="ce2" office:value-type="string">
            <text:p>1 CPS</text:p>
          </table:table-cell>
          <table:table-cell table:style-name="ce4" table:formula="of:=SUBSTITUTE( [.G17]  ; &quot;,&quot; ; &quot; or &quot;)" office:value-type="string" office:string-value="Bank or  Courthouse or Police Station">
            <text:p>Bank or <text:s/>Courthouse or Police Station</text:p>
          </table:table-cell>
          <table:table-cell table:style-name="ce4" table:formula="of:=SUBSTITUTE( [.H17] ; &quot;,&quot; ; &quot; or &quot; )" office:value-type="string" office:string-value="Barry Cade/Macy Cannister">
            <text:p>Barry Cade/Macy Cannister</text:p>
          </table:table-cell>
          <table:table-cell/>
          <table:table-cell table:style-name="ce2" office:value-type="string">
            <text:p>Bank, Courthouse,<text:a xlink:href="http://www.ign.com/wikis/pixel-people/Police_Station">Police Station</text:a></text:p>
          </table:table-cell>
          <table:table-cell table:style-name="ce2" office:value-type="string">
            <text:p>Barry Cade/Macy Cannister</text:p>
          </table:table-cell>
          <table:table-cell table:number-columns-repeated="2"/>
          <table:table-cell table:formula="of:=CONCATENATE([.A17] ; &quot;,&quot; ; [.B17] ; &quot;,&quot; ; [.C17] ; &quot;,&quot; ; [.D17] ; &quot;,&quot; ; [.E17] )" office:value-type="string" office:string-value="Police Officer,Sheriff + Sheriff,1 CPS,Bank or  Courthouse or Police Station,Barry Cade/Macy Cannister">
            <text:p>Police Officer,Sheriff + Sheriff,1 CPS,Bank or <text:s/>Courthouse or Police Station,Barry Cade/Macy Cannister</text:p>
          </table:table-cell>
        </table:table-row>
        <table:table-row table:style-name="ro8">
          <table:table-cell table:style-name="ce2" office:value-type="string">
            <text:p>Vet</text:p>
          </table:table-cell>
          <table:table-cell table:style-name="ce2" office:value-type="string">
            <text:p>Park Ranger + Doctor</text:p>
          </table:table-cell>
          <table:table-cell table:style-name="ce2" office:value-type="string">
            <text:p>1 CPS</text:p>
          </table:table-cell>
          <table:table-cell table:style-name="ce4" table:formula="of:=SUBSTITUTE( [.G18]  ; &quot;,&quot; ; &quot; or &quot;)" office:value-type="string" office:string-value="Animal Shelter">
            <text:p>Animal Shelter</text:p>
          </table:table-cell>
          <table:table-cell table:style-name="ce4" table:formula="of:=SUBSTITUTE( [.H18] ; &quot;,&quot; ; &quot; or &quot; )" office:value-type="string" office:string-value="Doug Breeder or  Ruby Schott">
            <text:p>Doug Breeder or <text:s/>Ruby Schott</text:p>
          </table:table-cell>
          <table:table-cell/>
          <table:table-cell table:style-name="ce2" office:value-type="string">
            <text:p>Animal Shelter</text:p>
          </table:table-cell>
          <table:table-cell table:style-name="ce2" office:value-type="string">
            <text:p>Doug Breeder, Ruby Schott</text:p>
          </table:table-cell>
          <table:table-cell table:number-columns-repeated="2"/>
          <table:table-cell table:formula="of:=CONCATENATE([.A18] ; &quot;,&quot; ; [.B18] ; &quot;,&quot; ; [.C18] ; &quot;,&quot; ; [.D18] ; &quot;,&quot; ; [.E18] )" office:value-type="string" office:string-value="Vet,Park Ranger + Doctor,1 CPS,Animal Shelter,Doug Breeder or  Ruby Schott">
            <text:p>Vet,Park Ranger + Doctor,1 CPS,Animal Shelter,Doug Breeder or <text:s/>Ruby Schott</text:p>
          </table:table-cell>
        </table:table-row>
        <table:table-row table:style-name="ro7">
          <table:table-cell table:style-name="ce2" office:value-type="string">
            <text:p>Homemaker</text:p>
          </table:table-cell>
          <table:table-cell table:style-name="ce2" office:value-type="string">
            <text:p>Farmer + Gardener</text:p>
          </table:table-cell>
          <table:table-cell table:style-name="ce2" office:value-type="string">
            <text:p>1 CPS</text:p>
          </table:table-cell>
          <table:table-cell table:style-name="ce4" table:formula="of:=SUBSTITUTE( [.G19]  ; &quot;,&quot; ; &quot; or &quot;)" office:value-type="string" office:string-value="Farm or  Farmer's Market">
            <text:p>Farm or <text:s/>Farmer's Market</text:p>
          </table:table-cell>
          <table:table-cell table:style-name="ce4" table:formula="of:=SUBSTITUTE( [.H19] ; &quot;,&quot; ; &quot; or &quot; )" office:value-type="string" office:string-value="Agatha Stewart/Bradley Dunne">
            <text:p>Agatha Stewart/Bradley Dunne</text:p>
          </table:table-cell>
          <table:table-cell/>
          <table:table-cell table:style-name="ce2" office:value-type="string">
            <text:p>Farm, Farmer's Market</text:p>
          </table:table-cell>
          <table:table-cell table:style-name="ce2" office:value-type="string">
            <text:p>Agatha Stewart/Bradley Dunne</text:p>
          </table:table-cell>
          <table:table-cell table:number-columns-repeated="2"/>
          <table:table-cell table:formula="of:=CONCATENATE([.A19] ; &quot;,&quot; ; [.B19] ; &quot;,&quot; ; [.C19] ; &quot;,&quot; ; [.D19] ; &quot;,&quot; ; [.E19] )" office:value-type="string" office:string-value="Homemaker,Farmer + Gardener,1 CPS,Farm or  Farmer's Market,Agatha Stewart/Bradley Dunne">
            <text:p>Homemaker,Farmer + Gardener,1 CPS,Farm or <text:s/>Farmer's Market,Agatha Stewart/Bradley Dunne</text:p>
          </table:table-cell>
        </table:table-row>
        <table:table-row table:style-name="ro9">
          <table:table-cell table:style-name="ce2" office:value-type="string">
            <text:p>Zoologist</text:p>
          </table:table-cell>
          <table:table-cell table:style-name="ce2" office:value-type="string">
            <text:p>Botanist + Vet</text:p>
          </table:table-cell>
          <table:table-cell table:style-name="ce2" office:value-type="string">
            <text:p>1 CPS</text:p>
          </table:table-cell>
          <table:table-cell table:style-name="ce4" table:formula="of:=SUBSTITUTE( [.G20]  ; &quot;,&quot; ; &quot; or &quot;)" office:value-type="string" office:string-value="Research Lab or  Animal Shelter or  Aquarium">
            <text:p>Research Lab or <text:s/>Animal Shelter or <text:s/>Aquarium</text:p>
          </table:table-cell>
          <table:table-cell table:style-name="ce4" table:formula="of:=SUBSTITUTE( [.H20] ; &quot;,&quot; ; &quot; or &quot; )" office:value-type="string" office:string-value="Reena Soros">
            <text:p>Reena Soros</text:p>
          </table:table-cell>
          <table:table-cell/>
          <table:table-cell table:style-name="ce2" office:value-type="string">
            <text:p>Research Lab, Animal Shelter, Aquarium</text:p>
          </table:table-cell>
          <table:table-cell table:style-name="ce2" office:value-type="string">
            <text:p>Reena Soros</text:p>
          </table:table-cell>
          <table:table-cell table:number-columns-repeated="2"/>
          <table:table-cell table:formula="of:=CONCATENATE([.A20] ; &quot;,&quot; ; [.B20] ; &quot;,&quot; ; [.C20] ; &quot;,&quot; ; [.D20] ; &quot;,&quot; ; [.E20] )" office:value-type="string" office:string-value="Zoologist,Botanist + Vet,1 CPS,Research Lab or  Animal Shelter or  Aquarium,Reena Soros">
            <text:p>Zoologist,Botanist + Vet,1 CPS,Research Lab or <text:s/>Animal Shelter or <text:s/>Aquarium,Reena Soros</text:p>
          </table:table-cell>
        </table:table-row>
        <table:table-row table:style-name="ro5">
          <table:table-cell table:style-name="ce2" office:value-type="string">
            <text:p>Plumber</text:p>
          </table:table-cell>
          <table:table-cell table:style-name="ce2" office:value-type="string">
            <text:p>Engineer + Assistant</text:p>
          </table:table-cell>
          <table:table-cell table:style-name="ce2" office:value-type="string">
            <text:p>1 CPS</text:p>
          </table:table-cell>
          <table:table-cell table:style-name="ce4" table:formula="of:=SUBSTITUTE( [.G21]  ; &quot;,&quot; ; &quot; or &quot;)" office:value-type="string" office:string-value="City Square">
            <text:p>City Square</text:p>
          </table:table-cell>
          <table:table-cell table:style-name="ce4" table:formula="of:=SUBSTITUTE( [.H21] ; &quot;,&quot; ; &quot; or &quot; )" office:value-type="string" office:string-value="Peter Piper/Mary Piper">
            <text:p>Peter Piper/Mary Piper</text:p>
          </table:table-cell>
          <table:table-cell/>
          <table:table-cell table:style-name="ce2" office:value-type="string">
            <text:p>City Square</text:p>
          </table:table-cell>
          <table:table-cell table:style-name="ce2" office:value-type="string">
            <text:p>Peter Piper/Mary Piper</text:p>
          </table:table-cell>
          <table:table-cell table:number-columns-repeated="2"/>
          <table:table-cell table:formula="of:=CONCATENATE([.A21] ; &quot;,&quot; ; [.B21] ; &quot;,&quot; ; [.C21] ; &quot;,&quot; ; [.D21] ; &quot;,&quot; ; [.E21] )" office:value-type="string" office:string-value="Plumber,Engineer + Assistant,1 CPS,City Square,Peter Piper/Mary Piper">
            <text:p>Plumber,Engineer + Assistant,1 CPS,City Square,Peter Piper/Mary Piper</text:p>
          </table:table-cell>
        </table:table-row>
        <table:table-row table:style-name="ro9">
          <table:table-cell table:style-name="ce2" office:value-type="string">
            <text:p>Fishmonger</text:p>
          </table:table-cell>
          <table:table-cell table:style-name="ce2" office:value-type="string">
            <text:p>Farmer + Plumber</text:p>
          </table:table-cell>
          <table:table-cell table:style-name="ce2" office:value-type="string">
            <text:p>1 CPS</text:p>
          </table:table-cell>
          <table:table-cell table:style-name="ce4" table:formula="of:=SUBSTITUTE( [.G22]  ; &quot;,&quot; ; &quot; or &quot;)" office:value-type="string" office:string-value="Lakehouse or  Farmer's Market">
            <text:p>Lakehouse or <text:s/>Farmer's Market</text:p>
          </table:table-cell>
          <table:table-cell table:style-name="ce4" table:formula="of:=SUBSTITUTE( [.H22] ; &quot;,&quot; ; &quot; or &quot; )" office:value-type="string" office:string-value="Brooke Waters">
            <text:p>Brooke Waters</text:p>
          </table:table-cell>
          <table:table-cell/>
          <table:table-cell table:style-name="ce2" office:value-type="string">
            <text:p>Lakehouse, Farmer's Market</text:p>
          </table:table-cell>
          <table:table-cell table:style-name="ce2" office:value-type="string">
            <text:p>Brooke Waters</text:p>
          </table:table-cell>
          <table:table-cell table:number-columns-repeated="2"/>
          <table:table-cell table:formula="of:=CONCATENATE([.A22] ; &quot;,&quot; ; [.B22] ; &quot;,&quot; ; [.C22] ; &quot;,&quot; ; [.D22] ; &quot;,&quot; ; [.E22] )" office:value-type="string" office:string-value="Fishmonger,Farmer + Plumber,1 CPS,Lakehouse or  Farmer's Market,Brooke Waters">
            <text:p>Fishmonger,Farmer + Plumber,1 CPS,Lakehouse or <text:s/>Farmer's Market,Brooke Waters</text:p>
          </table:table-cell>
        </table:table-row>
        <table:table-row table:style-name="ro5">
          <table:table-cell table:style-name="ce2" office:value-type="string">
            <text:p>Animal Trainer</text:p>
          </table:table-cell>
          <table:table-cell table:style-name="ce2" office:value-type="string">
            <text:p>Sheriff + Vet</text:p>
          </table:table-cell>
          <table:table-cell table:style-name="ce2" office:value-type="string">
            <text:p>1 CPS</text:p>
          </table:table-cell>
          <table:table-cell table:style-name="ce4" table:formula="of:=SUBSTITUTE( [.G23]  ; &quot;,&quot; ; &quot; or &quot;)" office:value-type="string" office:string-value="Animal Shelter">
            <text:p>Animal Shelter</text:p>
          </table:table-cell>
          <table:table-cell table:style-name="ce4" table:formula="of:=SUBSTITUTE( [.H23] ; &quot;,&quot; ; &quot; or &quot; )" office:value-type="string" office:string-value="Tom Katz/Kitty Katz">
            <text:p>Tom Katz/Kitty Katz</text:p>
          </table:table-cell>
          <table:table-cell/>
          <table:table-cell table:style-name="ce2" office:value-type="string">
            <text:p>Animal Shelter</text:p>
          </table:table-cell>
          <table:table-cell table:style-name="ce2" office:value-type="string">
            <text:p>Tom Katz/Kitty Katz</text:p>
          </table:table-cell>
          <table:table-cell table:number-columns-repeated="2"/>
          <table:table-cell table:formula="of:=CONCATENATE([.A23] ; &quot;,&quot; ; [.B23] ; &quot;,&quot; ; [.C23] ; &quot;,&quot; ; [.D23] ; &quot;,&quot; ; [.E23] )" office:value-type="string" office:string-value="Animal Trainer,Sheriff + Vet,1 CPS,Animal Shelter,Tom Katz/Kitty Katz">
            <text:p>Animal Trainer,Sheriff + Vet,1 CPS,Animal Shelter,Tom Katz/Kitty Katz</text:p>
          </table:table-cell>
        </table:table-row>
        <table:table-row table:style-name="ro8">
          <table:table-cell table:style-name="ce2" office:value-type="string">
            <text:p>Milkmonger</text:p>
          </table:table-cell>
          <table:table-cell table:style-name="ce2" office:value-type="string">
            <text:p>Farmer + Animal Trainer</text:p>
          </table:table-cell>
          <table:table-cell table:style-name="ce2" office:value-type="string">
            <text:p>1 CPS</text:p>
          </table:table-cell>
          <table:table-cell table:style-name="ce4" table:formula="of:=SUBSTITUTE( [.G24]  ; &quot;,&quot; ; &quot; or &quot;)" office:value-type="string" office:string-value="Farmer's Market">
            <text:p>Farmer's Market</text:p>
          </table:table-cell>
          <table:table-cell table:style-name="ce4" table:formula="of:=SUBSTITUTE( [.H24] ; &quot;,&quot; ; &quot; or &quot; )" office:value-type="string" office:string-value="Leia Pasteur or  Moose Moore">
            <text:p>Leia Pasteur or <text:s/>Moose Moore</text:p>
          </table:table-cell>
          <table:table-cell/>
          <table:table-cell table:style-name="ce2" office:value-type="string">
            <text:p>Farmer's Market</text:p>
          </table:table-cell>
          <table:table-cell table:style-name="ce2" office:value-type="string">
            <text:p>Leia Pasteur, Moose Moore</text:p>
          </table:table-cell>
          <table:table-cell table:number-columns-repeated="2"/>
          <table:table-cell table:formula="of:=CONCATENATE([.A24] ; &quot;,&quot; ; [.B24] ; &quot;,&quot; ; [.C24] ; &quot;,&quot; ; [.D24] ; &quot;,&quot; ; [.E24] )" office:value-type="string" office:string-value="Milkmonger,Farmer + Animal Trainer,1 CPS,Farmer's Market,Leia Pasteur or  Moose Moore">
            <text:p>Milkmonger,Farmer + Animal Trainer,1 CPS,Farmer's Market,Leia Pasteur or <text:s/>Moose Moore</text:p>
          </table:table-cell>
        </table:table-row>
        <table:table-row table:style-name="ro3">
          <table:table-cell table:style-name="ce2" office:value-type="string">
            <text:p>Artist</text:p>
          </table:table-cell>
          <table:table-cell table:style-name="ce2" office:value-type="string">
            <text:p>Architect + Dreamer</text:p>
          </table:table-cell>
          <table:table-cell table:style-name="ce2" office:value-type="string">
            <text:p>1 CPS</text:p>
          </table:table-cell>
          <table:table-cell table:style-name="ce4" table:formula="of:=SUBSTITUTE( [.G25]  ; &quot;,&quot; ; &quot; or &quot;)" office:value-type="string" office:string-value="Arcade or  Gallery">
            <text:p>Arcade or <text:s/>Gallery</text:p>
          </table:table-cell>
          <table:table-cell table:style-name="ce4" table:formula="of:=SUBSTITUTE( [.H25] ; &quot;,&quot; ; &quot; or &quot; )" office:value-type="string" office:string-value="Wendy Warhall">
            <text:p>Wendy Warhall</text:p>
          </table:table-cell>
          <table:table-cell/>
          <table:table-cell table:style-name="ce2" office:value-type="string">
            <text:p>Arcade, Gallery</text:p>
          </table:table-cell>
          <table:table-cell table:style-name="ce2" office:value-type="string">
            <text:p>Wendy Warhall</text:p>
          </table:table-cell>
          <table:table-cell table:number-columns-repeated="2"/>
          <table:table-cell table:formula="of:=CONCATENATE([.A25] ; &quot;,&quot; ; [.B25] ; &quot;,&quot; ; [.C25] ; &quot;,&quot; ; [.D25] ; &quot;,&quot; ; [.E25] )" office:value-type="string" office:string-value="Artist,Architect + Dreamer,1 CPS,Arcade or  Gallery,Wendy Warhall">
            <text:p>Artist,Architect + Dreamer,1 CPS,Arcade or <text:s/>Gallery,Wendy Warhall</text:p>
          </table:table-cell>
        </table:table-row>
        <table:table-row table:style-name="ro9">
          <table:table-cell table:style-name="ce2" office:value-type="string">
            <text:p>Photographer</text:p>
          </table:table-cell>
          <table:table-cell table:style-name="ce2" office:value-type="string">
            <text:p>Mechanic + Artist</text:p>
          </table:table-cell>
          <table:table-cell table:style-name="ce2" office:value-type="string">
            <text:p>1 CPS</text:p>
          </table:table-cell>
          <table:table-cell table:style-name="ce4" table:formula="of:=SUBSTITUTE( [.G26]  ; &quot;,&quot; ; &quot; or &quot;)" office:value-type="string" office:string-value="Photo Shop or  Gallery or  Weddings R Us">
            <text:p>Photo Shop or <text:s/>Gallery or <text:s/>Weddings R Us</text:p>
          </table:table-cell>
          <table:table-cell table:style-name="ce4" table:formula="of:=SUBSTITUTE( [.H26] ; &quot;,&quot; ; &quot; or &quot; )" office:value-type="string" office:string-value="Winsta Graham">
            <text:p>Winsta Graham</text:p>
          </table:table-cell>
          <table:table-cell/>
          <table:table-cell table:style-name="ce2" office:value-type="string">
            <text:p>Photo Shop, Gallery, Weddings R Us</text:p>
          </table:table-cell>
          <table:table-cell table:style-name="ce2" office:value-type="string">
            <text:p>Winsta Graham</text:p>
          </table:table-cell>
          <table:table-cell table:number-columns-repeated="2"/>
          <table:table-cell table:formula="of:=CONCATENATE([.A26] ; &quot;,&quot; ; [.B26] ; &quot;,&quot; ; [.C26] ; &quot;,&quot; ; [.D26] ; &quot;,&quot; ; [.E26] )" office:value-type="string" office:string-value="Photographer,Mechanic + Artist,1 CPS,Photo Shop or  Gallery or  Weddings R Us,Winsta Graham">
            <text:p>Photographer,Mechanic + Artist,1 CPS,Photo Shop or <text:s/>Gallery or <text:s/>Weddings R Us,Winsta Graham</text:p>
          </table:table-cell>
        </table:table-row>
        <table:table-row table:style-name="ro10">
          <table:table-cell table:style-name="ce2" office:value-type="string">
            <text:p>Dentist</text:p>
          </table:table-cell>
          <table:table-cell table:style-name="ce2" office:value-type="string">
            <text:p>Doctor + Artist</text:p>
          </table:table-cell>
          <table:table-cell table:style-name="ce2" office:value-type="string">
            <text:p>1 CPS</text:p>
          </table:table-cell>
          <table:table-cell table:style-name="ce4" table:formula="of:=SUBSTITUTE( [.G27]  ; &quot;,&quot; ; &quot; or &quot;)" office:value-type="string" office:string-value="Dentist's Office">
            <text:p>Dentist's Office</text:p>
          </table:table-cell>
          <table:table-cell table:style-name="ce4" table:formula="of:=SUBSTITUTE( [.H27] ; &quot;,&quot; ; &quot; or &quot; )" office:value-type="string" office:string-value="Sirius D'Kaye or  Ginger Whitehouse">
            <text:p>Sirius D'Kaye or <text:s/>Ginger Whitehouse</text:p>
          </table:table-cell>
          <table:table-cell/>
          <table:table-cell table:style-name="ce2" office:value-type="string">
            <text:p>Dentist's Office</text:p>
          </table:table-cell>
          <table:table-cell table:style-name="ce2" office:value-type="string">
            <text:p>Sirius D'Kaye, Ginger Whitehouse</text:p>
          </table:table-cell>
          <table:table-cell table:number-columns-repeated="2"/>
          <table:table-cell table:formula="of:=CONCATENATE([.A27] ; &quot;,&quot; ; [.B27] ; &quot;,&quot; ; [.C27] ; &quot;,&quot; ; [.D27] ; &quot;,&quot; ; [.E27] )" office:value-type="string" office:string-value="Dentist,Doctor + Artist,1 CPS,Dentist's Office,Sirius D'Kaye or  Ginger Whitehouse">
            <text:p>Dentist,Doctor + Artist,1 CPS,Dentist's Office,Sirius D'Kaye or <text:s/>Ginger Whitehouse</text:p>
          </table:table-cell>
        </table:table-row>
        <table:table-row table:style-name="ro5">
          <table:table-cell table:style-name="ce2" office:value-type="string">
            <text:p>Radiologist</text:p>
          </table:table-cell>
          <table:table-cell table:style-name="ce2" office:value-type="string">
            <text:p>Doctor + Photographer</text:p>
          </table:table-cell>
          <table:table-cell table:style-name="ce2" office:value-type="string">
            <text:p>1 CPS</text:p>
          </table:table-cell>
          <table:table-cell table:style-name="ce4" table:formula="of:=SUBSTITUTE( [.G28]  ; &quot;,&quot; ; &quot; or &quot;)" office:value-type="string" office:string-value="Hospital or  Dentist's Office">
            <text:p>Hospital or <text:s/>Dentist's Office</text:p>
          </table:table-cell>
          <table:table-cell table:style-name="ce4" table:formula="of:=SUBSTITUTE( [.H28] ; &quot;,&quot; ; &quot; or &quot; )" office:value-type="string" office:string-value="Claire Beams or  Xavier Ray">
            <text:p>Claire Beams or <text:s/>Xavier Ray</text:p>
          </table:table-cell>
          <table:table-cell/>
          <table:table-cell table:style-name="ce2" office:value-type="string">
            <text:p>Hospital, Dentist's Office</text:p>
          </table:table-cell>
          <table:table-cell table:style-name="ce2" office:value-type="string">
            <text:p>Claire Beams, Xavier Ray</text:p>
          </table:table-cell>
          <table:table-cell table:number-columns-repeated="2"/>
          <table:table-cell table:formula="of:=CONCATENATE([.A28] ; &quot;,&quot; ; [.B28] ; &quot;,&quot; ; [.C28] ; &quot;,&quot; ; [.D28] ; &quot;,&quot; ; [.E28] )" office:value-type="string" office:string-value="Radiologist,Doctor + Photographer,1 CPS,Hospital or  Dentist's Office,Claire Beams or  Xavier Ray">
            <text:p>Radiologist,Doctor + Photographer,1 CPS,Hospital or <text:s/>Dentist's Office,Claire Beams or <text:s/>Xavier Ray</text:p>
          </table:table-cell>
        </table:table-row>
        <table:table-row table:style-name="ro3">
          <table:table-cell table:style-name="ce2" office:value-type="string">
            <text:p>Cook</text:p>
          </table:table-cell>
          <table:table-cell table:style-name="ce2" office:value-type="string">
            <text:p>Homemaker + Fishmonger</text:p>
          </table:table-cell>
          <table:table-cell table:style-name="ce2" office:value-type="string">
            <text:p>1 CPS</text:p>
          </table:table-cell>
          <table:table-cell table:style-name="ce4" table:formula="of:=SUBSTITUTE( [.G29]  ; &quot;,&quot; ; &quot; or &quot;)" office:value-type="string" office:string-value="Diner or  Fast Food">
            <text:p>Diner or <text:s/>Fast Food</text:p>
          </table:table-cell>
          <table:table-cell table:style-name="ce4" table:formula="of:=SUBSTITUTE( [.H29] ; &quot;,&quot; ; &quot; or &quot; )" office:value-type="string" office:string-value="Francesca Furter">
            <text:p>Francesca Furter</text:p>
          </table:table-cell>
          <table:table-cell/>
          <table:table-cell table:style-name="ce2" office:value-type="string">
            <text:p>Diner, Fast Food</text:p>
          </table:table-cell>
          <table:table-cell table:style-name="ce2" office:value-type="string">
            <text:p>Francesca Furter</text:p>
          </table:table-cell>
          <table:table-cell table:number-columns-repeated="2"/>
          <table:table-cell table:formula="of:=CONCATENATE([.A29] ; &quot;,&quot; ; [.B29] ; &quot;,&quot; ; [.C29] ; &quot;,&quot; ; [.D29] ; &quot;,&quot; ; [.E29] )" office:value-type="string" office:string-value="Cook,Homemaker + Fishmonger,1 CPS,Diner or  Fast Food,Francesca Furter">
            <text:p>Cook,Homemaker + Fishmonger,1 CPS,Diner or <text:s/>Fast Food,Francesca Furter</text:p>
          </table:table-cell>
        </table:table-row>
        <table:table-row table:style-name="ro4">
          <table:table-cell table:style-name="ce2" office:value-type="string">
            <text:p>Chef</text:p>
          </table:table-cell>
          <table:table-cell table:style-name="ce2" office:value-type="string">
            <text:p>Artist + Cook</text:p>
          </table:table-cell>
          <table:table-cell table:style-name="ce2" office:value-type="string">
            <text:p>1 CPS</text:p>
          </table:table-cell>
          <table:table-cell table:style-name="ce4" table:formula="of:=SUBSTITUTE( [.G30]  ; &quot;,&quot; ; &quot; or &quot;)" office:value-type="string" office:string-value="Restaurant">
            <text:p>Restaurant</text:p>
          </table:table-cell>
          <table:table-cell table:style-name="ce4" table:formula="of:=SUBSTITUTE( [.H30] ; &quot;,&quot; ; &quot; or &quot; )" office:value-type="string" office:string-value="Alla Denta">
            <text:p>Alla Denta</text:p>
          </table:table-cell>
          <table:table-cell/>
          <table:table-cell table:style-name="ce2" office:value-type="string">
            <text:p>Restaurant</text:p>
          </table:table-cell>
          <table:table-cell table:style-name="ce2" office:value-type="string">
            <text:p>Alla Denta</text:p>
          </table:table-cell>
          <table:table-cell table:number-columns-repeated="2"/>
          <table:table-cell table:formula="of:=CONCATENATE([.A30] ; &quot;,&quot; ; [.B30] ; &quot;,&quot; ; [.C30] ; &quot;,&quot; ; [.D30] ; &quot;,&quot; ; [.E30] )" office:value-type="string" office:string-value="Chef,Artist + Cook,1 CPS,Restaurant,Alla Denta">
            <text:p>Chef,Artist + Cook,1 CPS,Restaurant,Alla Denta</text:p>
          </table:table-cell>
        </table:table-row>
        <table:table-row table:style-name="ro5">
          <table:table-cell table:style-name="ce2" office:value-type="string">
            <text:p>Zookeeper</text:p>
          </table:table-cell>
          <table:table-cell table:style-name="ce2" office:value-type="string">
            <text:p>Animal Trainer + Park Ranger</text:p>
          </table:table-cell>
          <table:table-cell table:style-name="ce2" office:value-type="string">
            <text:p>1 CPS</text:p>
          </table:table-cell>
          <table:table-cell table:style-name="ce4" table:formula="of:=SUBSTITUTE( [.G31]  ; &quot;,&quot; ; &quot; or &quot;)" office:value-type="string" office:string-value="Park">
            <text:p>Park</text:p>
          </table:table-cell>
          <table:table-cell table:style-name="ce4" table:formula="of:=SUBSTITUTE( [.H31] ; &quot;,&quot; ; &quot; or &quot; )" office:value-type="string" office:string-value="Anna Konda or  Ali Geiter">
            <text:p>Anna Konda or <text:s/>Ali Geiter</text:p>
          </table:table-cell>
          <table:table-cell/>
          <table:table-cell table:style-name="ce2" office:value-type="string">
            <text:p>Park</text:p>
          </table:table-cell>
          <table:table-cell table:style-name="ce2" office:value-type="string">
            <text:p>Anna Konda, Ali Geiter</text:p>
          </table:table-cell>
          <table:table-cell table:number-columns-repeated="2"/>
          <table:table-cell table:formula="of:=CONCATENATE([.A31] ; &quot;,&quot; ; [.B31] ; &quot;,&quot; ; [.C31] ; &quot;,&quot; ; [.D31] ; &quot;,&quot; ; [.E31] )" office:value-type="string" office:string-value="Zookeeper,Animal Trainer + Park Ranger,1 CPS,Park,Anna Konda or  Ali Geiter">
            <text:p>Zookeeper,Animal Trainer + Park Ranger,1 CPS,Park,Anna Konda or <text:s/>Ali Geiter</text:p>
          </table:table-cell>
        </table:table-row>
        <table:table-row table:style-name="ro8">
          <table:table-cell table:style-name="ce2" office:value-type="string">
            <text:p>Construction Worker</text:p>
          </table:table-cell>
          <table:table-cell table:style-name="ce2" office:value-type="string">
            <text:p>Mechanical Engineer + Deputy</text:p>
          </table:table-cell>
          <table:table-cell table:style-name="ce2" office:value-type="string">
            <text:p>1 CPS</text:p>
          </table:table-cell>
          <table:table-cell table:style-name="ce4" table:formula="of:=SUBSTITUTE( [.G32]  ; &quot;,&quot; ; &quot; or &quot;)" office:value-type="string" office:string-value="Construction Yard">
            <text:p>Construction Yard</text:p>
          </table:table-cell>
          <table:table-cell table:style-name="ce4" table:formula="of:=SUBSTITUTE( [.H32] ; &quot;,&quot; ; &quot; or &quot; )" office:value-type="string" office:string-value="Jacqueline Hammer or  Jack Hummer">
            <text:p>Jacqueline Hammer or <text:s/>Jack Hummer</text:p>
          </table:table-cell>
          <table:table-cell/>
          <table:table-cell table:style-name="ce2" office:value-type="string">
            <text:p>Construction Yard</text:p>
          </table:table-cell>
          <table:table-cell table:style-name="ce2" office:value-type="string">
            <text:p>Jacqueline Hammer, Jack Hummer</text:p>
          </table:table-cell>
          <table:table-cell table:number-columns-repeated="2"/>
          <table:table-cell table:formula="of:=CONCATENATE([.A32] ; &quot;,&quot; ; [.B32] ; &quot;,&quot; ; [.C32] ; &quot;,&quot; ; [.D32] ; &quot;,&quot; ; [.E32] )" office:value-type="string" office:string-value="Construction Worker,Mechanical Engineer + Deputy,1 CPS,Construction Yard,Jacqueline Hammer or  Jack Hummer">
            <text:p>Construction Worker,Mechanical Engineer + Deputy,1 CPS,Construction Yard,Jacqueline Hammer or <text:s/>Jack Hummer</text:p>
          </table:table-cell>
        </table:table-row>
        <table:table-row table:style-name="ro8">
          <table:table-cell table:style-name="ce2" office:value-type="string">
            <text:p>Car Designer</text:p>
          </table:table-cell>
          <table:table-cell table:style-name="ce2" office:value-type="string">
            <text:p>Mechanical Engineer + Artist</text:p>
          </table:table-cell>
          <table:table-cell table:style-name="ce2" office:value-type="string">
            <text:p>1 CPS</text:p>
          </table:table-cell>
          <table:table-cell table:style-name="ce4" table:formula="of:=SUBSTITUTE( [.G33]  ; &quot;,&quot; ; &quot; or &quot;)" office:value-type="string" office:string-value="Garage">
            <text:p>Garage</text:p>
          </table:table-cell>
          <table:table-cell table:style-name="ce4" table:formula="of:=SUBSTITUTE( [.H33] ; &quot;,&quot; ; &quot; or &quot; )" office:value-type="string" office:string-value="Alfred Romero or  Astrid Martin">
            <text:p>Alfred Romero or <text:s/>Astrid Martin</text:p>
          </table:table-cell>
          <table:table-cell/>
          <table:table-cell table:style-name="ce2" office:value-type="string">
            <text:p>Garage</text:p>
          </table:table-cell>
          <table:table-cell table:style-name="ce2" office:value-type="string">
            <text:p>Alfred Romero, Astrid Martin</text:p>
          </table:table-cell>
          <table:table-cell table:number-columns-repeated="2"/>
          <table:table-cell table:formula="of:=CONCATENATE([.A33] ; &quot;,&quot; ; [.B33] ; &quot;,&quot; ; [.C33] ; &quot;,&quot; ; [.D33] ; &quot;,&quot; ; [.E33] )" office:value-type="string" office:string-value="Car Designer,Mechanical Engineer + Artist,1 CPS,Garage,Alfred Romero or  Astrid Martin">
            <text:p>Car Designer,Mechanical Engineer + Artist,1 CPS,Garage,Alfred Romero or <text:s/>Astrid Martin</text:p>
          </table:table-cell>
        </table:table-row>
        <table:table-row table:style-name="ro5">
          <table:table-cell table:style-name="ce2" office:value-type="string">
            <text:p>Athlete</text:p>
          </table:table-cell>
          <table:table-cell table:style-name="ce2" office:value-type="string">
            <text:p>Construction Worker + Farmer</text:p>
          </table:table-cell>
          <table:table-cell table:style-name="ce2" office:value-type="string">
            <text:p>1 CPS</text:p>
          </table:table-cell>
          <table:table-cell table:style-name="ce4" table:formula="of:=SUBSTITUTE( [.G34]  ; &quot;,&quot; ; &quot; or &quot;)" office:value-type="string" office:string-value="Stadium">
            <text:p>Stadium</text:p>
          </table:table-cell>
          <table:table-cell table:style-name="ce4" table:formula="of:=SUBSTITUTE( [.H34] ; &quot;,&quot; ; &quot; or &quot; )" office:value-type="string" office:string-value="Stanley Cupp">
            <text:p>Stanley Cupp</text:p>
          </table:table-cell>
          <table:table-cell/>
          <table:table-cell table:style-name="ce2" office:value-type="string">
            <text:p>Stadium</text:p>
          </table:table-cell>
          <table:table-cell table:style-name="ce2" office:value-type="string">
            <text:p>Stanley Cupp</text:p>
          </table:table-cell>
          <table:table-cell table:number-columns-repeated="2"/>
          <table:table-cell table:formula="of:=CONCATENATE([.A34] ; &quot;,&quot; ; [.B34] ; &quot;,&quot; ; [.C34] ; &quot;,&quot; ; [.D34] ; &quot;,&quot; ; [.E34] )" office:value-type="string" office:string-value="Athlete,Construction Worker + Farmer,1 CPS,Stadium,Stanley Cupp">
            <text:p>Athlete,Construction Worker + Farmer,1 CPS,Stadium,Stanley Cupp</text:p>
          </table:table-cell>
        </table:table-row>
        <table:table-row table:style-name="ro9">
          <table:table-cell table:style-name="ce2" office:value-type="string">
            <text:p>Greengrocer</text:p>
          </table:table-cell>
          <table:table-cell table:style-name="ce2" office:value-type="string">
            <text:p>Farmer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35]  ; &quot;,&quot; ; &quot; or &quot;)" office:value-type="string" office:string-value="Ninja HQ or  Farmer's Market">
            <text:p>Ninja HQ or <text:s/>Farmer's Market</text:p>
          </table:table-cell>
          <table:table-cell table:style-name="ce4" table:formula="of:=SUBSTITUTE( [.H35] ; &quot;,&quot; ; &quot; or &quot; )" office:value-type="string" office:string-value="Hazel Nutt">
            <text:p>Hazel Nutt</text:p>
          </table:table-cell>
          <table:table-cell/>
          <table:table-cell table:style-name="ce2" office:value-type="string">
            <text:p>Ninja HQ, Farmer's Market</text:p>
          </table:table-cell>
          <table:table-cell table:style-name="ce2" office:value-type="string">
            <text:p>Hazel Nutt</text:p>
          </table:table-cell>
          <table:table-cell table:number-columns-repeated="2"/>
          <table:table-cell table:formula="of:=CONCATENATE([.A35] ; &quot;,&quot; ; [.B35] ; &quot;,&quot; ; [.C35] ; &quot;,&quot; ; [.D35] ; &quot;,&quot; ; [.E35] )" office:value-type="string" office:string-value="Greengrocer,Farmer + Salesman,1 CPS,Ninja HQ or  Farmer's Market,Hazel Nutt">
            <text:p>Greengrocer,Farmer + Salesman,1 CPS,Ninja HQ or <text:s/>Farmer's Market,Hazel Nutt</text:p>
          </table:table-cell>
        </table:table-row>
        <table:table-row table:style-name="ro5">
          <table:table-cell table:style-name="ce2" office:value-type="string">
            <text:p>Interior Designer</text:p>
          </table:table-cell>
          <table:table-cell table:style-name="ce2" office:value-type="string">
            <text:p>Architect + Artist</text:p>
          </table:table-cell>
          <table:table-cell table:style-name="ce2" office:value-type="string">
            <text:p>1 CPS</text:p>
          </table:table-cell>
          <table:table-cell table:style-name="ce4" table:formula="of:=SUBSTITUTE( [.G36]  ; &quot;,&quot; ; &quot; or &quot;)" office:value-type="string" office:string-value="Gallery">
            <text:p>Gallery</text:p>
          </table:table-cell>
          <table:table-cell table:style-name="ce4" table:formula="of:=SUBSTITUTE( [.H36] ; &quot;,&quot; ; &quot; or &quot; )" office:value-type="string" office:string-value="Ike Iyer or  Shanda Lear">
            <text:p>Ike Iyer or <text:s/>Shanda Lear</text:p>
          </table:table-cell>
          <table:table-cell/>
          <table:table-cell table:style-name="ce2" office:value-type="string">
            <text:p>Gallery</text:p>
          </table:table-cell>
          <table:table-cell table:style-name="ce2" office:value-type="string">
            <text:p>Ike Iyer, Shanda Lear</text:p>
          </table:table-cell>
          <table:table-cell table:number-columns-repeated="2"/>
          <table:table-cell table:formula="of:=CONCATENATE([.A36] ; &quot;,&quot; ; [.B36] ; &quot;,&quot; ; [.C36] ; &quot;,&quot; ; [.D36] ; &quot;,&quot; ; [.E36] )" office:value-type="string" office:string-value="Interior Designer,Architect + Artist,1 CPS,Gallery,Ike Iyer or  Shanda Lear">
            <text:p>Interior Designer,Architect + Artist,1 CPS,Gallery,Ike Iyer or <text:s/>Shanda Lear</text:p>
          </table:table-cell>
        </table:table-row>
        <table:table-row table:style-name="ro8">
          <table:table-cell table:style-name="ce2" office:value-type="string">
            <text:p>Olympic Swimmer</text:p>
          </table:table-cell>
          <table:table-cell table:style-name="ce2" office:value-type="string">
            <text:p>Athlete + Fishmonger</text:p>
          </table:table-cell>
          <table:table-cell table:style-name="ce2" office:value-type="string">
            <text:p>1 CPS</text:p>
          </table:table-cell>
          <table:table-cell table:style-name="ce4" table:formula="of:=SUBSTITUTE( [.G37]  ; &quot;,&quot; ; &quot; or &quot;)" office:value-type="string" office:string-value="Swimming Pool">
            <text:p>Swimming Pool</text:p>
          </table:table-cell>
          <table:table-cell table:style-name="ce4" table:formula="of:=SUBSTITUTE( [.H37] ; &quot;,&quot; ; &quot; or &quot; )" office:value-type="string" office:string-value="Brian Thorpe/Michellephelps">
            <text:p>Brian Thorpe/Michellephelps</text:p>
          </table:table-cell>
          <table:table-cell/>
          <table:table-cell table:style-name="ce2" office:value-type="string">
            <text:p>Swimming Pool</text:p>
          </table:table-cell>
          <table:table-cell table:style-name="ce2" office:value-type="string">
            <text:p>Brian Thorpe/Michellephelps</text:p>
          </table:table-cell>
          <table:table-cell table:number-columns-repeated="2"/>
          <table:table-cell table:formula="of:=CONCATENATE([.A37] ; &quot;,&quot; ; [.B37] ; &quot;,&quot; ; [.C37] ; &quot;,&quot; ; [.D37] ; &quot;,&quot; ; [.E37] )" office:value-type="string" office:string-value="Olympic Swimmer,Athlete + Fishmonger,1 CPS,Swimming Pool,Brian Thorpe/Michellephelps">
            <text:p>Olympic Swimmer,Athlete + Fishmonger,1 CPS,Swimming Pool,Brian Thorpe/Michellephelps</text:p>
          </table:table-cell>
        </table:table-row>
        <table:table-row table:style-name="ro5">
          <table:table-cell table:style-name="ce2" office:value-type="string">
            <text:p>Painter</text:p>
          </table:table-cell>
          <table:table-cell table:style-name="ce2" office:value-type="string">
            <text:p>Artist + Construction Worker</text:p>
          </table:table-cell>
          <table:table-cell table:style-name="ce2" office:value-type="string">
            <text:p>1 CPS</text:p>
          </table:table-cell>
          <table:table-cell table:style-name="ce4" table:formula="of:=SUBSTITUTE( [.G38]  ; &quot;,&quot; ; &quot; or &quot;)" office:value-type="string" office:string-value="Building Firm or  Construction Yard">
            <text:p>Building Firm or <text:s/>Construction Yard</text:p>
          </table:table-cell>
          <table:table-cell table:style-name="ce4" table:formula="of:=SUBSTITUTE( [.H38] ; &quot;,&quot; ; &quot; or &quot; )" office:value-type="string" office:string-value="Jason Pollack">
            <text:p>Jason Pollack</text:p>
          </table:table-cell>
          <table:table-cell/>
          <table:table-cell table:style-name="ce2" office:value-type="string">
            <text:p>Building Firm, Construction Yard</text:p>
          </table:table-cell>
          <table:table-cell table:style-name="ce2" office:value-type="string">
            <text:p>Jason Pollack</text:p>
          </table:table-cell>
          <table:table-cell table:number-columns-repeated="2"/>
          <table:table-cell table:formula="of:=CONCATENATE([.A38] ; &quot;,&quot; ; [.B38] ; &quot;,&quot; ; [.C38] ; &quot;,&quot; ; [.D38] ; &quot;,&quot; ; [.E38] )" office:value-type="string" office:string-value="Painter,Artist + Construction Worker,1 CPS,Building Firm or  Construction Yard,Jason Pollack">
            <text:p>Painter,Artist + Construction Worker,1 CPS,Building Firm or <text:s/>Construction Yard,Jason Pollack</text:p>
          </table:table-cell>
        </table:table-row>
        <table:table-row table:style-name="ro3">
          <table:table-cell table:style-name="ce2" office:value-type="string">
            <text:p>Hotel Manager</text:p>
          </table:table-cell>
          <table:table-cell table:style-name="ce2" office:value-type="string">
            <text:p>Homemaker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39]  ; &quot;,&quot; ; &quot; or &quot;)" office:value-type="string" office:string-value="Hotel Utopia">
            <text:p>Hotel Utopia</text:p>
          </table:table-cell>
          <table:table-cell table:style-name="ce4" table:formula="of:=SUBSTITUTE( [.H39] ; &quot;,&quot; ; &quot; or &quot; )" office:value-type="string" office:string-value="Habo Hilton">
            <text:p>Habo Hilton</text:p>
          </table:table-cell>
          <table:table-cell/>
          <table:table-cell table:style-name="ce2" office:value-type="string">
            <text:p>Hotel Utopia</text:p>
          </table:table-cell>
          <table:table-cell table:style-name="ce2" office:value-type="string">
            <text:p>Habo Hilton</text:p>
          </table:table-cell>
          <table:table-cell table:number-columns-repeated="2"/>
          <table:table-cell table:formula="of:=CONCATENATE([.A39] ; &quot;,&quot; ; [.B39] ; &quot;,&quot; ; [.C39] ; &quot;,&quot; ; [.D39] ; &quot;,&quot; ; [.E39] )" office:value-type="string" office:string-value="Hotel Manager,Homemaker + Salesman,1 CPS,Hotel Utopia,Habo Hilton">
            <text:p>Hotel Manager,Homemaker + Salesman,1 CPS,Hotel Utopia,Habo Hilton</text:p>
          </table:table-cell>
        </table:table-row>
        <table:table-row table:style-name="ro5">
          <table:table-cell table:style-name="ce2" office:value-type="string">
            <text:p>Valet</text:p>
          </table:table-cell>
          <table:table-cell table:style-name="ce2" office:value-type="string">
            <text:p>Car Designer + Hotel Manager</text:p>
          </table:table-cell>
          <table:table-cell table:style-name="ce2" office:value-type="string">
            <text:p>1 CPS</text:p>
          </table:table-cell>
          <table:table-cell table:style-name="ce4" table:formula="of:=SUBSTITUTE( [.G40]  ; &quot;,&quot; ; &quot; or &quot;)" office:value-type="string" office:string-value="Hotel Utopia">
            <text:p>Hotel Utopia</text:p>
          </table:table-cell>
          <table:table-cell table:style-name="ce4" table:formula="of:=SUBSTITUTE( [.H40] ; &quot;,&quot; ; &quot; or &quot; )" office:value-type="string" office:string-value="Ella Vader">
            <text:p>Ella Vader</text:p>
          </table:table-cell>
          <table:table-cell/>
          <table:table-cell table:style-name="ce2" office:value-type="string">
            <text:p>Hotel Utopia</text:p>
          </table:table-cell>
          <table:table-cell table:style-name="ce2" office:value-type="string">
            <text:p>Ella Vader</text:p>
          </table:table-cell>
          <table:table-cell table:number-columns-repeated="2"/>
          <table:table-cell table:formula="of:=CONCATENATE([.A40] ; &quot;,&quot; ; [.B40] ; &quot;,&quot; ; [.C40] ; &quot;,&quot; ; [.D40] ; &quot;,&quot; ; [.E40] )" office:value-type="string" office:string-value="Valet,Car Designer + Hotel Manager,1 CPS,Hotel Utopia,Ella Vader">
            <text:p>Valet,Car Designer + Hotel Manager,1 CPS,Hotel Utopia,Ella Vader</text:p>
          </table:table-cell>
        </table:table-row>
        <table:table-row table:style-name="ro3">
          <table:table-cell table:style-name="ce2" office:value-type="string">
            <text:p>Pilot</text:p>
          </table:table-cell>
          <table:table-cell table:style-name="ce2" office:value-type="string">
            <text:p>Valet + Mechanic</text:p>
          </table:table-cell>
          <table:table-cell table:style-name="ce2" office:value-type="string">
            <text:p>1 CPS</text:p>
          </table:table-cell>
          <table:table-cell table:style-name="ce4" table:formula="of:=SUBSTITUTE( [.G41]  ; &quot;,&quot; ; &quot; or &quot;)" office:value-type="string" office:string-value="Space Port">
            <text:p>Space Port</text:p>
          </table:table-cell>
          <table:table-cell table:style-name="ce4" table:formula="of:=SUBSTITUTE( [.H41] ; &quot;,&quot; ; &quot; or &quot; )" office:value-type="string" office:string-value="Perez Schute">
            <text:p>Perez Schute</text:p>
          </table:table-cell>
          <table:table-cell/>
          <table:table-cell table:style-name="ce2" office:value-type="string">
            <text:p>Space Port</text:p>
          </table:table-cell>
          <table:table-cell table:style-name="ce2" office:value-type="string">
            <text:p>Perez Schute</text:p>
          </table:table-cell>
          <table:table-cell table:number-columns-repeated="2"/>
          <table:table-cell table:formula="of:=CONCATENATE([.A41] ; &quot;,&quot; ; [.B41] ; &quot;,&quot; ; [.C41] ; &quot;,&quot; ; [.D41] ; &quot;,&quot; ; [.E41] )" office:value-type="string" office:string-value="Pilot,Valet + Mechanic,1 CPS,Space Port,Perez Schute">
            <text:p>Pilot,Valet + Mechanic,1 CPS,Space Port,Perez Schute</text:p>
          </table:table-cell>
        </table:table-row>
        <table:table-row table:style-name="ro3">
          <table:table-cell table:style-name="ce2" office:value-type="string">
            <text:p>Flight Attendant</text:p>
          </table:table-cell>
          <table:table-cell table:style-name="ce2" office:value-type="string">
            <text:p>Pilot + Waiter</text:p>
          </table:table-cell>
          <table:table-cell table:style-name="ce2" office:value-type="string">
            <text:p>1 CPS</text:p>
          </table:table-cell>
          <table:table-cell table:style-name="ce4" table:formula="of:=SUBSTITUTE( [.G42]  ; &quot;,&quot; ; &quot; or &quot;)" office:value-type="string" office:string-value="Space Port">
            <text:p>Space Port</text:p>
          </table:table-cell>
          <table:table-cell table:style-name="ce4" table:formula="of:=SUBSTITUTE( [.H42] ; &quot;,&quot; ; &quot; or &quot; )" office:value-type="string" office:string-value="Cybil Passner">
            <text:p>Cybil Passner</text:p>
          </table:table-cell>
          <table:table-cell/>
          <table:table-cell table:style-name="ce2" office:value-type="string">
            <text:p>Space Port</text:p>
          </table:table-cell>
          <table:table-cell table:style-name="ce2" office:value-type="string">
            <text:p>Cybil Passner</text:p>
          </table:table-cell>
          <table:table-cell table:number-columns-repeated="2"/>
          <table:table-cell table:formula="of:=CONCATENATE([.A42] ; &quot;,&quot; ; [.B42] ; &quot;,&quot; ; [.C42] ; &quot;,&quot; ; [.D42] ; &quot;,&quot; ; [.E42] )" office:value-type="string" office:string-value="Flight Attendant,Pilot + Waiter,1 CPS,Space Port,Cybil Passner">
            <text:p>Flight Attendant,Pilot + Waiter,1 CPS,Space Port,Cybil Passner</text:p>
          </table:table-cell>
        </table:table-row>
        <table:table-row table:style-name="ro8">
          <table:table-cell table:style-name="ce2" office:value-type="string">
            <text:p>Aerospace Engineer</text:p>
          </table:table-cell>
          <table:table-cell table:style-name="ce2" office:value-type="string">
            <text:p>Mechanical Engineer + Pilot</text:p>
          </table:table-cell>
          <table:table-cell table:style-name="ce2" office:value-type="string">
            <text:p>1 CPS</text:p>
          </table:table-cell>
          <table:table-cell table:style-name="ce4" table:formula="of:=SUBSTITUTE( [.G43]  ; &quot;,&quot; ; &quot; or &quot;)" office:value-type="string" office:string-value="Space Admin or  Observatory">
            <text:p>Space Admin or <text:s/>Observatory</text:p>
          </table:table-cell>
          <table:table-cell table:style-name="ce4" table:formula="of:=SUBSTITUTE( [.H43] ; &quot;,&quot; ; &quot; or &quot; )" office:value-type="string" office:string-value="Daniela Bernoulli or  Arthur Burner">
            <text:p>Daniela Bernoulli or <text:s/>Arthur Burner</text:p>
          </table:table-cell>
          <table:table-cell/>
          <table:table-cell table:style-name="ce2" office:value-type="string">
            <text:p>Space Admin, Observatory</text:p>
          </table:table-cell>
          <table:table-cell table:style-name="ce2" office:value-type="string">
            <text:p>Daniela Bernoulli, Arthur Burner</text:p>
          </table:table-cell>
          <table:table-cell table:number-columns-repeated="2"/>
          <table:table-cell table:formula="of:=CONCATENATE([.A43] ; &quot;,&quot; ; [.B43] ; &quot;,&quot; ; [.C43] ; &quot;,&quot; ; [.D43] ; &quot;,&quot; ; [.E43] )" office:value-type="string" office:string-value="Aerospace Engineer,Mechanical Engineer + Pilot,1 CPS,Space Admin or  Observatory,Daniela Bernoulli or  Arthur Burner">
            <text:p>Aerospace Engineer,Mechanical Engineer + Pilot,1 CPS,Space Admin or <text:s/>Observatory,Daniela Bernoulli or <text:s/>Arthur Burner</text:p>
          </table:table-cell>
        </table:table-row>
        <table:table-row table:style-name="ro3">
          <table:table-cell table:style-name="ce2" office:value-type="string">
            <text:p>Art Dealer</text:p>
          </table:table-cell>
          <table:table-cell table:style-name="ce2" office:value-type="string">
            <text:p>Artist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44]  ; &quot;,&quot; ; &quot; or &quot;)" office:value-type="string" office:string-value="Gallery">
            <text:p>Gallery</text:p>
          </table:table-cell>
          <table:table-cell table:style-name="ce4" table:formula="of:=SUBSTITUTE( [.H44] ; &quot;,&quot; ; &quot; or &quot; )" office:value-type="string" office:string-value="Arthur Major">
            <text:p>Arthur Major</text:p>
          </table:table-cell>
          <table:table-cell/>
          <table:table-cell table:style-name="ce2" office:value-type="string">
            <text:p>Gallery</text:p>
          </table:table-cell>
          <table:table-cell table:style-name="ce2" office:value-type="string">
            <text:p>Arthur Major</text:p>
          </table:table-cell>
          <table:table-cell table:number-columns-repeated="2"/>
          <table:table-cell table:formula="of:=CONCATENATE([.A44] ; &quot;,&quot; ; [.B44] ; &quot;,&quot; ; [.C44] ; &quot;,&quot; ; [.D44] ; &quot;,&quot; ; [.E44] )" office:value-type="string" office:string-value="Art Dealer,Artist + Salesman,1 CPS,Gallery,Arthur Major">
            <text:p>Art Dealer,Artist + Salesman,1 CPS,Gallery,Arthur Major</text:p>
          </table:table-cell>
        </table:table-row>
        <table:table-row table:style-name="ro5">
          <table:table-cell table:style-name="ce2" office:value-type="string">
            <text:p>Industrialist</text:p>
          </table:table-cell>
          <table:table-cell table:style-name="ce2" office:value-type="string">
            <text:p>Salesman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45]  ; &quot;,&quot; ; &quot; or &quot;)" office:value-type="string" office:string-value="Enterprise">
            <text:p>Enterprise</text:p>
          </table:table-cell>
          <table:table-cell table:style-name="ce4" table:formula="of:=SUBSTITUTE( [.H45] ; &quot;,&quot; ; &quot; or &quot; )" office:value-type="string" office:string-value="Robin Banks or  Iona Bentley">
            <text:p>Robin Banks or <text:s/>Iona Bentley</text:p>
          </table:table-cell>
          <table:table-cell/>
          <table:table-cell table:style-name="ce2" office:value-type="string">
            <text:p>Enterprise</text:p>
          </table:table-cell>
          <table:table-cell table:style-name="ce2" office:value-type="string">
            <text:p>Robin Banks, Iona Bentley</text:p>
          </table:table-cell>
          <table:table-cell table:number-columns-repeated="2"/>
          <table:table-cell table:formula="of:=CONCATENATE([.A45] ; &quot;,&quot; ; [.B45] ; &quot;,&quot; ; [.C45] ; &quot;,&quot; ; [.D45] ; &quot;,&quot; ; [.E45] )" office:value-type="string" office:string-value="Industrialist,Salesman + Salesman,1 CPS,Enterprise,Robin Banks or  Iona Bentley">
            <text:p>Industrialist,Salesman + Salesman,1 CPS,Enterprise,Robin Banks or <text:s/>Iona Bentley</text:p>
          </table:table-cell>
        </table:table-row>
        <table:table-row table:style-name="ro8">
          <table:table-cell table:style-name="ce2" office:value-type="string">
            <text:p>Jockey</text:p>
          </table:table-cell>
          <table:table-cell table:style-name="ce2" office:value-type="string">
            <text:p>Animal Trainer + Valet</text:p>
          </table:table-cell>
          <table:table-cell table:style-name="ce2" office:value-type="string">
            <text:p>1 CPS</text:p>
          </table:table-cell>
          <table:table-cell table:style-name="ce4" table:formula="of:=SUBSTITUTE( [.G46]  ; &quot;,&quot; ; &quot; or &quot;)" office:value-type="string" office:string-value="Stable">
            <text:p>Stable</text:p>
          </table:table-cell>
          <table:table-cell table:style-name="ce4" table:formula="of:=SUBSTITUTE( [.H46] ; &quot;,&quot; ; &quot; or &quot; )" office:value-type="string" office:string-value="Orson Spurs or  Wendy Ryder">
            <text:p>Orson Spurs or <text:s/>Wendy Ryder</text:p>
          </table:table-cell>
          <table:table-cell/>
          <table:table-cell table:style-name="ce2" office:value-type="string">
            <text:p>Stable</text:p>
          </table:table-cell>
          <table:table-cell table:style-name="ce2" office:value-type="string">
            <text:p>Orson Spurs, Wendy Ryder</text:p>
          </table:table-cell>
          <table:table-cell table:number-columns-repeated="2"/>
          <table:table-cell table:formula="of:=CONCATENATE([.A46] ; &quot;,&quot; ; [.B46] ; &quot;,&quot; ; [.C46] ; &quot;,&quot; ; [.D46] ; &quot;,&quot; ; [.E46] )" office:value-type="string" office:string-value="Jockey,Animal Trainer + Valet,1 CPS,Stable,Orson Spurs or  Wendy Ryder">
            <text:p>Jockey,Animal Trainer + Valet,1 CPS,Stable,Orson Spurs or <text:s/>Wendy Ryder</text:p>
          </table:table-cell>
        </table:table-row>
        <table:table-row table:style-name="ro3">
          <table:table-cell table:style-name="ce2" office:value-type="string">
            <text:p>Marine Biologist</text:p>
          </table:table-cell>
          <table:table-cell table:style-name="ce2" office:value-type="string">
            <text:p>Vet + Olympic Swimmer</text:p>
          </table:table-cell>
          <table:table-cell table:style-name="ce2" office:value-type="string">
            <text:p>1 CPS</text:p>
          </table:table-cell>
          <table:table-cell table:style-name="ce4" table:formula="of:=SUBSTITUTE( [.G47]  ; &quot;,&quot; ; &quot; or &quot;)" office:value-type="string" office:string-value="Aquarium">
            <text:p>Aquarium</text:p>
          </table:table-cell>
          <table:table-cell table:style-name="ce4" table:formula="of:=SUBSTITUTE( [.H47] ; &quot;,&quot; ; &quot; or &quot; )" office:value-type="string" office:string-value="Tad Pohl">
            <text:p>Tad Pohl</text:p>
          </table:table-cell>
          <table:table-cell/>
          <table:table-cell table:style-name="ce2" office:value-type="string">
            <text:p>Aquarium</text:p>
          </table:table-cell>
          <table:table-cell table:style-name="ce2" office:value-type="string">
            <text:p>Tad Pohl</text:p>
          </table:table-cell>
          <table:table-cell table:number-columns-repeated="2"/>
          <table:table-cell table:formula="of:=CONCATENATE([.A47] ; &quot;,&quot; ; [.B47] ; &quot;,&quot; ; [.C47] ; &quot;,&quot; ; [.D47] ; &quot;,&quot; ; [.E47] )" office:value-type="string" office:string-value="Marine Biologist,Vet + Olympic Swimmer,1 CPS,Aquarium,Tad Pohl">
            <text:p>Marine Biologist,Vet + Olympic Swimmer,1 CPS,Aquarium,Tad Pohl</text:p>
          </table:table-cell>
        </table:table-row>
        <table:table-row table:style-name="ro9">
          <table:table-cell table:style-name="ce2" office:value-type="string">
            <text:p>Real Estate Agent</text:p>
          </table:table-cell>
          <table:table-cell table:style-name="ce2" office:value-type="string">
            <text:p>Architect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48]  ; &quot;,&quot; ; &quot; or &quot;)" office:value-type="string" office:string-value="Building Firm">
            <text:p>Building Firm</text:p>
          </table:table-cell>
          <table:table-cell table:style-name="ce4" table:formula="of:=SUBSTITUTE( [.H48] ; &quot;,&quot; ; &quot; or &quot; )" office:value-type="string" office:string-value="Lois Price or  Lewis Price">
            <text:p>Lois Price or <text:s/>Lewis Price</text:p>
          </table:table-cell>
          <table:table-cell/>
          <table:table-cell table:style-name="ce2" office:value-type="string">
            <text:p>Building Firm</text:p>
          </table:table-cell>
          <table:table-cell table:style-name="ce2" office:value-type="string">
            <text:p>Lois Price, Lewis Price</text:p>
          </table:table-cell>
          <table:table-cell table:number-columns-repeated="2"/>
          <table:table-cell table:formula="of:=CONCATENATE([.A48] ; &quot;,&quot; ; [.B48] ; &quot;,&quot; ; [.C48] ; &quot;,&quot; ; [.D48] ; &quot;,&quot; ; [.E48] )" office:value-type="string" office:string-value="Real Estate Agent,Architect + Salesman,1 CPS,Building Firm,Lois Price or  Lewis Price">
            <text:p>Real Estate Agent,Architect + Salesman,1 CPS,Building Firm,Lois Price or <text:s/>Lewis Price</text:p>
          </table:table-cell>
        </table:table-row>
        <table:table-row table:style-name="ro3">
          <table:table-cell table:style-name="ce2" office:value-type="string">
            <text:p>Soldier</text:p>
          </table:table-cell>
          <table:table-cell table:style-name="ce2" office:value-type="string">
            <text:p>Police Officer + Explorer</text:p>
          </table:table-cell>
          <table:table-cell table:style-name="ce2" office:value-type="string">
            <text:p>1 CPS</text:p>
          </table:table-cell>
          <table:table-cell table:style-name="ce4" table:formula="of:=SUBSTITUTE( [.G49]  ; &quot;,&quot; ; &quot; or &quot;)" office:value-type="string" office:string-value="Bunker">
            <text:p>Bunker</text:p>
          </table:table-cell>
          <table:table-cell table:style-name="ce4" table:formula="of:=SUBSTITUTE( [.H49] ; &quot;,&quot; ; &quot; or &quot; )" office:value-type="string" office:string-value="Private Patty">
            <text:p>Private Patty</text:p>
          </table:table-cell>
          <table:table-cell/>
          <table:table-cell table:style-name="ce2" office:value-type="string">
            <text:p>Bunker</text:p>
          </table:table-cell>
          <table:table-cell table:style-name="ce2" office:value-type="string">
            <text:p>Private Patty</text:p>
          </table:table-cell>
          <table:table-cell table:number-columns-repeated="2"/>
          <table:table-cell table:formula="of:=CONCATENATE([.A49] ; &quot;,&quot; ; [.B49] ; &quot;,&quot; ; [.C49] ; &quot;,&quot; ; [.D49] ; &quot;,&quot; ; [.E49] )" office:value-type="string" office:string-value="Soldier,Police Officer + Explorer,1 CPS,Bunker,Private Patty">
            <text:p>Soldier,Police Officer + Explorer,1 CPS,Bunker,Private Patty</text:p>
          </table:table-cell>
        </table:table-row>
        <table:table-row table:style-name="ro7">
          <table:table-cell table:style-name="ce2" office:value-type="string">
            <text:p>Waiter</text:p>
          </table:table-cell>
          <table:table-cell table:style-name="ce2" office:value-type="string">
            <text:p>Cook + Assistant</text:p>
          </table:table-cell>
          <table:table-cell table:style-name="ce2" office:value-type="string">
            <text:p>1 CPS</text:p>
          </table:table-cell>
          <table:table-cell table:style-name="ce4" table:formula="of:=SUBSTITUTE( [.G50]  ; &quot;,&quot; ; &quot; or &quot;)" office:value-type="string" office:string-value="Restaurant or  Diner">
            <text:p>Restaurant or <text:s/>Diner</text:p>
          </table:table-cell>
          <table:table-cell table:style-name="ce4" table:formula="of:=SUBSTITUTE( [.H50] ; &quot;,&quot; ; &quot; or &quot; )" office:value-type="string" office:string-value="Trey Woscher/Clara Tables">
            <text:p>Trey Woscher/Clara Tables</text:p>
          </table:table-cell>
          <table:table-cell/>
          <table:table-cell table:style-name="ce2" office:value-type="string">
            <text:p>Restaurant, Diner</text:p>
          </table:table-cell>
          <table:table-cell table:style-name="ce2" office:value-type="string">
            <text:p>Trey Woscher/Clara Tables</text:p>
          </table:table-cell>
          <table:table-cell table:number-columns-repeated="2"/>
          <table:table-cell table:formula="of:=CONCATENATE([.A50] ; &quot;,&quot; ; [.B50] ; &quot;,&quot; ; [.C50] ; &quot;,&quot; ; [.D50] ; &quot;,&quot; ; [.E50] )" office:value-type="string" office:string-value="Waiter,Cook + Assistant,1 CPS,Restaurant or  Diner,Trey Woscher/Clara Tables">
            <text:p>Waiter,Cook + Assistant,1 CPS,Restaurant or <text:s/>Diner,Trey Woscher/Clara Tables</text:p>
          </table:table-cell>
        </table:table-row>
        <table:table-row table:style-name="ro3">
          <table:table-cell table:style-name="ce2" office:value-type="string">
            <text:p>Philosopher</text:p>
          </table:table-cell>
          <table:table-cell table:style-name="ce2" office:value-type="string">
            <text:p>Dreamer + Dreamer</text:p>
          </table:table-cell>
          <table:table-cell table:style-name="ce2" office:value-type="string">
            <text:p>1 CPS</text:p>
          </table:table-cell>
          <table:table-cell table:style-name="ce4" table:formula="of:=SUBSTITUTE( [.G51]  ; &quot;,&quot; ; &quot; or &quot;)" office:value-type="string" office:string-value="University">
            <text:p>University</text:p>
          </table:table-cell>
          <table:table-cell table:style-name="ce4" table:formula="of:=SUBSTITUTE( [.H51] ; &quot;,&quot; ; &quot; or &quot; )" office:value-type="string" office:string-value="Noah Lotte">
            <text:p>Noah Lotte</text:p>
          </table:table-cell>
          <table:table-cell/>
          <table:table-cell table:style-name="ce2" office:value-type="string">
            <text:p>University</text:p>
          </table:table-cell>
          <table:table-cell table:style-name="ce2" office:value-type="string">
            <text:p>Noah Lotte</text:p>
          </table:table-cell>
          <table:table-cell table:number-columns-repeated="2"/>
          <table:table-cell table:formula="of:=CONCATENATE([.A51] ; &quot;,&quot; ; [.B51] ; &quot;,&quot; ; [.C51] ; &quot;,&quot; ; [.D51] ; &quot;,&quot; ; [.E51] )" office:value-type="string" office:string-value="Philosopher,Dreamer + Dreamer,1 CPS,University,Noah Lotte">
            <text:p>Philosopher,Dreamer + Dreamer,1 CPS,University,Noah Lotte</text:p>
          </table:table-cell>
        </table:table-row>
        <table:table-row table:style-name="ro3">
          <table:table-cell table:style-name="ce2" office:value-type="string">
            <text:p>Detective</text:p>
          </table:table-cell>
          <table:table-cell table:style-name="ce2" office:value-type="string">
            <text:p>Police Officer + Philosopher</text:p>
          </table:table-cell>
          <table:table-cell table:style-name="ce2" office:value-type="string">
            <text:p>1 CPS</text:p>
          </table:table-cell>
          <table:table-cell table:style-name="ce4" table:formula="of:=SUBSTITUTE( [.G52]  ; &quot;,&quot; ; &quot; or &quot;)" office:value-type="string" office:string-value="Police Station or  Law Firm">
            <text:p>Police Station or <text:s/>Law Firm</text:p>
          </table:table-cell>
          <table:table-cell table:style-name="ce4" table:formula="of:=SUBSTITUTE( [.H52] ; &quot;,&quot; ; &quot; or &quot; )" office:value-type="string" office:string-value="Mitch Tracey">
            <text:p>Mitch Tracey</text:p>
          </table:table-cell>
          <table:table-cell/>
          <table:table-cell table:style-name="ce2" office:value-type="string">
            <text:p><text:a xlink:href="http://www.ign.com/wikis/pixel-people/Police_Station">Police Station</text:a>, Law Firm</text:p>
          </table:table-cell>
          <table:table-cell table:style-name="ce2" office:value-type="string">
            <text:p>Mitch Tracey</text:p>
          </table:table-cell>
          <table:table-cell table:number-columns-repeated="2"/>
          <table:table-cell table:formula="of:=CONCATENATE([.A52] ; &quot;,&quot; ; [.B52] ; &quot;,&quot; ; [.C52] ; &quot;,&quot; ; [.D52] ; &quot;,&quot; ; [.E52] )" office:value-type="string" office:string-value="Detective,Police Officer + Philosopher,1 CPS,Police Station or  Law Firm,Mitch Tracey">
            <text:p>Detective,Police Officer + Philosopher,1 CPS,Police Station or <text:s/>Law Firm,Mitch Tracey</text:p>
          </table:table-cell>
        </table:table-row>
        <table:table-row table:style-name="ro5">
          <table:table-cell table:style-name="ce2" office:value-type="string">
            <text:p>Lawyer</text:p>
          </table:table-cell>
          <table:table-cell table:style-name="ce2" office:value-type="string">
            <text:p>Sheriff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53]  ; &quot;,&quot; ; &quot; or &quot;)" office:value-type="string" office:string-value="Courthouse or  Law Firm">
            <text:p>Courthouse or <text:s/>Law Firm</text:p>
          </table:table-cell>
          <table:table-cell table:style-name="ce4" table:formula="of:=SUBSTITUTE( [.H53] ; &quot;,&quot; ; &quot; or &quot; )" office:value-type="string" office:string-value="Sue Swift or  Alvin Mcbeal">
            <text:p>Sue Swift or <text:s/>Alvin Mcbeal</text:p>
          </table:table-cell>
          <table:table-cell/>
          <table:table-cell table:style-name="ce2" office:value-type="string">
            <text:p>Courthouse, Law Firm</text:p>
          </table:table-cell>
          <table:table-cell table:style-name="ce2" office:value-type="string">
            <text:p>Sue Swift, Alvin Mcbeal</text:p>
          </table:table-cell>
          <table:table-cell table:number-columns-repeated="2"/>
          <table:table-cell table:formula="of:=CONCATENATE([.A53] ; &quot;,&quot; ; [.B53] ; &quot;,&quot; ; [.C53] ; &quot;,&quot; ; [.D53] ; &quot;,&quot; ; [.E53] )" office:value-type="string" office:string-value="Lawyer,Sheriff + Salesman,1 CPS,Courthouse or  Law Firm,Sue Swift or  Alvin Mcbeal">
            <text:p>Lawyer,Sheriff + Salesman,1 CPS,Courthouse or <text:s/>Law Firm,Sue Swift or <text:s/>Alvin Mcbeal</text:p>
          </table:table-cell>
        </table:table-row>
        <table:table-row table:style-name="ro5">
          <table:table-cell table:style-name="ce2" office:value-type="string">
            <text:p>Marine</text:p>
          </table:table-cell>
          <table:table-cell table:style-name="ce2" office:value-type="string">
            <text:p>Soldier + Olympic Swimmer</text:p>
          </table:table-cell>
          <table:table-cell table:style-name="ce2" office:value-type="string">
            <text:p>2 CPS</text:p>
          </table:table-cell>
          <table:table-cell table:style-name="ce4" table:formula="of:=SUBSTITUTE( [.G54]  ; &quot;,&quot; ; &quot; or &quot;)" office:value-type="string" office:string-value="Bunker">
            <text:p>Bunker</text:p>
          </table:table-cell>
          <table:table-cell table:style-name="ce4" table:formula="of:=SUBSTITUTE( [.H54] ; &quot;,&quot; ; &quot; or &quot; )" office:value-type="string" office:string-value="Joe Howser">
            <text:p>Joe Howser</text:p>
          </table:table-cell>
          <table:table-cell/>
          <table:table-cell table:style-name="ce2" office:value-type="string">
            <text:p>Bunker</text:p>
          </table:table-cell>
          <table:table-cell table:style-name="ce2" office:value-type="string">
            <text:p>Joe Howser</text:p>
          </table:table-cell>
          <table:table-cell table:number-columns-repeated="2"/>
          <table:table-cell table:formula="of:=CONCATENATE([.A54] ; &quot;,&quot; ; [.B54] ; &quot;,&quot; ; [.C54] ; &quot;,&quot; ; [.D54] ; &quot;,&quot; ; [.E54] )" office:value-type="string" office:string-value="Marine,Soldier + Olympic Swimmer,2 CPS,Bunker,Joe Howser">
            <text:p>Marine,Soldier + Olympic Swimmer,2 CPS,Bunker,Joe Howser</text:p>
          </table:table-cell>
        </table:table-row>
        <table:table-row table:style-name="ro5">
          <table:table-cell table:style-name="ce2" office:value-type="string">
            <text:p>Judge</text:p>
          </table:table-cell>
          <table:table-cell table:style-name="ce2" office:value-type="string">
            <text:p>Lawyer + Sheriff</text:p>
          </table:table-cell>
          <table:table-cell table:style-name="ce2" office:value-type="string">
            <text:p>2 CPS</text:p>
          </table:table-cell>
          <table:table-cell table:style-name="ce4" table:formula="of:=SUBSTITUTE( [.G55]  ; &quot;,&quot; ; &quot; or &quot;)" office:value-type="string" office:string-value="Courthouse">
            <text:p>Courthouse</text:p>
          </table:table-cell>
          <table:table-cell table:style-name="ce4" table:formula="of:=SUBSTITUTE( [.H55] ; &quot;,&quot; ; &quot; or &quot; )" office:value-type="string" office:string-value="Judy Schuss or  Gill Tee">
            <text:p>Judy Schuss or <text:s/>Gill Tee</text:p>
          </table:table-cell>
          <table:table-cell/>
          <table:table-cell table:style-name="ce2" office:value-type="string">
            <text:p>Courthouse</text:p>
          </table:table-cell>
          <table:table-cell table:style-name="ce2" office:value-type="string">
            <text:p>Judy Schuss, Gill Tee</text:p>
          </table:table-cell>
          <table:table-cell table:number-columns-repeated="2"/>
          <table:table-cell table:formula="of:=CONCATENATE([.A55] ; &quot;,&quot; ; [.B55] ; &quot;,&quot; ; [.C55] ; &quot;,&quot; ; [.D55] ; &quot;,&quot; ; [.E55] )" office:value-type="string" office:string-value="Judge,Lawyer + Sheriff,2 CPS,Courthouse,Judy Schuss or  Gill Tee">
            <text:p>Judge,Lawyer + Sheriff,2 CPS,Courthouse,Judy Schuss or <text:s/>Gill Tee</text:p>
          </table:table-cell>
        </table:table-row>
        <table:table-row table:style-name="ro8">
          <table:table-cell table:style-name="ce2" office:value-type="string">
            <text:p>Secretary</text:p>
          </table:table-cell>
          <table:table-cell table:style-name="ce2" office:value-type="string">
            <text:p>Mayor + Deputy</text:p>
          </table:table-cell>
          <table:table-cell table:style-name="ce2" office:value-type="string">
            <text:p>2 CPS</text:p>
          </table:table-cell>
          <table:table-cell table:style-name="ce4" table:formula="of:=SUBSTITUTE( [.G56]  ; &quot;,&quot; ; &quot; or &quot;)" office:value-type="string" office:string-value="Bank or  Enterprise or  Business Center">
            <text:p>Bank or <text:s/>Enterprise or <text:s/>Business Center</text:p>
          </table:table-cell>
          <table:table-cell table:style-name="ce4" table:formula="of:=SUBSTITUTE( [.H56] ; &quot;,&quot; ; &quot; or &quot; )" office:value-type="string" office:string-value="Phil Cabinet or  Pepper Werk">
            <text:p>Phil Cabinet or <text:s/>Pepper Werk</text:p>
          </table:table-cell>
          <table:table-cell/>
          <table:table-cell table:style-name="ce2" office:value-type="string">
            <text:p>Bank, Enterprise, Business Center</text:p>
          </table:table-cell>
          <table:table-cell table:style-name="ce2" office:value-type="string">
            <text:p>Phil Cabinet, Pepper Werk</text:p>
          </table:table-cell>
          <table:table-cell table:number-columns-repeated="2"/>
          <table:table-cell table:formula="of:=CONCATENATE([.A56] ; &quot;,&quot; ; [.B56] ; &quot;,&quot; ; [.C56] ; &quot;,&quot; ; [.D56] ; &quot;,&quot; ; [.E56] )" office:value-type="string" office:string-value="Secretary,Mayor + Deputy,2 CPS,Bank or  Enterprise or  Business Center,Phil Cabinet or  Pepper Werk">
            <text:p>Secretary,Mayor + Deputy,2 CPS,Bank or <text:s/>Enterprise or <text:s/>Business Center,Phil Cabinet or <text:s/>Pepper Werk</text:p>
          </table:table-cell>
        </table:table-row>
        <table:table-row table:style-name="ro9">
          <table:table-cell table:style-name="ce2" office:value-type="string">
            <text:p>Writer</text:p>
          </table:table-cell>
          <table:table-cell table:style-name="ce2" office:value-type="string">
            <text:p>Secretary + Dreamer</text:p>
          </table:table-cell>
          <table:table-cell table:style-name="ce2" office:value-type="string">
            <text:p>2 CPS</text:p>
          </table:table-cell>
          <table:table-cell table:style-name="ce4" table:formula="of:=SUBSTITUTE( [.G57]  ; &quot;,&quot; ; &quot; or &quot;)" office:value-type="string" office:string-value="TV Station or  Cafe or  Publishing House">
            <text:p>TV Station or <text:s/>Cafe or <text:s/>Publishing House</text:p>
          </table:table-cell>
          <table:table-cell table:style-name="ce4" table:formula="of:=SUBSTITUTE( [.H57] ; &quot;,&quot; ; &quot; or &quot; )" office:value-type="string" office:string-value="Jorge Martinez">
            <text:p>Jorge Martinez</text:p>
          </table:table-cell>
          <table:table-cell/>
          <table:table-cell table:style-name="ce2" office:value-type="string">
            <text:p>TV Station, Cafe, Publishing House</text:p>
          </table:table-cell>
          <table:table-cell table:style-name="ce2" office:value-type="string">
            <text:p>Jorge Martinez</text:p>
          </table:table-cell>
          <table:table-cell table:number-columns-repeated="2"/>
          <table:table-cell table:formula="of:=CONCATENATE([.A57] ; &quot;,&quot; ; [.B57] ; &quot;,&quot; ; [.C57] ; &quot;,&quot; ; [.D57] ; &quot;,&quot; ; [.E57] )" office:value-type="string" office:string-value="Writer,Secretary + Dreamer,2 CPS,TV Station or  Cafe or  Publishing House,Jorge Martinez">
            <text:p>Writer,Secretary + Dreamer,2 CPS,TV Station or <text:s/>Cafe or <text:s/>Publishing House,Jorge Martinez</text:p>
          </table:table-cell>
        </table:table-row>
        <table:table-row table:style-name="ro10">
          <table:table-cell table:style-name="ce2" office:value-type="string">
            <text:p>Poet</text:p>
          </table:table-cell>
          <table:table-cell table:style-name="ce2" office:value-type="string">
            <text:p>Writer + Dreamer</text:p>
          </table:table-cell>
          <table:table-cell table:style-name="ce2" office:value-type="string">
            <text:p>2 CPS</text:p>
          </table:table-cell>
          <table:table-cell table:style-name="ce4" table:formula="of:=SUBSTITUTE( [.G58]  ; &quot;,&quot; ; &quot; or &quot;)" office:value-type="string" office:string-value="Gallery or  Cafe or  Library">
            <text:p>Gallery or <text:s/>Cafe or <text:s/>Library</text:p>
          </table:table-cell>
          <table:table-cell table:style-name="ce4" table:formula="of:=SUBSTITUTE( [.H58] ; &quot;,&quot; ; &quot; or &quot; )" office:value-type="string" office:string-value="Emmanuel Coloridge or  Olga Frost or  Amelia Bronte">
            <text:p>Emmanuel Coloridge or <text:s/>Olga Frost or <text:s/>Amelia Bronte</text:p>
          </table:table-cell>
          <table:table-cell/>
          <table:table-cell table:style-name="ce2" office:value-type="string">
            <text:p>Gallery, Cafe, Library</text:p>
          </table:table-cell>
          <table:table-cell table:style-name="ce2" office:value-type="string">
            <text:p>Emmanuel Coloridge, Olga Frost, Amelia Bronte</text:p>
          </table:table-cell>
          <table:table-cell table:number-columns-repeated="2"/>
          <table:table-cell table:formula="of:=CONCATENATE([.A58] ; &quot;,&quot; ; [.B58] ; &quot;,&quot; ; [.C58] ; &quot;,&quot; ; [.D58] ; &quot;,&quot; ; [.E58] )" office:value-type="string" office:string-value="Poet,Writer + Dreamer,2 CPS,Gallery or  Cafe or  Library,Emmanuel Coloridge or  Olga Frost or  Amelia Bronte">
            <text:p>Poet,Writer + Dreamer,2 CPS,Gallery or <text:s/>Cafe or <text:s/>Library,Emmanuel Coloridge or <text:s/>Olga Frost or <text:s/>Amelia Bronte</text:p>
          </table:table-cell>
        </table:table-row>
        <table:table-row table:style-name="ro8">
          <table:table-cell table:style-name="ce2" office:value-type="string">
            <text:p>Paramedic</text:p>
          </table:table-cell>
          <table:table-cell table:style-name="ce2" office:value-type="string">
            <text:p>Police Officer + Doctor</text:p>
          </table:table-cell>
          <table:table-cell table:style-name="ce2" office:value-type="string">
            <text:p>2 CPS</text:p>
          </table:table-cell>
          <table:table-cell table:style-name="ce4" table:formula="of:=SUBSTITUTE( [.G59]  ; &quot;,&quot; ; &quot; or &quot;)" office:value-type="string" office:string-value="Fire Station">
            <text:p>Fire Station</text:p>
          </table:table-cell>
          <table:table-cell table:style-name="ce4" table:formula="of:=SUBSTITUTE( [.H59] ; &quot;,&quot; ; &quot; or &quot; )" office:value-type="string" office:string-value="Justin Thyme or  Justina Giffy">
            <text:p>Justin Thyme or <text:s/>Justina Giffy</text:p>
          </table:table-cell>
          <table:table-cell/>
          <table:table-cell table:style-name="ce2" office:value-type="string">
            <text:p>Fire Station</text:p>
          </table:table-cell>
          <table:table-cell table:style-name="ce2" office:value-type="string">
            <text:p>Justin Thyme, Justina Giffy</text:p>
          </table:table-cell>
          <table:table-cell table:number-columns-repeated="2"/>
          <table:table-cell table:formula="of:=CONCATENATE([.A59] ; &quot;,&quot; ; [.B59] ; &quot;,&quot; ; [.C59] ; &quot;,&quot; ; [.D59] ; &quot;,&quot; ; [.E59] )" office:value-type="string" office:string-value="Paramedic,Police Officer + Doctor,2 CPS,Fire Station,Justin Thyme or  Justina Giffy">
            <text:p>Paramedic,Police Officer + Doctor,2 CPS,Fire Station,Justin Thyme or <text:s/>Justina Giffy</text:p>
          </table:table-cell>
        </table:table-row>
        <table:table-row table:style-name="ro5">
          <table:table-cell table:style-name="ce2" office:value-type="string">
            <text:p>Lifeguard</text:p>
          </table:table-cell>
          <table:table-cell table:style-name="ce2" office:value-type="string">
            <text:p>Olympic Swimmer + Paramedic</text:p>
          </table:table-cell>
          <table:table-cell table:style-name="ce2" office:value-type="string">
            <text:p>2 CPS</text:p>
          </table:table-cell>
          <table:table-cell table:style-name="ce4" table:formula="of:=SUBSTITUTE( [.G60]  ; &quot;,&quot; ; &quot; or &quot;)" office:value-type="string" office:string-value="Swimming Pool">
            <text:p>Swimming Pool</text:p>
          </table:table-cell>
          <table:table-cell table:style-name="ce4" table:formula="of:=SUBSTITUTE( [.H60] ; &quot;,&quot; ; &quot; or &quot; )" office:value-type="string" office:string-value="Angela Anderson">
            <text:p>Angela Anderson</text:p>
          </table:table-cell>
          <table:table-cell/>
          <table:table-cell table:style-name="ce2" office:value-type="string">
            <text:p>Swimming Pool</text:p>
          </table:table-cell>
          <table:table-cell table:style-name="ce2" office:value-type="string">
            <text:p>Angela Anderson</text:p>
          </table:table-cell>
          <table:table-cell table:number-columns-repeated="2"/>
          <table:table-cell table:formula="of:=CONCATENATE([.A60] ; &quot;,&quot; ; [.B60] ; &quot;,&quot; ; [.C60] ; &quot;,&quot; ; [.D60] ; &quot;,&quot; ; [.E60] )" office:value-type="string" office:string-value="Lifeguard,Olympic Swimmer + Paramedic,2 CPS,Swimming Pool,Angela Anderson">
            <text:p>Lifeguard,Olympic Swimmer + Paramedic,2 CPS,Swimming Pool,Angela Anderson</text:p>
          </table:table-cell>
        </table:table-row>
        <table:table-row table:style-name="ro5">
          <table:table-cell table:style-name="ce2" office:value-type="string">
            <text:p>Model</text:p>
          </table:table-cell>
          <table:table-cell table:style-name="ce2" office:value-type="string">
            <text:p>Photographer + Lifeguard</text:p>
          </table:table-cell>
          <table:table-cell table:style-name="ce2" office:value-type="string">
            <text:p>2 CPS</text:p>
          </table:table-cell>
          <table:table-cell table:style-name="ce4" table:formula="of:=SUBSTITUTE( [.G61]  ; &quot;,&quot; ; &quot; or &quot;)" office:value-type="string" office:string-value="Photo Shop or  Fashion Studio">
            <text:p>Photo Shop or <text:s/>Fashion Studio</text:p>
          </table:table-cell>
          <table:table-cell table:style-name="ce4" table:formula="of:=SUBSTITUTE( [.H61] ; &quot;,&quot; ; &quot; or &quot; )" office:value-type="string" office:string-value="Orlando Doom or  Barb E. Dahl">
            <text:p>Orlando Doom or <text:s/>Barb E. Dahl</text:p>
          </table:table-cell>
          <table:table-cell/>
          <table:table-cell table:style-name="ce2" office:value-type="string">
            <text:p>Photo Shop, Fashion Studio</text:p>
          </table:table-cell>
          <table:table-cell table:style-name="ce2" office:value-type="string">
            <text:p>Orlando Doom, Barb E. Dahl</text:p>
          </table:table-cell>
          <table:table-cell table:number-columns-repeated="2"/>
          <table:table-cell table:formula="of:=CONCATENATE([.A61] ; &quot;,&quot; ; [.B61] ; &quot;,&quot; ; [.C61] ; &quot;,&quot; ; [.D61] ; &quot;,&quot; ; [.E61] )" office:value-type="string" office:string-value="Model,Photographer + Lifeguard,2 CPS,Photo Shop or  Fashion Studio,Orlando Doom or  Barb E. Dahl">
            <text:p>Model,Photographer + Lifeguard,2 CPS,Photo Shop or <text:s/>Fashion Studio,Orlando Doom or <text:s/>Barb E. Dahl</text:p>
          </table:table-cell>
        </table:table-row>
        <table:table-row table:style-name="ro5">
          <table:table-cell table:style-name="ce2" office:value-type="string">
            <text:p>Swimsuit Model</text:p>
          </table:table-cell>
          <table:table-cell table:style-name="ce2" office:value-type="string">
            <text:p>Model + Olympic Swimmer</text:p>
          </table:table-cell>
          <table:table-cell table:style-name="ce2" office:value-type="string">
            <text:p>2 CPS</text:p>
          </table:table-cell>
          <table:table-cell table:style-name="ce4" table:formula="of:=SUBSTITUTE( [.G62]  ; &quot;,&quot; ; &quot; or &quot;)" office:value-type="string" office:string-value="Fashion Studio">
            <text:p>Fashion Studio</text:p>
          </table:table-cell>
          <table:table-cell table:style-name="ce4" table:formula="of:=SUBSTITUTE( [.H62] ; &quot;,&quot; ; &quot; or &quot; )" office:value-type="string" office:string-value="Abraham Crombie or  Tanya Hide">
            <text:p>Abraham Crombie or <text:s/>Tanya Hide</text:p>
          </table:table-cell>
          <table:table-cell/>
          <table:table-cell table:style-name="ce2" office:value-type="string">
            <text:p>Fashion Studio</text:p>
          </table:table-cell>
          <table:table-cell table:style-name="ce2" office:value-type="string">
            <text:p>Abraham Crombie, Tanya Hide</text:p>
          </table:table-cell>
          <table:table-cell table:number-columns-repeated="2"/>
          <table:table-cell table:formula="of:=CONCATENATE([.A62] ; &quot;,&quot; ; [.B62] ; &quot;,&quot; ; [.C62] ; &quot;,&quot; ; [.D62] ; &quot;,&quot; ; [.E62] )" office:value-type="string" office:string-value="Swimsuit Model,Model + Olympic Swimmer,2 CPS,Fashion Studio,Abraham Crombie or  Tanya Hide">
            <text:p>Swimsuit Model,Model + Olympic Swimmer,2 CPS,Fashion Studio,Abraham Crombie or <text:s/>Tanya Hide</text:p>
          </table:table-cell>
        </table:table-row>
        <table:table-row table:style-name="ro9">
          <table:table-cell table:style-name="ce2" office:value-type="string">
            <text:p>Reporter</text:p>
          </table:table-cell>
          <table:table-cell table:style-name="ce2" office:value-type="string">
            <text:p>Detective + Writer</text:p>
          </table:table-cell>
          <table:table-cell table:style-name="ce2" office:value-type="string">
            <text:p>2 CPS</text:p>
          </table:table-cell>
          <table:table-cell table:style-name="ce4" table:formula="of:=SUBSTITUTE( [.G63]  ; &quot;,&quot; ; &quot; or &quot;)" office:value-type="string" office:string-value="TV Station or  News Agency">
            <text:p>TV Station or <text:s/>News Agency</text:p>
          </table:table-cell>
          <table:table-cell table:style-name="ce4" table:formula="of:=SUBSTITUTE( [.H63] ; &quot;,&quot; ; &quot; or &quot; )" office:value-type="string" office:string-value="Sab Channel">
            <text:p>Sab Channel</text:p>
          </table:table-cell>
          <table:table-cell/>
          <table:table-cell table:style-name="ce2" office:value-type="string">
            <text:p>TV Station, News Agency</text:p>
          </table:table-cell>
          <table:table-cell table:style-name="ce2" office:value-type="string">
            <text:p>Sab Channel</text:p>
          </table:table-cell>
          <table:table-cell table:number-columns-repeated="2"/>
          <table:table-cell table:formula="of:=CONCATENATE([.A63] ; &quot;,&quot; ; [.B63] ; &quot;,&quot; ; [.C63] ; &quot;,&quot; ; [.D63] ; &quot;,&quot; ; [.E63] )" office:value-type="string" office:string-value="Reporter,Detective + Writer,2 CPS,TV Station or  News Agency,Sab Channel">
            <text:p>Reporter,Detective + Writer,2 CPS,TV Station or <text:s/>News Agency,Sab Channel</text:p>
          </table:table-cell>
        </table:table-row>
        <table:table-row table:style-name="ro5">
          <table:table-cell table:style-name="ce2" office:value-type="string">
            <text:p>Ballet Dancer</text:p>
          </table:table-cell>
          <table:table-cell table:style-name="ce2" office:value-type="string">
            <text:p>Athlete + Artist</text:p>
          </table:table-cell>
          <table:table-cell table:style-name="ce2" office:value-type="string">
            <text:p>2 CPS</text:p>
          </table:table-cell>
          <table:table-cell table:style-name="ce4" table:formula="of:=SUBSTITUTE( [.G64]  ; &quot;,&quot; ; &quot; or &quot;)" office:value-type="string" office:string-value="Dance Studio">
            <text:p>Dance Studio</text:p>
          </table:table-cell>
          <table:table-cell table:style-name="ce4" table:formula="of:=SUBSTITUTE( [.H64] ; &quot;,&quot; ; &quot; or &quot; )" office:value-type="string" office:string-value="Rina Belle or  Dan Saul-Knight">
            <text:p>Rina Belle or <text:s/>Dan Saul-Knight</text:p>
          </table:table-cell>
          <table:table-cell/>
          <table:table-cell table:style-name="ce2" office:value-type="string">
            <text:p>Dance Studio</text:p>
          </table:table-cell>
          <table:table-cell table:style-name="ce2" office:value-type="string">
            <text:p>Rina Belle, Dan Saul-Knight</text:p>
          </table:table-cell>
          <table:table-cell table:number-columns-repeated="2"/>
          <table:table-cell table:formula="of:=CONCATENATE([.A64] ; &quot;,&quot; ; [.B64] ; &quot;,&quot; ; [.C64] ; &quot;,&quot; ; [.D64] ; &quot;,&quot; ; [.E64] )" office:value-type="string" office:string-value="Ballet Dancer,Athlete + Artist,2 CPS,Dance Studio,Rina Belle or  Dan Saul-Knight">
            <text:p>Ballet Dancer,Athlete + Artist,2 CPS,Dance Studio,Rina Belle or <text:s/>Dan Saul-Knight</text:p>
          </table:table-cell>
        </table:table-row>
        <table:table-row table:style-name="ro3">
          <table:table-cell table:style-name="ce2" office:value-type="string">
            <text:p>Martial Artist</text:p>
          </table:table-cell>
          <table:table-cell table:style-name="ce2" office:value-type="string">
            <text:p>Ballet Dancer + Soldier</text:p>
          </table:table-cell>
          <table:table-cell table:style-name="ce2" office:value-type="string">
            <text:p>2 CPS</text:p>
          </table:table-cell>
          <table:table-cell table:style-name="ce4" table:formula="of:=SUBSTITUTE( [.G65]  ; &quot;,&quot; ; &quot; or &quot;)" office:value-type="string" office:string-value="Dojo">
            <text:p>Dojo</text:p>
          </table:table-cell>
          <table:table-cell table:style-name="ce4" table:formula="of:=SUBSTITUTE( [.H65] ; &quot;,&quot; ; &quot; or &quot; )" office:value-type="string" office:string-value="Lucy Lee">
            <text:p>Lucy Lee</text:p>
          </table:table-cell>
          <table:table-cell/>
          <table:table-cell table:style-name="ce2" office:value-type="string">
            <text:p>Dojo</text:p>
          </table:table-cell>
          <table:table-cell table:style-name="ce2" office:value-type="string">
            <text:p>Lucy Lee</text:p>
          </table:table-cell>
          <table:table-cell table:number-columns-repeated="2"/>
          <table:table-cell table:formula="of:=CONCATENATE([.A65] ; &quot;,&quot; ; [.B65] ; &quot;,&quot; ; [.C65] ; &quot;,&quot; ; [.D65] ; &quot;,&quot; ; [.E65] )" office:value-type="string" office:string-value="Martial Artist,Ballet Dancer + Soldier,2 CPS,Dojo,Lucy Lee">
            <text:p>Martial Artist,Ballet Dancer + Soldier,2 CPS,Dojo,Lucy Lee</text:p>
          </table:table-cell>
        </table:table-row>
        <table:table-row table:style-name="ro9">
          <table:table-cell table:style-name="ce2" office:value-type="string">
            <text:p>Sushi Chef</text:p>
          </table:table-cell>
          <table:table-cell table:style-name="ce2" office:value-type="string">
            <text:p>Chef + Martial Artist</text:p>
          </table:table-cell>
          <table:table-cell table:style-name="ce2" office:value-type="string">
            <text:p>2 CPS</text:p>
          </table:table-cell>
          <table:table-cell table:style-name="ce4" table:formula="of:=SUBSTITUTE( [.G66]  ; &quot;,&quot; ; &quot; or &quot;)" office:value-type="string" office:string-value="Sushi Bar">
            <text:p>Sushi Bar</text:p>
          </table:table-cell>
          <table:table-cell table:style-name="ce4" table:formula="of:=SUBSTITUTE( [.H66] ; &quot;,&quot; ; &quot; or &quot; )" office:value-type="string" office:string-value="Anni Agi or  Terry Aki">
            <text:p>Anni Agi or <text:s/>Terry Aki</text:p>
          </table:table-cell>
          <table:table-cell/>
          <table:table-cell table:style-name="ce2" office:value-type="string">
            <text:p>Sushi Bar</text:p>
          </table:table-cell>
          <table:table-cell table:style-name="ce2" office:value-type="string">
            <text:p>Anni Agi, Terry Aki</text:p>
          </table:table-cell>
          <table:table-cell table:number-columns-repeated="2"/>
          <table:table-cell table:formula="of:=CONCATENATE([.A66] ; &quot;,&quot; ; [.B66] ; &quot;,&quot; ; [.C66] ; &quot;,&quot; ; [.D66] ; &quot;,&quot; ; [.E66] )" office:value-type="string" office:string-value="Sushi Chef,Chef + Martial Artist,2 CPS,Sushi Bar,Anni Agi or  Terry Aki">
            <text:p>Sushi Chef,Chef + Martial Artist,2 CPS,Sushi Bar,Anni Agi or <text:s/>Terry Aki</text:p>
          </table:table-cell>
        </table:table-row>
        <table:table-row table:style-name="ro5">
          <table:table-cell table:style-name="ce2" office:value-type="string">
            <text:p>Food Critic</text:p>
          </table:table-cell>
          <table:table-cell table:style-name="ce2" office:value-type="string">
            <text:p>Cook + Reporter</text:p>
          </table:table-cell>
          <table:table-cell table:style-name="ce2" office:value-type="string">
            <text:p>2 CPS</text:p>
          </table:table-cell>
          <table:table-cell table:style-name="ce4" table:formula="of:=SUBSTITUTE( [.G67]  ; &quot;,&quot; ; &quot; or &quot;)" office:value-type="string" office:string-value="News Agency">
            <text:p>News Agency</text:p>
          </table:table-cell>
          <table:table-cell table:style-name="ce4" table:formula="of:=SUBSTITUTE( [.H67] ; &quot;,&quot; ; &quot; or &quot; )" office:value-type="string" office:string-value="Liv Goode or  Eaton Wright">
            <text:p>Liv Goode or <text:s/>Eaton Wright</text:p>
          </table:table-cell>
          <table:table-cell/>
          <table:table-cell table:style-name="ce2" office:value-type="string">
            <text:p>News Agency</text:p>
          </table:table-cell>
          <table:table-cell table:style-name="ce2" office:value-type="string">
            <text:p>Liv Goode, Eaton Wright</text:p>
          </table:table-cell>
          <table:table-cell table:number-columns-repeated="2"/>
          <table:table-cell table:formula="of:=CONCATENATE([.A67] ; &quot;,&quot; ; [.B67] ; &quot;,&quot; ; [.C67] ; &quot;,&quot; ; [.D67] ; &quot;,&quot; ; [.E67] )" office:value-type="string" office:string-value="Food Critic,Cook + Reporter,2 CPS,News Agency,Liv Goode or  Eaton Wright">
            <text:p>Food Critic,Cook + Reporter,2 CPS,News Agency,Liv Goode or <text:s/>Eaton Wright</text:p>
          </table:table-cell>
        </table:table-row>
        <table:table-row table:style-name="ro3">
          <table:table-cell table:style-name="ce2" office:value-type="string">
            <text:p>General</text:p>
          </table:table-cell>
          <table:table-cell table:style-name="ce2" office:value-type="string">
            <text:p>Marine + Soldier</text:p>
          </table:table-cell>
          <table:table-cell table:style-name="ce2" office:value-type="string">
            <text:p>2 CPS</text:p>
          </table:table-cell>
          <table:table-cell table:style-name="ce4" table:formula="of:=SUBSTITUTE( [.G68]  ; &quot;,&quot; ; &quot; or &quot;)" office:value-type="string" office:string-value="Bunker">
            <text:p>Bunker</text:p>
          </table:table-cell>
          <table:table-cell table:style-name="ce4" table:formula="of:=SUBSTITUTE( [.H68] ; &quot;,&quot; ; &quot; or &quot; )" office:value-type="string" office:string-value="Neve Sarandah">
            <text:p>Neve Sarandah</text:p>
          </table:table-cell>
          <table:table-cell/>
          <table:table-cell table:style-name="ce2" office:value-type="string">
            <text:p>Bunker</text:p>
          </table:table-cell>
          <table:table-cell table:style-name="ce2" office:value-type="string">
            <text:p>Neve Sarandah</text:p>
          </table:table-cell>
          <table:table-cell table:number-columns-repeated="2"/>
          <table:table-cell table:formula="of:=CONCATENATE([.A68] ; &quot;,&quot; ; [.B68] ; &quot;,&quot; ; [.C68] ; &quot;,&quot; ; [.D68] ; &quot;,&quot; ; [.E68] )" office:value-type="string" office:string-value="General,Marine + Soldier,2 CPS,Bunker,Neve Sarandah">
            <text:p>General,Marine + Soldier,2 CPS,Bunker,Neve Sarandah</text:p>
          </table:table-cell>
        </table:table-row>
        <table:table-row table:style-name="ro8">
          <table:table-cell table:style-name="ce2" office:value-type="string">
            <text:p>Actor</text:p>
          </table:table-cell>
          <table:table-cell table:style-name="ce2" office:value-type="string">
            <text:p>Director + Model</text:p>
          </table:table-cell>
          <table:table-cell table:style-name="ce2" office:value-type="string">
            <text:p>2 CPS</text:p>
          </table:table-cell>
          <table:table-cell table:style-name="ce4" table:formula="of:=SUBSTITUTE( [.G69]  ; &quot;,&quot; ; &quot; or &quot;)" office:value-type="string" office:string-value="Theatre or  Film Studio">
            <text:p>Theatre or <text:s/>Film Studio</text:p>
          </table:table-cell>
          <table:table-cell table:style-name="ce4" table:formula="of:=SUBSTITUTE( [.H69] ; &quot;,&quot; ; &quot; or &quot; )" office:value-type="string" office:string-value="Holly Voode or  Bryan Reynolds">
            <text:p>Holly Voode or <text:s/>Bryan Reynolds</text:p>
          </table:table-cell>
          <table:table-cell/>
          <table:table-cell table:style-name="ce2" office:value-type="string">
            <text:p>Theatre, Film Studio</text:p>
          </table:table-cell>
          <table:table-cell table:style-name="ce2" office:value-type="string">
            <text:p>Holly Voode, Bryan Reynolds</text:p>
          </table:table-cell>
          <table:table-cell table:number-columns-repeated="2"/>
          <table:table-cell table:formula="of:=CONCATENATE([.A69] ; &quot;,&quot; ; [.B69] ; &quot;,&quot; ; [.C69] ; &quot;,&quot; ; [.D69] ; &quot;,&quot; ; [.E69] )" office:value-type="string" office:string-value="Actor,Director + Model,2 CPS,Theatre or  Film Studio,Holly Voode or  Bryan Reynolds">
            <text:p>Actor,Director + Model,2 CPS,Theatre or <text:s/>Film Studio,Holly Voode or <text:s/>Bryan Reynolds</text:p>
          </table:table-cell>
        </table:table-row>
        <table:table-row table:style-name="ro3">
          <table:table-cell table:style-name="ce2" office:value-type="string">
            <text:p>Flight Controller</text:p>
          </table:table-cell>
          <table:table-cell table:style-name="ce2" office:value-type="string">
            <text:p>Architect + Pilot</text:p>
          </table:table-cell>
          <table:table-cell table:style-name="ce2" office:value-type="string">
            <text:p>2 CPS</text:p>
          </table:table-cell>
          <table:table-cell table:style-name="ce4" table:formula="of:=SUBSTITUTE( [.G70]  ; &quot;,&quot; ; &quot; or &quot;)" office:value-type="string" office:string-value="Space Port">
            <text:p>Space Port</text:p>
          </table:table-cell>
          <table:table-cell table:style-name="ce4" table:formula="of:=SUBSTITUTE( [.H70] ; &quot;,&quot; ; &quot; or &quot; )" office:value-type="string" office:string-value="Jett Pastonby">
            <text:p>Jett Pastonby</text:p>
          </table:table-cell>
          <table:table-cell/>
          <table:table-cell table:style-name="ce2" office:value-type="string">
            <text:p>Space Port</text:p>
          </table:table-cell>
          <table:table-cell table:style-name="ce2" office:value-type="string">
            <text:p>Jett Pastonby</text:p>
          </table:table-cell>
          <table:table-cell table:number-columns-repeated="2"/>
          <table:table-cell table:formula="of:=CONCATENATE([.A70] ; &quot;,&quot; ; [.B70] ; &quot;,&quot; ; [.C70] ; &quot;,&quot; ; [.D70] ; &quot;,&quot; ; [.E70] )" office:value-type="string" office:string-value="Flight Controller,Architect + Pilot,2 CPS,Space Port,Jett Pastonby">
            <text:p>Flight Controller,Architect + Pilot,2 CPS,Space Port,Jett Pastonby</text:p>
          </table:table-cell>
        </table:table-row>
        <table:table-row table:style-name="ro5">
          <table:table-cell table:style-name="ce2" office:value-type="string">
            <text:p>Calligrapher</text:p>
          </table:table-cell>
          <table:table-cell table:style-name="ce2" office:value-type="string">
            <text:p>Writer + Artist</text:p>
          </table:table-cell>
          <table:table-cell table:style-name="ce2" office:value-type="string">
            <text:p>2 CPS</text:p>
          </table:table-cell>
          <table:table-cell table:style-name="ce4" table:formula="of:=SUBSTITUTE( [.G71]  ; &quot;,&quot; ; &quot; or &quot;)" office:value-type="string" office:string-value="Gallery">
            <text:p>Gallery</text:p>
          </table:table-cell>
          <table:table-cell table:style-name="ce4" table:formula="of:=SUBSTITUTE( [.H71] ; &quot;,&quot; ; &quot; or &quot; )" office:value-type="string" office:string-value="Callie Kravitz or  Otto Graff">
            <text:p>Callie Kravitz or <text:s/>Otto Graff</text:p>
          </table:table-cell>
          <table:table-cell/>
          <table:table-cell table:style-name="ce2" office:value-type="string">
            <text:p>Gallery</text:p>
          </table:table-cell>
          <table:table-cell table:style-name="ce2" office:value-type="string">
            <text:p>Callie Kravitz, Otto Graff</text:p>
          </table:table-cell>
          <table:table-cell table:number-columns-repeated="2"/>
          <table:table-cell table:formula="of:=CONCATENATE([.A71] ; &quot;,&quot; ; [.B71] ; &quot;,&quot; ; [.C71] ; &quot;,&quot; ; [.D71] ; &quot;,&quot; ; [.E71] )" office:value-type="string" office:string-value="Calligrapher,Writer + Artist,2 CPS,Gallery,Callie Kravitz or  Otto Graff">
            <text:p>Calligrapher,Writer + Artist,2 CPS,Gallery,Callie Kravitz or <text:s/>Otto Graff</text:p>
          </table:table-cell>
        </table:table-row>
        <table:table-row table:style-name="ro5">
          <table:table-cell table:style-name="ce2" office:value-type="string">
            <text:p>Cameraman</text:p>
          </table:table-cell>
          <table:table-cell table:style-name="ce2" office:value-type="string">
            <text:p>Photographer + Mechanic</text:p>
          </table:table-cell>
          <table:table-cell table:style-name="ce2" office:value-type="string">
            <text:p>2 CPS</text:p>
          </table:table-cell>
          <table:table-cell table:style-name="ce4" table:formula="of:=SUBSTITUTE( [.G72]  ; &quot;,&quot; ; &quot; or &quot;)" office:value-type="string" office:string-value="Photo Shop or  TV Station">
            <text:p>Photo Shop or <text:s/>TV Station</text:p>
          </table:table-cell>
          <table:table-cell table:style-name="ce4" table:formula="of:=SUBSTITUTE( [.H72] ; &quot;,&quot; ; &quot; or &quot; )" office:value-type="string" office:string-value="Phil Maker or  Michelle Bay">
            <text:p>Phil Maker or <text:s/>Michelle Bay</text:p>
          </table:table-cell>
          <table:table-cell/>
          <table:table-cell table:style-name="ce2" office:value-type="string">
            <text:p>Photo Shop, TV Station</text:p>
          </table:table-cell>
          <table:table-cell table:style-name="ce2" office:value-type="string">
            <text:p>Phil Maker, Michelle Bay</text:p>
          </table:table-cell>
          <table:table-cell table:number-columns-repeated="2"/>
          <table:table-cell table:formula="of:=CONCATENATE([.A72] ; &quot;,&quot; ; [.B72] ; &quot;,&quot; ; [.C72] ; &quot;,&quot; ; [.D72] ; &quot;,&quot; ; [.E72] )" office:value-type="string" office:string-value="Cameraman,Photographer + Mechanic,2 CPS,Photo Shop or  TV Station,Phil Maker or  Michelle Bay">
            <text:p>Cameraman,Photographer + Mechanic,2 CPS,Photo Shop or <text:s/>TV Station,Phil Maker or <text:s/>Michelle Bay</text:p>
          </table:table-cell>
        </table:table-row>
        <table:table-row table:style-name="ro3">
          <table:table-cell table:style-name="ce2" office:value-type="string">
            <text:p>Cheerleader</text:p>
          </table:table-cell>
          <table:table-cell table:style-name="ce2" office:value-type="string">
            <text:p>Athlete + Ballet Dancer</text:p>
          </table:table-cell>
          <table:table-cell table:style-name="ce2" office:value-type="string">
            <text:p>2 CPS</text:p>
          </table:table-cell>
          <table:table-cell table:style-name="ce4" table:formula="of:=SUBSTITUTE( [.G73]  ; &quot;,&quot; ; &quot; or &quot;)" office:value-type="string" office:string-value="Stadium or  Dance Studio">
            <text:p>Stadium or <text:s/>Dance Studio</text:p>
          </table:table-cell>
          <table:table-cell table:style-name="ce4" table:formula="of:=SUBSTITUTE( [.H73] ; &quot;,&quot; ; &quot; or &quot; )" office:value-type="string" office:string-value="Tom Pomm">
            <text:p>Tom Pomm</text:p>
          </table:table-cell>
          <table:table-cell/>
          <table:table-cell table:style-name="ce2" office:value-type="string">
            <text:p>Stadium, Dance Studio</text:p>
          </table:table-cell>
          <table:table-cell table:style-name="ce2" office:value-type="string">
            <text:p>Tom Pomm</text:p>
          </table:table-cell>
          <table:table-cell table:number-columns-repeated="2"/>
          <table:table-cell table:formula="of:=CONCATENATE([.A73] ; &quot;,&quot; ; [.B73] ; &quot;,&quot; ; [.C73] ; &quot;,&quot; ; [.D73] ; &quot;,&quot; ; [.E73] )" office:value-type="string" office:string-value="Cheerleader,Athlete + Ballet Dancer,2 CPS,Stadium or  Dance Studio,Tom Pomm">
            <text:p>Cheerleader,Athlete + Ballet Dancer,2 CPS,Stadium or <text:s/>Dance Studio,Tom Pomm</text:p>
          </table:table-cell>
        </table:table-row>
        <table:table-row table:style-name="ro3">
          <table:table-cell table:style-name="ce2" office:value-type="string">
            <text:p>Coach</text:p>
          </table:table-cell>
          <table:table-cell table:style-name="ce2" office:value-type="string">
            <text:p>Athlete + Athlete</text:p>
          </table:table-cell>
          <table:table-cell table:style-name="ce2" office:value-type="string">
            <text:p>2 CPS</text:p>
          </table:table-cell>
          <table:table-cell table:style-name="ce4" table:formula="of:=SUBSTITUTE( [.G74]  ; &quot;,&quot; ; &quot; or &quot;)" office:value-type="string" office:string-value="Stadium">
            <text:p>Stadium</text:p>
          </table:table-cell>
          <table:table-cell table:style-name="ce4" table:formula="of:=SUBSTITUTE( [.H74] ; &quot;,&quot; ; &quot; or &quot; )" office:value-type="string" office:string-value="Jim Laucher">
            <text:p>Jim Laucher</text:p>
          </table:table-cell>
          <table:table-cell/>
          <table:table-cell table:style-name="ce2" office:value-type="string">
            <text:p>Stadium</text:p>
          </table:table-cell>
          <table:table-cell table:style-name="ce2" office:value-type="string">
            <text:p>Jim Laucher</text:p>
          </table:table-cell>
          <table:table-cell table:number-columns-repeated="2"/>
          <table:table-cell table:formula="of:=CONCATENATE([.A74] ; &quot;,&quot; ; [.B74] ; &quot;,&quot; ; [.C74] ; &quot;,&quot; ; [.D74] ; &quot;,&quot; ; [.E74] )" office:value-type="string" office:string-value="Coach,Athlete + Athlete,2 CPS,Stadium,Jim Laucher">
            <text:p>Coach,Athlete + Athlete,2 CPS,Stadium,Jim Laucher</text:p>
          </table:table-cell>
        </table:table-row>
        <table:table-row table:style-name="ro3">
          <table:table-cell table:style-name="ce2" office:value-type="string">
            <text:p>Courier</text:p>
          </table:table-cell>
          <table:table-cell table:style-name="ce2" office:value-type="string">
            <text:p>Mailman + Salesman</text:p>
          </table:table-cell>
          <table:table-cell table:style-name="ce2" office:value-type="string">
            <text:p>2 CPS</text:p>
          </table:table-cell>
          <table:table-cell table:style-name="ce4" table:formula="of:=SUBSTITUTE( [.G75]  ; &quot;,&quot; ; &quot; or &quot;)" office:value-type="string" office:string-value="Post Office">
            <text:p>Post Office</text:p>
          </table:table-cell>
          <table:table-cell table:style-name="ce4" table:formula="of:=SUBSTITUTE( [.H75] ; &quot;,&quot; ; &quot; or &quot; )" office:value-type="string" office:string-value="Dusty Rhodes">
            <text:p>Dusty Rhodes</text:p>
          </table:table-cell>
          <table:table-cell/>
          <table:table-cell table:style-name="ce2" office:value-type="string">
            <text:p>Post Office</text:p>
          </table:table-cell>
          <table:table-cell table:style-name="ce2" office:value-type="string">
            <text:p>Dusty Rhodes</text:p>
          </table:table-cell>
          <table:table-cell table:number-columns-repeated="2"/>
          <table:table-cell table:formula="of:=CONCATENATE([.A75] ; &quot;,&quot; ; [.B75] ; &quot;,&quot; ; [.C75] ; &quot;,&quot; ; [.D75] ; &quot;,&quot; ; [.E75] )" office:value-type="string" office:string-value="Courier,Mailman + Salesman,2 CPS,Post Office,Dusty Rhodes">
            <text:p>Courier,Mailman + Salesman,2 CPS,Post Office,Dusty Rhodes</text:p>
          </table:table-cell>
        </table:table-row>
        <table:table-row table:style-name="ro8">
          <table:table-cell table:style-name="ce2" office:value-type="string">
            <text:p>Director</text:p>
          </table:table-cell>
          <table:table-cell table:style-name="ce2" office:value-type="string">
            <text:p>Cameraman + Cameraman</text:p>
          </table:table-cell>
          <table:table-cell table:style-name="ce2" office:value-type="string">
            <text:p>2 CPS</text:p>
          </table:table-cell>
          <table:table-cell table:style-name="ce4" table:formula="of:=SUBSTITUTE( [.G76]  ; &quot;,&quot; ; &quot; or &quot;)" office:value-type="string" office:string-value="Theatre or  Film Studio">
            <text:p>Theatre or <text:s/>Film Studio</text:p>
          </table:table-cell>
          <table:table-cell table:style-name="ce4" table:formula="of:=SUBSTITUTE( [.H76] ; &quot;,&quot; ; &quot; or &quot; )" office:value-type="string" office:string-value="Martina Scorcese or  Devan Spielburg">
            <text:p>Martina Scorcese or <text:s/>Devan Spielburg</text:p>
          </table:table-cell>
          <table:table-cell/>
          <table:table-cell table:style-name="ce2" office:value-type="string">
            <text:p>Theatre, Film Studio</text:p>
          </table:table-cell>
          <table:table-cell table:style-name="ce2" office:value-type="string">
            <text:p>Martina Scorcese, Devan Spielburg</text:p>
          </table:table-cell>
          <table:table-cell table:number-columns-repeated="2"/>
          <table:table-cell table:formula="of:=CONCATENATE([.A76] ; &quot;,&quot; ; [.B76] ; &quot;,&quot; ; [.C76] ; &quot;,&quot; ; [.D76] ; &quot;,&quot; ; [.E76] )" office:value-type="string" office:string-value="Director,Cameraman + Cameraman,2 CPS,Theatre or  Film Studio,Martina Scorcese or  Devan Spielburg">
            <text:p>Director,Cameraman + Cameraman,2 CPS,Theatre or <text:s/>Film Studio,Martina Scorcese or <text:s/>Devan Spielburg</text:p>
          </table:table-cell>
        </table:table-row>
        <table:table-row table:style-name="ro9">
          <table:table-cell table:style-name="ce2" office:value-type="string">
            <text:p>Florist</text:p>
          </table:table-cell>
          <table:table-cell table:style-name="ce2" office:value-type="string">
            <text:p>Farmer + Botanist</text:p>
          </table:table-cell>
          <table:table-cell table:style-name="ce2" office:value-type="string">
            <text:p>2 CPS</text:p>
          </table:table-cell>
          <table:table-cell table:style-name="ce4" table:formula="of:=SUBSTITUTE( [.G77]  ; &quot;,&quot; ; &quot; or &quot;)" office:value-type="string" office:string-value="Flower Shop or  Nursery or  Farmer's Market">
            <text:p>Flower Shop or <text:s/>Nursery or <text:s/>Farmer's Market</text:p>
          </table:table-cell>
          <table:table-cell table:style-name="ce4" table:formula="of:=SUBSTITUTE( [.H77] ; &quot;,&quot; ; &quot; or &quot; )" office:value-type="string" office:string-value="Dan D'Lyons">
            <text:p>Dan D'Lyons</text:p>
          </table:table-cell>
          <table:table-cell/>
          <table:table-cell table:style-name="ce2" office:value-type="string">
            <text:p>Flower Shop, Nursery, Farmer's Market</text:p>
          </table:table-cell>
          <table:table-cell table:style-name="ce2" office:value-type="string">
            <text:p>Dan D'Lyons</text:p>
          </table:table-cell>
          <table:table-cell table:number-columns-repeated="2"/>
          <table:table-cell table:formula="of:=CONCATENATE([.A77] ; &quot;,&quot; ; [.B77] ; &quot;,&quot; ; [.C77] ; &quot;,&quot; ; [.D77] ; &quot;,&quot; ; [.E77] )" office:value-type="string" office:string-value="Florist,Farmer + Botanist,2 CPS,Flower Shop or  Nursery or  Farmer's Market,Dan D'Lyons">
            <text:p>Florist,Farmer + Botanist,2 CPS,Flower Shop or <text:s/>Nursery or <text:s/>Farmer's Market,Dan D'Lyons</text:p>
          </table:table-cell>
        </table:table-row>
        <table:table-row table:style-name="ro3">
          <table:table-cell table:style-name="ce2" office:value-type="string">
            <text:p>Grave Digger</text:p>
          </table:table-cell>
          <table:table-cell table:style-name="ce2" office:value-type="string">
            <text:p>Farmer + Soldier</text:p>
          </table:table-cell>
          <table:table-cell table:style-name="ce2" office:value-type="string">
            <text:p>2 CPS</text:p>
          </table:table-cell>
          <table:table-cell table:style-name="ce4" table:formula="of:=SUBSTITUTE( [.G78]  ; &quot;,&quot; ; &quot; or &quot;)" office:value-type="string" office:string-value="Funeral Parlor">
            <text:p>Funeral Parlor</text:p>
          </table:table-cell>
          <table:table-cell table:style-name="ce4" table:formula="of:=SUBSTITUTE( [.H78] ; &quot;,&quot; ; &quot; or &quot; )" office:value-type="string" office:string-value="Doug Pitts">
            <text:p>Doug Pitts</text:p>
          </table:table-cell>
          <table:table-cell/>
          <table:table-cell table:style-name="ce2" office:value-type="string">
            <text:p>Funeral Parlor</text:p>
          </table:table-cell>
          <table:table-cell table:style-name="ce2" office:value-type="string">
            <text:p>Doug Pitts</text:p>
          </table:table-cell>
          <table:table-cell table:number-columns-repeated="2"/>
          <table:table-cell table:formula="of:=CONCATENATE([.A78] ; &quot;,&quot; ; [.B78] ; &quot;,&quot; ; [.C78] ; &quot;,&quot; ; [.D78] ; &quot;,&quot; ; [.E78] )" office:value-type="string" office:string-value="Grave Digger,Farmer + Soldier,2 CPS,Funeral Parlor,Doug Pitts">
            <text:p>Grave Digger,Farmer + Soldier,2 CPS,Funeral Parlor,Doug Pitts</text:p>
          </table:table-cell>
        </table:table-row>
        <table:table-row table:style-name="ro3">
          <table:table-cell table:style-name="ce2" office:value-type="string">
            <text:p>Mailman</text:p>
          </table:table-cell>
          <table:table-cell table:style-name="ce2" office:value-type="string">
            <text:p>Reporter + Valet</text:p>
          </table:table-cell>
          <table:table-cell table:style-name="ce2" office:value-type="string">
            <text:p>2 CPS</text:p>
          </table:table-cell>
          <table:table-cell table:style-name="ce4" table:formula="of:=SUBSTITUTE( [.G79]  ; &quot;,&quot; ; &quot; or &quot;)" office:value-type="string" office:string-value="Post Office">
            <text:p>Post Office</text:p>
          </table:table-cell>
          <table:table-cell table:style-name="ce4" table:formula="of:=SUBSTITUTE( [.H79] ; &quot;,&quot; ; &quot; or &quot; )" office:value-type="string" office:string-value="June Parcell">
            <text:p>June Parcell</text:p>
          </table:table-cell>
          <table:table-cell/>
          <table:table-cell table:style-name="ce2" office:value-type="string">
            <text:p>Post Office</text:p>
          </table:table-cell>
          <table:table-cell table:style-name="ce2" office:value-type="string">
            <text:p>June Parcell</text:p>
          </table:table-cell>
          <table:table-cell table:number-columns-repeated="2"/>
          <table:table-cell table:formula="of:=CONCATENATE([.A79] ; &quot;,&quot; ; [.B79] ; &quot;,&quot; ; [.C79] ; &quot;,&quot; ; [.D79] ; &quot;,&quot; ; [.E79] )" office:value-type="string" office:string-value="Mailman,Reporter + Valet,2 CPS,Post Office,June Parcell">
            <text:p>Mailman,Reporter + Valet,2 CPS,Post Office,June Parcell</text:p>
          </table:table-cell>
        </table:table-row>
        <table:table-row table:style-name="ro3">
          <table:table-cell table:style-name="ce2" office:value-type="string">
            <text:p>Miner</text:p>
          </table:table-cell>
          <table:table-cell table:style-name="ce2" office:value-type="string">
            <text:p>Grave Digger + Explorer</text:p>
          </table:table-cell>
          <table:table-cell table:style-name="ce2" office:value-type="string">
            <text:p>2 CPS</text:p>
          </table:table-cell>
          <table:table-cell table:style-name="ce4" table:formula="of:=SUBSTITUTE( [.G80]  ; &quot;,&quot; ; &quot; or &quot;)" office:value-type="string" office:string-value="Utopium Mine">
            <text:p>Utopium Mine</text:p>
          </table:table-cell>
          <table:table-cell table:style-name="ce4" table:formula="of:=SUBSTITUTE( [.H80] ; &quot;,&quot; ; &quot; or &quot; )" office:value-type="string" office:string-value="Jem Stoan">
            <text:p>Jem Stoan</text:p>
          </table:table-cell>
          <table:table-cell/>
          <table:table-cell table:style-name="ce2" office:value-type="string">
            <text:p>Utopium Mine</text:p>
          </table:table-cell>
          <table:table-cell table:style-name="ce2" office:value-type="string">
            <text:p>Jem Stoan</text:p>
          </table:table-cell>
          <table:table-cell table:number-columns-repeated="2"/>
          <table:table-cell table:formula="of:=CONCATENATE([.A80] ; &quot;,&quot; ; [.B80] ; &quot;,&quot; ; [.C80] ; &quot;,&quot; ; [.D80] ; &quot;,&quot; ; [.E80] )" office:value-type="string" office:string-value="Miner,Grave Digger + Explorer,2 CPS,Utopium Mine,Jem Stoan">
            <text:p>Miner,Grave Digger + Explorer,2 CPS,Utopium Mine,Jem Stoan</text:p>
          </table:table-cell>
        </table:table-row>
        <table:table-row table:style-name="ro8">
          <table:table-cell table:style-name="ce2" office:value-type="string">
            <text:p>Cattle Rustler</text:p>
          </table:table-cell>
          <table:table-cell table:style-name="ce2" office:value-type="string">
            <text:p>Jockey + Animal Trainer</text:p>
          </table:table-cell>
          <table:table-cell table:style-name="ce2" office:value-type="string">
            <text:p>2 CPS</text:p>
          </table:table-cell>
          <table:table-cell table:style-name="ce4" table:formula="of:=SUBSTITUTE( [.G81]  ; &quot;,&quot; ; &quot; or &quot;)" office:value-type="string" office:string-value="Stable or  Stadium">
            <text:p>Stable or <text:s/>Stadium</text:p>
          </table:table-cell>
          <table:table-cell table:style-name="ce4" table:formula="of:=SUBSTITUTE( [.H81] ; &quot;,&quot; ; &quot; or &quot; )" office:value-type="string" office:string-value="Brandon Cattell or  Brenda Cattel">
            <text:p>Brandon Cattell or <text:s/>Brenda Cattel</text:p>
          </table:table-cell>
          <table:table-cell/>
          <table:table-cell table:style-name="ce2" office:value-type="string">
            <text:p>Stable, Stadium</text:p>
          </table:table-cell>
          <table:table-cell table:style-name="ce2" office:value-type="string">
            <text:p>Brandon Cattell, Brenda Cattel</text:p>
          </table:table-cell>
          <table:table-cell table:number-columns-repeated="2"/>
          <table:table-cell table:formula="of:=CONCATENATE([.A81] ; &quot;,&quot; ; [.B81] ; &quot;,&quot; ; [.C81] ; &quot;,&quot; ; [.D81] ; &quot;,&quot; ; [.E81] )" office:value-type="string" office:string-value="Cattle Rustler,Jockey + Animal Trainer,2 CPS,Stable or  Stadium,Brandon Cattell or  Brenda Cattel">
            <text:p>Cattle Rustler,Jockey + Animal Trainer,2 CPS,Stable or <text:s/>Stadium,Brandon Cattell or <text:s/>Brenda Cattel</text:p>
          </table:table-cell>
        </table:table-row>
        <table:table-row table:style-name="ro3">
          <table:table-cell table:style-name="ce2" office:value-type="string">
            <text:p>Postmaster General</text:p>
          </table:table-cell>
          <table:table-cell table:style-name="ce2" office:value-type="string">
            <text:p>Mailman + General</text:p>
          </table:table-cell>
          <table:table-cell table:style-name="ce2" office:value-type="string">
            <text:p>2 CPS</text:p>
          </table:table-cell>
          <table:table-cell table:style-name="ce4" table:formula="of:=SUBSTITUTE( [.G82]  ; &quot;,&quot; ; &quot; or &quot;)" office:value-type="string" office:string-value="Post Office">
            <text:p>Post Office</text:p>
          </table:table-cell>
          <table:table-cell table:style-name="ce4" table:formula="of:=SUBSTITUTE( [.H82] ; &quot;,&quot; ; &quot; or &quot; )" office:value-type="string" office:string-value="Philip Lately">
            <text:p>Philip Lately</text:p>
          </table:table-cell>
          <table:table-cell/>
          <table:table-cell table:style-name="ce2" office:value-type="string">
            <text:p>Post Office</text:p>
          </table:table-cell>
          <table:table-cell table:style-name="ce2" office:value-type="string">
            <text:p>Philip Lately</text:p>
          </table:table-cell>
          <table:table-cell table:number-columns-repeated="2"/>
          <table:table-cell table:formula="of:=CONCATENATE([.A82] ; &quot;,&quot; ; [.B82] ; &quot;,&quot; ; [.C82] ; &quot;,&quot; ; [.D82] ; &quot;,&quot; ; [.E82] )" office:value-type="string" office:string-value="Postmaster General,Mailman + General,2 CPS,Post Office,Philip Lately">
            <text:p>Postmaster General,Mailman + General,2 CPS,Post Office,Philip Lately</text:p>
          </table:table-cell>
        </table:table-row>
        <table:table-row table:style-name="ro11">
          <table:table-cell table:style-name="ce2" office:value-type="string">
            <text:p>Stunt Double</text:p>
          </table:table-cell>
          <table:table-cell table:style-name="ce2" office:value-type="string">
            <text:p>Actor + Martial Artist</text:p>
          </table:table-cell>
          <table:table-cell table:style-name="ce2" office:value-type="string">
            <text:p>2 CPS</text:p>
          </table:table-cell>
          <table:table-cell table:style-name="ce4" table:formula="of:=SUBSTITUTE( [.G83]  ; &quot;,&quot; ; &quot; or &quot;)" office:value-type="string" office:string-value="Film Studio">
            <text:p>Film Studio</text:p>
          </table:table-cell>
          <table:table-cell table:style-name="ce4" table:formula="of:=SUBSTITUTE( [.H83] ; &quot;,&quot; ; &quot; or &quot; )" office:value-type="string" office:string-value="Oliver Sutton">
            <text:p>Oliver Sutton</text:p>
          </table:table-cell>
          <table:table-cell/>
          <table:table-cell table:style-name="ce2" office:value-type="string">
            <text:p>Film Studio</text:p>
          </table:table-cell>
          <table:table-cell table:style-name="ce2" office:value-type="string">
            <text:p>Oliver Sutton</text:p>
          </table:table-cell>
          <table:table-cell table:number-columns-repeated="2"/>
          <table:table-cell table:formula="of:=CONCATENATE([.A83] ; &quot;,&quot; ; [.B83] ; &quot;,&quot; ; [.C83] ; &quot;,&quot; ; [.D83] ; &quot;,&quot; ; [.E83] )" office:value-type="string" office:string-value="Stunt Double,Actor + Martial Artist,2 CPS,Film Studio,Oliver Sutton">
            <text:p>Stunt Double,Actor + Martial Artist,2 CPS,Film Studio,Oliver Sutton</text:p>
          </table:table-cell>
        </table:table-row>
        <table:table-row table:style-name="ro8">
          <table:table-cell table:style-name="ce2" office:value-type="string">
            <text:p>Programmer</text:p>
          </table:table-cell>
          <table:table-cell table:style-name="ce2" office:value-type="string">
            <text:p>Mathematician + Engineer</text:p>
          </table:table-cell>
          <table:table-cell table:style-name="ce2" office:value-type="string">
            <text:p>2 CPS</text:p>
          </table:table-cell>
          <table:table-cell table:style-name="ce4" table:formula="of:=SUBSTITUTE( [.G84]  ; &quot;,&quot; ; &quot; or &quot;)" office:value-type="string" office:string-value="Arcade or  Tech Support">
            <text:p>Arcade or <text:s/>Tech Support</text:p>
          </table:table-cell>
          <table:table-cell table:style-name="ce4" table:formula="of:=SUBSTITUTE( [.H84] ; &quot;,&quot; ; &quot; or &quot; )" office:value-type="string" office:string-value="Willa Gates or  Sakura Gates">
            <text:p>Willa Gates or <text:s/>Sakura Gates</text:p>
          </table:table-cell>
          <table:table-cell/>
          <table:table-cell table:style-name="ce2" office:value-type="string">
            <text:p>Arcade, Tech Support</text:p>
          </table:table-cell>
          <table:table-cell table:style-name="ce2" office:value-type="string">
            <text:p>Willa Gates, Sakura Gates</text:p>
          </table:table-cell>
          <table:table-cell table:number-columns-repeated="2"/>
          <table:table-cell table:formula="of:=CONCATENATE([.A84] ; &quot;,&quot; ; [.B84] ; &quot;,&quot; ; [.C84] ; &quot;,&quot; ; [.D84] ; &quot;,&quot; ; [.E84] )" office:value-type="string" office:string-value="Programmer,Mathematician + Engineer,2 CPS,Arcade or  Tech Support,Willa Gates or  Sakura Gates">
            <text:p>Programmer,Mathematician + Engineer,2 CPS,Arcade or <text:s/>Tech Support,Willa Gates or <text:s/>Sakura Gates</text:p>
          </table:table-cell>
        </table:table-row>
        <table:table-row table:style-name="ro3">
          <table:table-cell table:style-name="ce2" office:value-type="string">
            <text:p>Game Designer</text:p>
          </table:table-cell>
          <table:table-cell table:style-name="ce2" office:value-type="string">
            <text:p>Programmer + Artist</text:p>
          </table:table-cell>
          <table:table-cell table:style-name="ce2" office:value-type="string">
            <text:p>2 CPS</text:p>
          </table:table-cell>
          <table:table-cell table:style-name="ce4" table:formula="of:=SUBSTITUTE( [.G85]  ; &quot;,&quot; ; &quot; or &quot;)" office:value-type="string" office:string-value="Arcade">
            <text:p>Arcade</text:p>
          </table:table-cell>
          <table:table-cell table:style-name="ce4" table:formula="of:=SUBSTITUTE( [.H85] ; &quot;,&quot; ; &quot; or &quot; )" office:value-type="string" office:string-value="Brave Marsh">
            <text:p>Brave Marsh</text:p>
          </table:table-cell>
          <table:table-cell/>
          <table:table-cell table:style-name="ce2" office:value-type="string">
            <text:p>Arcade</text:p>
          </table:table-cell>
          <table:table-cell table:style-name="ce2" office:value-type="string">
            <text:p>Brave Marsh</text:p>
          </table:table-cell>
          <table:table-cell table:number-columns-repeated="2"/>
          <table:table-cell table:formula="of:=CONCATENATE([.A85] ; &quot;,&quot; ; [.B85] ; &quot;,&quot; ; [.C85] ; &quot;,&quot; ; [.D85] ; &quot;,&quot; ; [.E85] )" office:value-type="string" office:string-value="Game Designer,Programmer + Artist,2 CPS,Arcade,Brave Marsh">
            <text:p>Game Designer,Programmer + Artist,2 CPS,Arcade,Brave Marsh</text:p>
          </table:table-cell>
        </table:table-row>
        <table:table-row table:style-name="ro9">
          <table:table-cell table:style-name="ce2" office:value-type="string">
            <text:p>Mathematician</text:p>
          </table:table-cell>
          <table:table-cell table:style-name="ce2" office:value-type="string">
            <text:p>Philosopher + Scientist</text:p>
          </table:table-cell>
          <table:table-cell table:style-name="ce2" office:value-type="string">
            <text:p>2 CPS</text:p>
          </table:table-cell>
          <table:table-cell table:style-name="ce4" table:formula="of:=SUBSTITUTE( [.G86]  ; &quot;,&quot; ; &quot; or &quot;)" office:value-type="string" office:string-value="University or  Business Center or  Tech Support">
            <text:p>University or <text:s/>Business Center or <text:s/>Tech Support</text:p>
          </table:table-cell>
          <table:table-cell table:style-name="ce4" table:formula="of:=SUBSTITUTE( [.H86] ; &quot;,&quot; ; &quot; or &quot; )" office:value-type="string" office:string-value="Bertha Russel">
            <text:p>Bertha Russel</text:p>
          </table:table-cell>
          <table:table-cell/>
          <table:table-cell table:style-name="ce2" office:value-type="string">
            <text:p>University, Business Center, Tech Support</text:p>
          </table:table-cell>
          <table:table-cell table:style-name="ce2" office:value-type="string">
            <text:p>Bertha Russel</text:p>
          </table:table-cell>
          <table:table-cell table:number-columns-repeated="2"/>
          <table:table-cell table:formula="of:=CONCATENATE([.A86] ; &quot;,&quot; ; [.B86] ; &quot;,&quot; ; [.C86] ; &quot;,&quot; ; [.D86] ; &quot;,&quot; ; [.E86] )" office:value-type="string" office:string-value="Mathematician,Philosopher + Scientist,2 CPS,University or  Business Center or  Tech Support,Bertha Russel">
            <text:p>Mathematician,Philosopher + Scientist,2 CPS,University or <text:s/>Business Center or <text:s/>Tech Support,Bertha Russel</text:p>
          </table:table-cell>
        </table:table-row>
        <table:table-row table:style-name="ro8">
          <table:table-cell table:style-name="ce2" office:value-type="string">
            <text:p>Scientist</text:p>
          </table:table-cell>
          <table:table-cell table:style-name="ce2" office:value-type="string">
            <text:p>Philosopher + Engineer</text:p>
          </table:table-cell>
          <table:table-cell table:style-name="ce2" office:value-type="string">
            <text:p>2 CPS</text:p>
          </table:table-cell>
          <table:table-cell table:style-name="ce4" table:formula="of:=SUBSTITUTE( [.G87]  ; &quot;,&quot; ; &quot; or &quot;)" office:value-type="string" office:string-value="Research Lab">
            <text:p>Research Lab</text:p>
          </table:table-cell>
          <table:table-cell table:style-name="ce4" table:formula="of:=SUBSTITUTE( [.H87] ; &quot;,&quot; ; &quot; or &quot; )" office:value-type="string" office:string-value="Milly Graham or  Miller Graham">
            <text:p>Milly Graham or <text:s/>Miller Graham</text:p>
          </table:table-cell>
          <table:table-cell/>
          <table:table-cell table:style-name="ce2" office:value-type="string">
            <text:p>Research Lab</text:p>
          </table:table-cell>
          <table:table-cell table:style-name="ce2" office:value-type="string">
            <text:p>Milly Graham, Miller Graham</text:p>
          </table:table-cell>
          <table:table-cell table:number-columns-repeated="2"/>
          <table:table-cell table:formula="of:=CONCATENATE([.A87] ; &quot;,&quot; ; [.B87] ; &quot;,&quot; ; [.C87] ; &quot;,&quot; ; [.D87] ; &quot;,&quot; ; [.E87] )" office:value-type="string" office:string-value="Scientist,Philosopher + Engineer,2 CPS,Research Lab,Milly Graham or  Miller Graham">
            <text:p>Scientist,Philosopher + Engineer,2 CPS,Research Lab,Milly Graham or <text:s/>Miller Graham</text:p>
          </table:table-cell>
        </table:table-row>
        <table:table-row table:style-name="ro8">
          <table:table-cell table:style-name="ce2" office:value-type="string">
            <text:p>Physicist</text:p>
          </table:table-cell>
          <table:table-cell table:style-name="ce2" office:value-type="string">
            <text:p>Scientist + Mathematician</text:p>
          </table:table-cell>
          <table:table-cell table:style-name="ce2" office:value-type="string">
            <text:p>2 CPS</text:p>
          </table:table-cell>
          <table:table-cell table:style-name="ce4" table:formula="of:=SUBSTITUTE( [.G88]  ; &quot;,&quot; ; &quot; or &quot;)" office:value-type="string" office:string-value="University">
            <text:p>University</text:p>
          </table:table-cell>
          <table:table-cell table:style-name="ce4" table:formula="of:=SUBSTITUTE( [.H88] ; &quot;,&quot; ; &quot; or &quot; )" office:value-type="string" office:string-value="Mary Curry or  Wilbert Epstein">
            <text:p>Mary Curry or <text:s/>Wilbert Epstein</text:p>
          </table:table-cell>
          <table:table-cell/>
          <table:table-cell table:style-name="ce2" office:value-type="string">
            <text:p>University</text:p>
          </table:table-cell>
          <table:table-cell table:style-name="ce2" office:value-type="string">
            <text:p>Mary Curry, Wilbert Epstein</text:p>
          </table:table-cell>
          <table:table-cell table:number-columns-repeated="2"/>
          <table:table-cell table:formula="of:=CONCATENATE([.A88] ; &quot;,&quot; ; [.B88] ; &quot;,&quot; ; [.C88] ; &quot;,&quot; ; [.D88] ; &quot;,&quot; ; [.E88] )" office:value-type="string" office:string-value="Physicist,Scientist + Mathematician,2 CPS,University,Mary Curry or  Wilbert Epstein">
            <text:p>Physicist,Scientist + Mathematician,2 CPS,University,Mary Curry or <text:s/>Wilbert Epstein</text:p>
          </table:table-cell>
        </table:table-row>
        <table:table-row table:style-name="ro8">
          <table:table-cell table:style-name="ce2" office:value-type="string">
            <text:p>Astronomer</text:p>
          </table:table-cell>
          <table:table-cell table:style-name="ce2" office:value-type="string">
            <text:p>Physicist + Dreamer</text:p>
          </table:table-cell>
          <table:table-cell table:style-name="ce2" office:value-type="string">
            <text:p>2 CPS</text:p>
          </table:table-cell>
          <table:table-cell table:style-name="ce4" table:formula="of:=SUBSTITUTE( [.G89]  ; &quot;,&quot; ; &quot; or &quot;)" office:value-type="string" office:string-value="Space Admin or  Observatory">
            <text:p>Space Admin or <text:s/>Observatory</text:p>
          </table:table-cell>
          <table:table-cell table:style-name="ce4" table:formula="of:=SUBSTITUTE( [.H89] ; &quot;,&quot; ; &quot; or &quot; )" office:value-type="string" office:string-value="Stella Eventide or  Seymour Stars">
            <text:p>Stella Eventide or <text:s/>Seymour Stars</text:p>
          </table:table-cell>
          <table:table-cell/>
          <table:table-cell table:style-name="ce2" office:value-type="string">
            <text:p>Space Admin, Observatory</text:p>
          </table:table-cell>
          <table:table-cell table:style-name="ce2" office:value-type="string">
            <text:p>Stella Eventide, Seymour Stars</text:p>
          </table:table-cell>
          <table:table-cell table:number-columns-repeated="2"/>
          <table:table-cell table:formula="of:=CONCATENATE([.A89] ; &quot;,&quot; ; [.B89] ; &quot;,&quot; ; [.C89] ; &quot;,&quot; ; [.D89] ; &quot;,&quot; ; [.E89] )" office:value-type="string" office:string-value="Astronomer,Physicist + Dreamer,2 CPS,Space Admin or  Observatory,Stella Eventide or  Seymour Stars">
            <text:p>Astronomer,Physicist + Dreamer,2 CPS,Space Admin or <text:s/>Observatory,Stella Eventide or <text:s/>Seymour Stars</text:p>
          </table:table-cell>
        </table:table-row>
        <table:table-row table:style-name="ro3">
          <table:table-cell table:style-name="ce2" office:value-type="string">
            <text:p>Astronaut</text:p>
          </table:table-cell>
          <table:table-cell table:style-name="ce2" office:value-type="string">
            <text:p>Pilot + Astronomer</text:p>
          </table:table-cell>
          <table:table-cell table:style-name="ce2" office:value-type="string">
            <text:p>2 CPS</text:p>
          </table:table-cell>
          <table:table-cell table:style-name="ce4" table:formula="of:=SUBSTITUTE( [.G90]  ; &quot;,&quot; ; &quot; or &quot;)" office:value-type="string" office:string-value="Space Admin">
            <text:p>Space Admin</text:p>
          </table:table-cell>
          <table:table-cell table:style-name="ce4" table:formula="of:=SUBSTITUTE( [.H90] ; &quot;,&quot; ; &quot; or &quot; )" office:value-type="string" office:string-value="Neil Livestrong">
            <text:p>Neil Livestrong</text:p>
          </table:table-cell>
          <table:table-cell/>
          <table:table-cell table:style-name="ce2" office:value-type="string">
            <text:p>Space Admin</text:p>
          </table:table-cell>
          <table:table-cell table:style-name="ce2" office:value-type="string">
            <text:p>Neil Livestrong</text:p>
          </table:table-cell>
          <table:table-cell table:number-columns-repeated="2"/>
          <table:table-cell table:formula="of:=CONCATENATE([.A90] ; &quot;,&quot; ; [.B90] ; &quot;,&quot; ; [.C90] ; &quot;,&quot; ; [.D90] ; &quot;,&quot; ; [.E90] )" office:value-type="string" office:string-value="Astronaut,Pilot + Astronomer,2 CPS,Space Admin,Neil Livestrong">
            <text:p>Astronaut,Pilot + Astronomer,2 CPS,Space Admin,Neil Livestrong</text:p>
          </table:table-cell>
        </table:table-row>
        <table:table-row table:style-name="ro9">
          <table:table-cell table:style-name="ce2" office:value-type="string">
            <text:p>Geneticist</text:p>
          </table:table-cell>
          <table:table-cell table:style-name="ce2" office:value-type="string">
            <text:p>Scientist + Doctor</text:p>
          </table:table-cell>
          <table:table-cell table:style-name="ce2" office:value-type="string">
            <text:p>2 CPS</text:p>
          </table:table-cell>
          <table:table-cell table:style-name="ce4" table:formula="of:=SUBSTITUTE( [.G91]  ; &quot;,&quot; ; &quot; or &quot;)" office:value-type="string" office:string-value="Gene Pool">
            <text:p>Gene Pool</text:p>
          </table:table-cell>
          <table:table-cell table:style-name="ce4" table:formula="of:=SUBSTITUTE( [.H91] ; &quot;,&quot; ; &quot; or &quot; )" office:value-type="string" office:string-value="Gene Poole or  Jean Poole">
            <text:p>Gene Poole or <text:s/>Jean Poole</text:p>
          </table:table-cell>
          <table:table-cell/>
          <table:table-cell table:style-name="ce2" office:value-type="string">
            <text:p>Gene Pool</text:p>
          </table:table-cell>
          <table:table-cell table:style-name="ce2" office:value-type="string">
            <text:p>Gene Poole, Jean Poole</text:p>
          </table:table-cell>
          <table:table-cell table:number-columns-repeated="2"/>
          <table:table-cell table:formula="of:=CONCATENATE([.A91] ; &quot;,&quot; ; [.B91] ; &quot;,&quot; ; [.C91] ; &quot;,&quot; ; [.D91] ; &quot;,&quot; ; [.E91] )" office:value-type="string" office:string-value="Geneticist,Scientist + Doctor,2 CPS,Gene Pool,Gene Poole or  Jean Poole">
            <text:p>Geneticist,Scientist + Doctor,2 CPS,Gene Pool,Gene Poole or <text:s/>Jean Poole</text:p>
          </table:table-cell>
        </table:table-row>
        <table:table-row table:style-name="ro8">
          <table:table-cell table:style-name="ce2" office:value-type="string">
            <text:p>Cryptozoologist</text:p>
          </table:table-cell>
          <table:table-cell table:style-name="ce2" office:value-type="string">
            <text:p>Zookeeper + Detective</text:p>
          </table:table-cell>
          <table:table-cell table:style-name="ce2" office:value-type="string">
            <text:p>2 CPS</text:p>
          </table:table-cell>
          <table:table-cell table:style-name="ce4" table:formula="of:=SUBSTITUTE( [.G92]  ; &quot;,&quot; ; &quot; or &quot;)" office:value-type="string" office:string-value="Research Lab">
            <text:p>Research Lab</text:p>
          </table:table-cell>
          <table:table-cell table:style-name="ce4" table:formula="of:=SUBSTITUTE( [.H92] ; &quot;,&quot; ; &quot; or &quot; )" office:value-type="string" office:string-value="Holly Mackerel or  Marshall Mellow">
            <text:p>Holly Mackerel or <text:s/>Marshall Mellow</text:p>
          </table:table-cell>
          <table:table-cell/>
          <table:table-cell table:style-name="ce2" office:value-type="string">
            <text:p>Research Lab</text:p>
          </table:table-cell>
          <table:table-cell table:style-name="ce2" office:value-type="string">
            <text:p>Holly Mackerel, Marshall Mellow</text:p>
          </table:table-cell>
          <table:table-cell table:number-columns-repeated="2"/>
          <table:table-cell table:formula="of:=CONCATENATE([.A92] ; &quot;,&quot; ; [.B92] ; &quot;,&quot; ; [.C92] ; &quot;,&quot; ; [.D92] ; &quot;,&quot; ; [.E92] )" office:value-type="string" office:string-value="Cryptozoologist,Zookeeper + Detective,2 CPS,Research Lab,Holly Mackerel or  Marshall Mellow">
            <text:p>Cryptozoologist,Zookeeper + Detective,2 CPS,Research Lab,Holly Mackerel or <text:s/>Marshall Mellow</text:p>
          </table:table-cell>
        </table:table-row>
        <table:table-row table:style-name="ro5">
          <table:table-cell table:style-name="ce2" office:value-type="string">
            <text:p>Accountant</text:p>
          </table:table-cell>
          <table:table-cell table:style-name="ce2" office:value-type="string">
            <text:p>Secretary + Mathematician</text:p>
          </table:table-cell>
          <table:table-cell table:style-name="ce2" office:value-type="string">
            <text:p>2 CPS</text:p>
          </table:table-cell>
          <table:table-cell table:style-name="ce4" table:formula="of:=SUBSTITUTE( [.G93]  ; &quot;,&quot; ; &quot; or &quot;)" office:value-type="string" office:string-value="Pharmacy or  Bank or  Business Center">
            <text:p>Pharmacy or <text:s/>Bank or <text:s/>Business Center</text:p>
          </table:table-cell>
          <table:table-cell table:style-name="ce4" table:formula="of:=SUBSTITUTE( [.H93] ; &quot;,&quot; ; &quot; or &quot; )" office:value-type="string" office:string-value="Pound Fullish or  Zoe Ballanser">
            <text:p>Pound Fullish or <text:s/>Zoe Ballanser</text:p>
          </table:table-cell>
          <table:table-cell/>
          <table:table-cell table:style-name="ce2" office:value-type="string">
            <text:p>Pharmacy, Bank, Business Center</text:p>
          </table:table-cell>
          <table:table-cell table:style-name="ce2" office:value-type="string">
            <text:p>Pound Fullish, Zoe Ballanser</text:p>
          </table:table-cell>
          <table:table-cell table:number-columns-repeated="2"/>
          <table:table-cell table:formula="of:=CONCATENATE([.A93] ; &quot;,&quot; ; [.B93] ; &quot;,&quot; ; [.C93] ; &quot;,&quot; ; [.D93] ; &quot;,&quot; ; [.E93] )" office:value-type="string" office:string-value="Accountant,Secretary + Mathematician,2 CPS,Pharmacy or  Bank or  Business Center,Pound Fullish or  Zoe Ballanser">
            <text:p>Accountant,Secretary + Mathematician,2 CPS,Pharmacy or <text:s/>Bank or <text:s/>Business Center,Pound Fullish or <text:s/>Zoe Ballanser</text:p>
          </table:table-cell>
        </table:table-row>
        <table:table-row table:style-name="ro9">
          <table:table-cell table:style-name="ce2" office:value-type="string">
            <text:p>Editor</text:p>
          </table:table-cell>
          <table:table-cell table:style-name="ce2" office:value-type="string">
            <text:p>Writer + Writer</text:p>
          </table:table-cell>
          <table:table-cell table:style-name="ce2" office:value-type="string">
            <text:p>2 CPS</text:p>
          </table:table-cell>
          <table:table-cell table:style-name="ce4" table:formula="of:=SUBSTITUTE( [.G94]  ; &quot;,&quot; ; &quot; or &quot;)" office:value-type="string" office:string-value="Library or  Publishing House">
            <text:p>Library or <text:s/>Publishing House</text:p>
          </table:table-cell>
          <table:table-cell table:style-name="ce4" table:formula="of:=SUBSTITUTE( [.H94] ; &quot;,&quot; ; &quot; or &quot; )" office:value-type="string" office:string-value="Jerry Stein">
            <text:p>Jerry Stein</text:p>
          </table:table-cell>
          <table:table-cell/>
          <table:table-cell table:style-name="ce2" office:value-type="string">
            <text:p>Library, Publishing House</text:p>
          </table:table-cell>
          <table:table-cell table:style-name="ce2" office:value-type="string">
            <text:p>Jerry Stein</text:p>
          </table:table-cell>
          <table:table-cell table:number-columns-repeated="2"/>
          <table:table-cell table:formula="of:=CONCATENATE([.A94] ; &quot;,&quot; ; [.B94] ; &quot;,&quot; ; [.C94] ; &quot;,&quot; ; [.D94] ; &quot;,&quot; ; [.E94] )" office:value-type="string" office:string-value="Editor,Writer + Writer,2 CPS,Library or  Publishing House,Jerry Stein">
            <text:p>Editor,Writer + Writer,2 CPS,Library or <text:s/>Publishing House,Jerry Stein</text:p>
          </table:table-cell>
        </table:table-row>
        <table:table-row table:style-name="ro9">
          <table:table-cell table:style-name="ce2" office:value-type="string">
            <text:p>Librarian</text:p>
          </table:table-cell>
          <table:table-cell table:style-name="ce2" office:value-type="string">
            <text:p>Writer + Poet</text:p>
          </table:table-cell>
          <table:table-cell table:style-name="ce2" office:value-type="string">
            <text:p>2 CPS</text:p>
          </table:table-cell>
          <table:table-cell table:style-name="ce4" table:formula="of:=SUBSTITUTE( [.G95]  ; &quot;,&quot; ; &quot; or &quot;)" office:value-type="string" office:string-value="Library">
            <text:p>Library</text:p>
          </table:table-cell>
          <table:table-cell table:style-name="ce4" table:formula="of:=SUBSTITUTE( [.H95] ; &quot;,&quot; ; &quot; or &quot; )" office:value-type="string" office:string-value="Constance Eyelens">
            <text:p>Constance Eyelens</text:p>
          </table:table-cell>
          <table:table-cell/>
          <table:table-cell table:style-name="ce2" office:value-type="string">
            <text:p>Library</text:p>
          </table:table-cell>
          <table:table-cell table:style-name="ce2" office:value-type="string">
            <text:p>Constance Eyelens</text:p>
          </table:table-cell>
          <table:table-cell table:number-columns-repeated="2"/>
          <table:table-cell table:formula="of:=CONCATENATE([.A95] ; &quot;,&quot; ; [.B95] ; &quot;,&quot; ; [.C95] ; &quot;,&quot; ; [.D95] ; &quot;,&quot; ; [.E95] )" office:value-type="string" office:string-value="Librarian,Writer + Poet,2 CPS,Library,Constance Eyelens">
            <text:p>Librarian,Writer + Poet,2 CPS,Library,Constance Eyelens</text:p>
          </table:table-cell>
        </table:table-row>
        <table:table-row table:style-name="ro5">
          <table:table-cell table:style-name="ce2" office:value-type="string">
            <text:p>Historian</text:p>
          </table:table-cell>
          <table:table-cell table:style-name="ce2" office:value-type="string">
            <text:p>Philosopher + Librarian</text:p>
          </table:table-cell>
          <table:table-cell table:style-name="ce2" office:value-type="string">
            <text:p>2 CPS</text:p>
          </table:table-cell>
          <table:table-cell table:style-name="ce4" table:formula="of:=SUBSTITUTE( [.G96]  ; &quot;,&quot; ; &quot; or &quot;)" office:value-type="string" office:string-value="Museum">
            <text:p>Museum</text:p>
          </table:table-cell>
          <table:table-cell table:style-name="ce4" table:formula="of:=SUBSTITUTE( [.H96] ; &quot;,&quot; ; &quot; or &quot; )" office:value-type="string" office:string-value="William Bison or  Anne Teak">
            <text:p>William Bison or <text:s/>Anne Teak</text:p>
          </table:table-cell>
          <table:table-cell/>
          <table:table-cell table:style-name="ce2" office:value-type="string">
            <text:p>Museum</text:p>
          </table:table-cell>
          <table:table-cell table:style-name="ce2" office:value-type="string">
            <text:p>William Bison, Anne Teak</text:p>
          </table:table-cell>
          <table:table-cell table:number-columns-repeated="2"/>
          <table:table-cell table:formula="of:=CONCATENATE([.A96] ; &quot;,&quot; ; [.B96] ; &quot;,&quot; ; [.C96] ; &quot;,&quot; ; [.D96] ; &quot;,&quot; ; [.E96] )" office:value-type="string" office:string-value="Historian,Philosopher + Librarian,2 CPS,Museum,William Bison or  Anne Teak">
            <text:p>Historian,Philosopher + Librarian,2 CPS,Museum,William Bison or <text:s/>Anne Teak</text:p>
          </table:table-cell>
        </table:table-row>
        <table:table-row table:style-name="ro3">
          <table:table-cell table:style-name="ce2" office:value-type="string">
            <text:p>Archaeologist</text:p>
          </table:table-cell>
          <table:table-cell table:style-name="ce2" office:value-type="string">
            <text:p>Historian + Explorer</text:p>
          </table:table-cell>
          <table:table-cell table:style-name="ce2" office:value-type="string">
            <text:p>2 CPS</text:p>
          </table:table-cell>
          <table:table-cell table:style-name="ce4" table:formula="of:=SUBSTITUTE( [.G97]  ; &quot;,&quot; ; &quot; or &quot;)" office:value-type="string" office:string-value="Museum">
            <text:p>Museum</text:p>
          </table:table-cell>
          <table:table-cell table:style-name="ce4" table:formula="of:=SUBSTITUTE( [.H97] ; &quot;,&quot; ; &quot; or &quot; )" office:value-type="string" office:string-value="Montana Jones">
            <text:p>Montana Jones</text:p>
          </table:table-cell>
          <table:table-cell/>
          <table:table-cell table:style-name="ce2" office:value-type="string">
            <text:p>Museum</text:p>
          </table:table-cell>
          <table:table-cell table:style-name="ce2" office:value-type="string">
            <text:p>Montana Jones</text:p>
          </table:table-cell>
          <table:table-cell table:number-columns-repeated="2"/>
          <table:table-cell table:formula="of:=CONCATENATE([.A97] ; &quot;,&quot; ; [.B97] ; &quot;,&quot; ; [.C97] ; &quot;,&quot; ; [.D97] ; &quot;,&quot; ; [.E97] )" office:value-type="string" office:string-value="Archaeologist,Historian + Explorer,2 CPS,Museum,Montana Jones">
            <text:p>Archaeologist,Historian + Explorer,2 CPS,Museum,Montana Jones</text:p>
          </table:table-cell>
        </table:table-row>
        <table:table-row table:style-name="ro8">
          <table:table-cell table:style-name="ce2" office:value-type="string">
            <text:p>Super Hero</text:p>
          </table:table-cell>
          <table:table-cell table:style-name="ce2" office:value-type="string">
            <text:p>Soldier + Geneticist</text:p>
          </table:table-cell>
          <table:table-cell table:style-name="ce2" office:value-type="string">
            <text:p>3 CPS</text:p>
          </table:table-cell>
          <table:table-cell table:style-name="ce4" table:formula="of:=SUBSTITUTE( [.G98]  ; &quot;,&quot; ; &quot; or &quot;)" office:value-type="string" office:string-value="Hero Mansion">
            <text:p>Hero Mansion</text:p>
          </table:table-cell>
          <table:table-cell table:style-name="ce4" table:formula="of:=SUBSTITUTE( [.H98] ; &quot;,&quot; ; &quot; or &quot; )" office:value-type="string" office:string-value="Mister Utopia or  Miss Demeanor">
            <text:p>Mister Utopia or <text:s/>Miss Demeanor</text:p>
          </table:table-cell>
          <table:table-cell/>
          <table:table-cell table:style-name="ce2" office:value-type="string">
            <text:p>Hero Mansion</text:p>
          </table:table-cell>
          <table:table-cell table:style-name="ce2" office:value-type="string">
            <text:p>Mister Utopia, Miss Demeanor</text:p>
          </table:table-cell>
          <table:table-cell table:number-columns-repeated="2"/>
          <table:table-cell table:formula="of:=CONCATENATE([.A98] ; &quot;,&quot; ; [.B98] ; &quot;,&quot; ; [.C98] ; &quot;,&quot; ; [.D98] ; &quot;,&quot; ; [.E98] )" office:value-type="string" office:string-value="Super Hero,Soldier + Geneticist,3 CPS,Hero Mansion,Mister Utopia or  Miss Demeanor">
            <text:p>Super Hero,Soldier + Geneticist,3 CPS,Hero Mansion,Mister Utopia or <text:s/>Miss Demeanor</text:p>
          </table:table-cell>
        </table:table-row>
        <table:table-row table:style-name="ro3">
          <table:table-cell table:style-name="ce2" office:value-type="string">
            <text:p>Atomic Hero</text:p>
          </table:table-cell>
          <table:table-cell table:style-name="ce2" office:value-type="string">
            <text:p>Radiologist + General</text:p>
          </table:table-cell>
          <table:table-cell table:style-name="ce2" office:value-type="string">
            <text:p>2 CPS</text:p>
          </table:table-cell>
          <table:table-cell table:style-name="ce4" table:formula="of:=SUBSTITUTE( [.G99]  ; &quot;,&quot; ; &quot; or &quot;)" office:value-type="string" office:string-value="Hero Mansion">
            <text:p>Hero Mansion</text:p>
          </table:table-cell>
          <table:table-cell table:style-name="ce4" table:formula="of:=SUBSTITUTE( [.H99] ; &quot;,&quot; ; &quot; or &quot; )" office:value-type="string" office:string-value="Bruce Brooklyn">
            <text:p>Bruce Brooklyn</text:p>
          </table:table-cell>
          <table:table-cell/>
          <table:table-cell table:style-name="ce2" office:value-type="string">
            <text:p>Hero Mansion</text:p>
          </table:table-cell>
          <table:table-cell table:style-name="ce2" office:value-type="string">
            <text:p>Bruce Brooklyn</text:p>
          </table:table-cell>
          <table:table-cell table:number-columns-repeated="2"/>
          <table:table-cell table:formula="of:=CONCATENATE([.A99] ; &quot;,&quot; ; [.B99] ; &quot;,&quot; ; [.C99] ; &quot;,&quot; ; [.D99] ; &quot;,&quot; ; [.E99] )" office:value-type="string" office:string-value="Atomic Hero,Radiologist + General,2 CPS,Hero Mansion,Bruce Brooklyn">
            <text:p>Atomic Hero,Radiologist + General,2 CPS,Hero Mansion,Bruce Brooklyn</text:p>
          </table:table-cell>
        </table:table-row>
        <table:table-row table:style-name="ro5">
          <table:table-cell table:style-name="ce2" office:value-type="string">
            <text:p>Ancient Hero</text:p>
          </table:table-cell>
          <table:table-cell table:style-name="ce2" office:value-type="string">
            <text:p>Preacher + Weather Reporter</text:p>
          </table:table-cell>
          <table:table-cell table:style-name="ce2" office:value-type="string">
            <text:p>2 CPS</text:p>
          </table:table-cell>
          <table:table-cell table:style-name="ce4" table:formula="of:=SUBSTITUTE( [.G100]  ; &quot;,&quot; ; &quot; or &quot;)" office:value-type="string" office:string-value="Hero Mansion or  Astro Church">
            <text:p>Hero Mansion or <text:s/>Astro Church</text:p>
          </table:table-cell>
          <table:table-cell table:style-name="ce4" table:formula="of:=SUBSTITUTE( [.H100] ; &quot;,&quot; ; &quot; or &quot; )" office:value-type="string" office:string-value="Andromeda Athenos">
            <text:p>Andromeda Athenos</text:p>
          </table:table-cell>
          <table:table-cell/>
          <table:table-cell table:style-name="ce2" office:value-type="string">
            <text:p>Hero Mansion, Astro Church</text:p>
          </table:table-cell>
          <table:table-cell table:style-name="ce2" office:value-type="string">
            <text:p>Andromeda Athenos</text:p>
          </table:table-cell>
          <table:table-cell table:number-columns-repeated="2"/>
          <table:table-cell table:formula="of:=CONCATENATE([.A100] ; &quot;,&quot; ; [.B100] ; &quot;,&quot; ; [.C100] ; &quot;,&quot; ; [.D100] ; &quot;,&quot; ; [.E100] )" office:value-type="string" office:string-value="Ancient Hero,Preacher + Weather Reporter,2 CPS,Hero Mansion or  Astro Church,Andromeda Athenos">
            <text:p>Ancient Hero,Preacher + Weather Reporter,2 CPS,Hero Mansion or <text:s/>Astro Church,Andromeda Athenos</text:p>
          </table:table-cell>
        </table:table-row>
        <table:table-row table:style-name="ro8">
          <table:table-cell table:style-name="ce2" office:value-type="string">
            <text:p>Choreographer</text:p>
          </table:table-cell>
          <table:table-cell table:style-name="ce2" office:value-type="string">
            <text:p>Ballet Dancer + Director</text:p>
          </table:table-cell>
          <table:table-cell table:style-name="ce2" office:value-type="string">
            <text:p>2 CPS</text:p>
          </table:table-cell>
          <table:table-cell table:style-name="ce4" table:formula="of:=SUBSTITUTE( [.G101]  ; &quot;,&quot; ; &quot; or &quot;)" office:value-type="string" office:string-value="Dance Studio">
            <text:p>Dance Studio</text:p>
          </table:table-cell>
          <table:table-cell table:style-name="ce4" table:formula="of:=SUBSTITUTE( [.H101] ; &quot;,&quot; ; &quot; or &quot; )" office:value-type="string" office:string-value="Eshkol Wachmann or  Giselle Ivanov">
            <text:p>Eshkol Wachmann or <text:s/>Giselle Ivanov</text:p>
          </table:table-cell>
          <table:table-cell/>
          <table:table-cell table:style-name="ce2" office:value-type="string">
            <text:p>Dance Studio</text:p>
          </table:table-cell>
          <table:table-cell table:style-name="ce2" office:value-type="string">
            <text:p>Eshkol Wachmann, Giselle Ivanov</text:p>
          </table:table-cell>
          <table:table-cell table:number-columns-repeated="2"/>
          <table:table-cell table:formula="of:=CONCATENATE([.A101] ; &quot;,&quot; ; [.B101] ; &quot;,&quot; ; [.C101] ; &quot;,&quot; ; [.D101] ; &quot;,&quot; ; [.E101] )" office:value-type="string" office:string-value="Choreographer,Ballet Dancer + Director,2 CPS,Dance Studio,Eshkol Wachmann or  Giselle Ivanov">
            <text:p>Choreographer,Ballet Dancer + Director,2 CPS,Dance Studio,Eshkol Wachmann or <text:s/>Giselle Ivanov</text:p>
          </table:table-cell>
        </table:table-row>
        <table:table-row table:style-name="ro8">
          <table:table-cell table:style-name="ce2" office:value-type="string">
            <text:p>Pharmacist</text:p>
          </table:table-cell>
          <table:table-cell table:style-name="ce2" office:value-type="string">
            <text:p>Doctor + Salesman</text:p>
          </table:table-cell>
          <table:table-cell table:style-name="ce2" office:value-type="string">
            <text:p>2 CPS</text:p>
          </table:table-cell>
          <table:table-cell table:style-name="ce4" table:formula="of:=SUBSTITUTE( [.G102]  ; &quot;,&quot; ; &quot; or &quot;)" office:value-type="string" office:string-value="Pharmacy">
            <text:p>Pharmacy</text:p>
          </table:table-cell>
          <table:table-cell table:style-name="ce4" table:formula="of:=SUBSTITUTE( [.H102] ; &quot;,&quot; ; &quot; or &quot; )" office:value-type="string" office:string-value="Bill D'Spencer or  Molly Kuehl">
            <text:p>Bill D'Spencer or <text:s/>Molly Kuehl</text:p>
          </table:table-cell>
          <table:table-cell/>
          <table:table-cell table:style-name="ce2" office:value-type="string">
            <text:p>Pharmacy</text:p>
          </table:table-cell>
          <table:table-cell table:style-name="ce2" office:value-type="string">
            <text:p>Bill D'Spencer, Molly Kuehl</text:p>
          </table:table-cell>
          <table:table-cell table:number-columns-repeated="2"/>
          <table:table-cell table:formula="of:=CONCATENATE([.A102] ; &quot;,&quot; ; [.B102] ; &quot;,&quot; ; [.C102] ; &quot;,&quot; ; [.D102] ; &quot;,&quot; ; [.E102] )" office:value-type="string" office:string-value="Pharmacist,Doctor + Salesman,2 CPS,Pharmacy,Bill D'Spencer or  Molly Kuehl">
            <text:p>Pharmacist,Doctor + Salesman,2 CPS,Pharmacy,Bill D'Spencer or <text:s/>Molly Kuehl</text:p>
          </table:table-cell>
        </table:table-row>
        <table:table-row table:style-name="ro8">
          <table:table-cell table:style-name="ce2" office:value-type="string">
            <text:p>CSI</text:p>
          </table:table-cell>
          <table:table-cell table:style-name="ce2" office:value-type="string">
            <text:p>Detective + Photographer</text:p>
          </table:table-cell>
          <table:table-cell table:style-name="ce2" office:value-type="string">
            <text:p>3 CPS</text:p>
          </table:table-cell>
          <table:table-cell table:style-name="ce4" table:formula="of:=SUBSTITUTE( [.G103]  ; &quot;,&quot; ; &quot; or &quot;)" office:value-type="string" office:string-value="Forensic Lab">
            <text:p>Forensic Lab</text:p>
          </table:table-cell>
          <table:table-cell table:style-name="ce4" table:formula="of:=SUBSTITUTE( [.H103] ; &quot;,&quot; ; &quot; or &quot; )" office:value-type="string" office:string-value="Danna Caruso or  Hiroshi Kane">
            <text:p>Danna Caruso or <text:s/>Hiroshi Kane</text:p>
          </table:table-cell>
          <table:table-cell/>
          <table:table-cell table:style-name="ce2" office:value-type="string">
            <text:p>Forensic Lab</text:p>
          </table:table-cell>
          <table:table-cell table:style-name="ce2" office:value-type="string">
            <text:p>Danna Caruso, Hiroshi Kane</text:p>
          </table:table-cell>
          <table:table-cell table:number-columns-repeated="2"/>
          <table:table-cell table:formula="of:=CONCATENATE([.A103] ; &quot;,&quot; ; [.B103] ; &quot;,&quot; ; [.C103] ; &quot;,&quot; ; [.D103] ; &quot;,&quot; ; [.E103] )" office:value-type="string" office:string-value="CSI,Detective + Photographer,3 CPS,Forensic Lab,Danna Caruso or  Hiroshi Kane">
            <text:p>CSI,Detective + Photographer,3 CPS,Forensic Lab,Danna Caruso or <text:s/>Hiroshi Kane</text:p>
          </table:table-cell>
        </table:table-row>
        <table:table-row table:style-name="ro8">
          <table:table-cell table:style-name="ce2" office:value-type="string">
            <text:p>Forensic Scientist</text:p>
          </table:table-cell>
          <table:table-cell table:style-name="ce2" office:value-type="string">
            <text:p>Detective + Scientist</text:p>
          </table:table-cell>
          <table:table-cell table:style-name="ce2" office:value-type="string">
            <text:p>3 CPS</text:p>
          </table:table-cell>
          <table:table-cell table:style-name="ce4" table:formula="of:=SUBSTITUTE( [.G104]  ; &quot;,&quot; ; &quot; or &quot;)" office:value-type="string" office:string-value="Forensic Lab">
            <text:p>Forensic Lab</text:p>
          </table:table-cell>
          <table:table-cell table:style-name="ce4" table:formula="of:=SUBSTITUTE( [.H104] ; &quot;,&quot; ; &quot; or &quot; )" office:value-type="string" office:string-value="Gotye Prince or  Amanda Katsch">
            <text:p>Gotye Prince or <text:s/>Amanda Katsch</text:p>
          </table:table-cell>
          <table:table-cell/>
          <table:table-cell table:style-name="ce2" office:value-type="string">
            <text:p>Forensic Lab</text:p>
          </table:table-cell>
          <table:table-cell table:style-name="ce2" office:value-type="string">
            <text:p>Gotye Prince, Amanda Katsch</text:p>
          </table:table-cell>
          <table:table-cell table:number-columns-repeated="2"/>
          <table:table-cell table:formula="of:=CONCATENATE([.A104] ; &quot;,&quot; ; [.B104] ; &quot;,&quot; ; [.C104] ; &quot;,&quot; ; [.D104] ; &quot;,&quot; ; [.E104] )" office:value-type="string" office:string-value="Forensic Scientist,Detective + Scientist,3 CPS,Forensic Lab,Gotye Prince or  Amanda Katsch">
            <text:p>Forensic Scientist,Detective + Scientist,3 CPS,Forensic Lab,Gotye Prince or <text:s/>Amanda Katsch</text:p>
          </table:table-cell>
        </table:table-row>
        <table:table-row table:style-name="ro5">
          <table:table-cell table:style-name="ce2" office:value-type="string">
            <text:p>Physiotherapist</text:p>
          </table:table-cell>
          <table:table-cell table:style-name="ce2" office:value-type="string">
            <text:p>Athlete + Doctor</text:p>
          </table:table-cell>
          <table:table-cell table:style-name="ce2" office:value-type="string">
            <text:p>3 CPS</text:p>
          </table:table-cell>
          <table:table-cell table:style-name="ce4" table:formula="of:=SUBSTITUTE( [.G105]  ; &quot;,&quot; ; &quot; or &quot;)" office:value-type="string" office:string-value="Spa or  Arena or  Clinic">
            <text:p>Spa or <text:s/>Arena or <text:s/>Clinic</text:p>
          </table:table-cell>
          <table:table-cell table:style-name="ce4" table:formula="of:=SUBSTITUTE( [.H105] ; &quot;,&quot; ; &quot; or &quot; )" office:value-type="string" office:string-value="Ophelia Payne or  Nick Payne">
            <text:p>Ophelia Payne or <text:s/>Nick Payne</text:p>
          </table:table-cell>
          <table:table-cell/>
          <table:table-cell table:style-name="ce2" office:value-type="string">
            <text:p>Spa, Arena, Clinic</text:p>
          </table:table-cell>
          <table:table-cell table:style-name="ce2" office:value-type="string">
            <text:p>Ophelia Payne, Nick Payne</text:p>
          </table:table-cell>
          <table:table-cell table:number-columns-repeated="2"/>
          <table:table-cell table:formula="of:=CONCATENATE([.A105] ; &quot;,&quot; ; [.B105] ; &quot;,&quot; ; [.C105] ; &quot;,&quot; ; [.D105] ; &quot;,&quot; ; [.E105] )" office:value-type="string" office:string-value="Physiotherapist,Athlete + Doctor,3 CPS,Spa or  Arena or  Clinic,Ophelia Payne or  Nick Payne">
            <text:p>Physiotherapist,Athlete + Doctor,3 CPS,Spa or <text:s/>Arena or <text:s/>Clinic,Ophelia Payne or <text:s/>Nick Payne</text:p>
          </table:table-cell>
        </table:table-row>
        <table:table-row table:style-name="ro9">
          <table:table-cell table:style-name="ce2" office:value-type="string">
            <text:p>Coroner</text:p>
          </table:table-cell>
          <table:table-cell table:style-name="ce2" office:value-type="string">
            <text:p>Grave Digger + Doctor</text:p>
          </table:table-cell>
          <table:table-cell table:style-name="ce2" office:value-type="string">
            <text:p>3 CPS</text:p>
          </table:table-cell>
          <table:table-cell table:style-name="ce4" table:formula="of:=SUBSTITUTE( [.G106]  ; &quot;,&quot; ; &quot; or &quot;)" office:value-type="string" office:string-value="Funeral Parlor">
            <text:p>Funeral Parlor</text:p>
          </table:table-cell>
          <table:table-cell table:style-name="ce4" table:formula="of:=SUBSTITUTE( [.H106] ; &quot;,&quot; ; &quot; or &quot; )" office:value-type="string" office:string-value="Paula Barer or  Paul Barer">
            <text:p>Paula Barer or <text:s/>Paul Barer</text:p>
          </table:table-cell>
          <table:table-cell/>
          <table:table-cell table:style-name="ce2" office:value-type="string">
            <text:p>Funeral Parlor</text:p>
          </table:table-cell>
          <table:table-cell table:style-name="ce2" office:value-type="string">
            <text:p>Paula Barer, Paul Barer</text:p>
          </table:table-cell>
          <table:table-cell table:number-columns-repeated="2"/>
          <table:table-cell table:formula="of:=CONCATENATE([.A106] ; &quot;,&quot; ; [.B106] ; &quot;,&quot; ; [.C106] ; &quot;,&quot; ; [.D106] ; &quot;,&quot; ; [.E106] )" office:value-type="string" office:string-value="Coroner,Grave Digger + Doctor,3 CPS,Funeral Parlor,Paula Barer or  Paul Barer">
            <text:p>Coroner,Grave Digger + Doctor,3 CPS,Funeral Parlor,Paula Barer or <text:s/>Paul Barer</text:p>
          </table:table-cell>
        </table:table-row>
        <table:table-row table:style-name="ro8">
          <table:table-cell table:style-name="ce2" office:value-type="string">
            <text:p>Anti Hero</text:p>
          </table:table-cell>
          <table:table-cell table:style-name="ce2" office:value-type="string">
            <text:p>Grave Digger + Super Hero</text:p>
          </table:table-cell>
          <table:table-cell table:style-name="ce2" office:value-type="string">
            <text:p>3 CPS</text:p>
          </table:table-cell>
          <table:table-cell table:style-name="ce4" table:formula="of:=SUBSTITUTE( [.G107]  ; &quot;,&quot; ; &quot; or &quot;)" office:value-type="string" office:string-value="Hero Mansion">
            <text:p>Hero Mansion</text:p>
          </table:table-cell>
          <table:table-cell table:style-name="ce4" table:formula="of:=SUBSTITUTE( [.H107] ; &quot;,&quot; ; &quot; or &quot; )" office:value-type="string" office:string-value="Wayne Howlett or  Spectra Garner">
            <text:p>Wayne Howlett or <text:s/>Spectra Garner</text:p>
          </table:table-cell>
          <table:table-cell/>
          <table:table-cell table:style-name="ce2" office:value-type="string">
            <text:p>Hero Mansion</text:p>
          </table:table-cell>
          <table:table-cell table:style-name="ce2" office:value-type="string">
            <text:p>Wayne Howlett, Spectra Garner</text:p>
          </table:table-cell>
          <table:table-cell table:number-columns-repeated="2"/>
          <table:table-cell table:formula="of:=CONCATENATE([.A107] ; &quot;,&quot; ; [.B107] ; &quot;,&quot; ; [.C107] ; &quot;,&quot; ; [.D107] ; &quot;,&quot; ; [.E107] )" office:value-type="string" office:string-value="Anti Hero,Grave Digger + Super Hero,3 CPS,Hero Mansion,Wayne Howlett or  Spectra Garner">
            <text:p>Anti Hero,Grave Digger + Super Hero,3 CPS,Hero Mansion,Wayne Howlett or <text:s/>Spectra Garner</text:p>
          </table:table-cell>
        </table:table-row>
        <table:table-row table:style-name="ro3">
          <table:table-cell table:style-name="ce2" office:value-type="string">
            <text:p>Wrestler</text:p>
          </table:table-cell>
          <table:table-cell table:style-name="ce2" office:value-type="string">
            <text:p>Athlete + Actor</text:p>
          </table:table-cell>
          <table:table-cell table:style-name="ce2" office:value-type="string">
            <text:p>3 CPS</text:p>
          </table:table-cell>
          <table:table-cell table:style-name="ce4" table:formula="of:=SUBSTITUTE( [.G108]  ; &quot;,&quot; ; &quot; or &quot;)" office:value-type="string" office:string-value="Arena">
            <text:p>Arena</text:p>
          </table:table-cell>
          <table:table-cell table:style-name="ce4" table:formula="of:=SUBSTITUTE( [.H108] ; &quot;,&quot; ; &quot; or &quot; )" office:value-type="string" office:string-value="Candy Savage">
            <text:p>Candy Savage</text:p>
          </table:table-cell>
          <table:table-cell/>
          <table:table-cell table:style-name="ce2" office:value-type="string">
            <text:p>Arena</text:p>
          </table:table-cell>
          <table:table-cell table:style-name="ce2" office:value-type="string">
            <text:p>Candy Savage</text:p>
          </table:table-cell>
          <table:table-cell table:number-columns-repeated="2"/>
          <table:table-cell table:formula="of:=CONCATENATE([.A108] ; &quot;,&quot; ; [.B108] ; &quot;,&quot; ; [.C108] ; &quot;,&quot; ; [.D108] ; &quot;,&quot; ; [.E108] )" office:value-type="string" office:string-value="Wrestler,Athlete + Actor,3 CPS,Arena,Candy Savage">
            <text:p>Wrestler,Athlete + Actor,3 CPS,Arena,Candy Savage</text:p>
          </table:table-cell>
        </table:table-row>
        <table:table-row table:style-name="ro3">
          <table:table-cell table:style-name="ce2" office:value-type="string">
            <text:p>Clown</text:p>
          </table:table-cell>
          <table:table-cell table:style-name="ce2" office:value-type="string">
            <text:p>Comic + Painter</text:p>
          </table:table-cell>
          <table:table-cell table:style-name="ce2" office:value-type="string">
            <text:p>3 CPS</text:p>
          </table:table-cell>
          <table:table-cell table:style-name="ce4" table:formula="of:=SUBSTITUTE( [.G109]  ; &quot;,&quot; ; &quot; or &quot;)" office:value-type="string" office:string-value="Circus">
            <text:p>Circus</text:p>
          </table:table-cell>
          <table:table-cell table:style-name="ce4" table:formula="of:=SUBSTITUTE( [.H109] ; &quot;,&quot; ; &quot; or &quot; )" office:value-type="string" office:string-value="Josephine King">
            <text:p>Josephine King</text:p>
          </table:table-cell>
          <table:table-cell/>
          <table:table-cell table:style-name="ce2" office:value-type="string">
            <text:p>Circus</text:p>
          </table:table-cell>
          <table:table-cell table:style-name="ce2" office:value-type="string">
            <text:p>Josephine King</text:p>
          </table:table-cell>
          <table:table-cell table:number-columns-repeated="2"/>
          <table:table-cell table:formula="of:=CONCATENATE([.A109] ; &quot;,&quot; ; [.B109] ; &quot;,&quot; ; [.C109] ; &quot;,&quot; ; [.D109] ; &quot;,&quot; ; [.E109] )" office:value-type="string" office:string-value="Clown,Comic + Painter,3 CPS,Circus,Josephine King">
            <text:p>Clown,Comic + Painter,3 CPS,Circus,Josephine King</text:p>
          </table:table-cell>
        </table:table-row>
        <table:table-row table:style-name="ro8">
          <table:table-cell table:style-name="ce2" office:value-type="string">
            <text:p>Paleontologist</text:p>
          </table:table-cell>
          <table:table-cell table:style-name="ce2" office:value-type="string">
            <text:p>Archeologist + Crytpozoologist</text:p>
          </table:table-cell>
          <table:table-cell table:style-name="ce2" office:value-type="string">
            <text:p>2 CPS</text:p>
          </table:table-cell>
          <table:table-cell table:style-name="ce4" table:formula="of:=SUBSTITUTE( [.G110]  ; &quot;,&quot; ; &quot; or &quot;)" office:value-type="string" office:string-value="Museum">
            <text:p>Museum</text:p>
          </table:table-cell>
          <table:table-cell table:style-name="ce4" table:formula="of:=SUBSTITUTE( [.H110] ; &quot;,&quot; ; &quot; or &quot; )" office:value-type="string" office:string-value="Tyrone Suarez or  Diana Suarez">
            <text:p>Tyrone Suarez or <text:s/>Diana Suarez</text:p>
          </table:table-cell>
          <table:table-cell/>
          <table:table-cell table:style-name="ce2" office:value-type="string">
            <text:p>Museum</text:p>
          </table:table-cell>
          <table:table-cell table:style-name="ce2" office:value-type="string">
            <text:p>Tyrone Suarez, Diana Suarez</text:p>
          </table:table-cell>
          <table:table-cell table:number-columns-repeated="2"/>
          <table:table-cell table:formula="of:=CONCATENATE([.A110] ; &quot;,&quot; ; [.B110] ; &quot;,&quot; ; [.C110] ; &quot;,&quot; ; [.D110] ; &quot;,&quot; ; [.E110] )" office:value-type="string" office:string-value="Paleontologist,Archeologist + Crytpozoologist,2 CPS,Museum,Tyrone Suarez or  Diana Suarez">
            <text:p>Paleontologist,Archeologist + Crytpozoologist,2 CPS,Museum,Tyrone Suarez or <text:s/>Diana Suarez</text:p>
          </table:table-cell>
        </table:table-row>
        <table:table-row table:style-name="ro8">
          <table:table-cell table:style-name="ce2" office:value-type="string">
            <text:p>Geologist</text:p>
          </table:table-cell>
          <table:table-cell table:style-name="ce2" office:value-type="string">
            <text:p>Miner + Scientist</text:p>
          </table:table-cell>
          <table:table-cell table:style-name="ce2" office:value-type="string">
            <text:p>3 CPS</text:p>
          </table:table-cell>
          <table:table-cell table:style-name="ce4" table:formula="of:=SUBSTITUTE( [.G111]  ; &quot;,&quot; ; &quot; or &quot;)" office:value-type="string" office:string-value="Utopium Mine or  Observatory">
            <text:p>Utopium Mine or <text:s/>Observatory</text:p>
          </table:table-cell>
          <table:table-cell table:style-name="ce4" table:formula="of:=SUBSTITUTE( [.H111] ; &quot;,&quot; ; &quot; or &quot; )" office:value-type="string" office:string-value="Sandy Marsh or  Mandy Marsh">
            <text:p>Sandy Marsh or <text:s/>Mandy Marsh</text:p>
          </table:table-cell>
          <table:table-cell/>
          <table:table-cell table:style-name="ce2" office:value-type="string">
            <text:p>Utopium Mine, Observatory</text:p>
          </table:table-cell>
          <table:table-cell table:style-name="ce2" office:value-type="string">
            <text:p>Sandy Marsh, Mandy Marsh</text:p>
          </table:table-cell>
          <table:table-cell table:number-columns-repeated="2"/>
          <table:table-cell table:formula="of:=CONCATENATE([.A111] ; &quot;,&quot; ; [.B111] ; &quot;,&quot; ; [.C111] ; &quot;,&quot; ; [.D111] ; &quot;,&quot; ; [.E111] )" office:value-type="string" office:string-value="Geologist,Miner + Scientist,3 CPS,Utopium Mine or  Observatory,Sandy Marsh or  Mandy Marsh">
            <text:p>Geologist,Miner + Scientist,3 CPS,Utopium Mine or <text:s/>Observatory,Sandy Marsh or <text:s/>Mandy Marsh</text:p>
          </table:table-cell>
        </table:table-row>
        <table:table-row table:style-name="ro8">
          <table:table-cell table:style-name="ce2" office:value-type="string">
            <text:p>Break Dancer</text:p>
          </table:table-cell>
          <table:table-cell table:style-name="ce2" office:value-type="string">
            <text:p>Ballet Dancer + Rapper</text:p>
          </table:table-cell>
          <table:table-cell table:style-name="ce2" office:value-type="string">
            <text:p>3 CPS</text:p>
          </table:table-cell>
          <table:table-cell table:style-name="ce4" table:formula="of:=SUBSTITUTE( [.G112]  ; &quot;,&quot; ; &quot; or &quot;)" office:value-type="string" office:string-value="Dance Studio">
            <text:p>Dance Studio</text:p>
          </table:table-cell>
          <table:table-cell table:style-name="ce4" table:formula="of:=SUBSTITUTE( [.H112] ; &quot;,&quot; ; &quot; or &quot; )" office:value-type="string" office:string-value="Deborah Stepper or  Buster Moove">
            <text:p>Deborah Stepper or <text:s/>Buster Moove</text:p>
          </table:table-cell>
          <table:table-cell/>
          <table:table-cell table:style-name="ce2" office:value-type="string">
            <text:p>Dance Studio</text:p>
          </table:table-cell>
          <table:table-cell table:style-name="ce2" office:value-type="string">
            <text:p>Deborah Stepper, Buster Moove</text:p>
          </table:table-cell>
          <table:table-cell table:number-columns-repeated="2"/>
          <table:table-cell table:formula="of:=CONCATENATE([.A112] ; &quot;,&quot; ; [.B112] ; &quot;,&quot; ; [.C112] ; &quot;,&quot; ; [.D112] ; &quot;,&quot; ; [.E112] )" office:value-type="string" office:string-value="Break Dancer,Ballet Dancer + Rapper,3 CPS,Dance Studio,Deborah Stepper or  Buster Moove">
            <text:p>Break Dancer,Ballet Dancer + Rapper,3 CPS,Dance Studio,Deborah Stepper or <text:s/>Buster Moove</text:p>
          </table:table-cell>
        </table:table-row>
        <table:table-row table:style-name="ro5">
          <table:table-cell table:style-name="ce2" office:value-type="string">
            <text:p>Captain</text:p>
          </table:table-cell>
          <table:table-cell table:style-name="ce2" office:value-type="string">
            <text:p>Fishmonger + Sheriff</text:p>
          </table:table-cell>
          <table:table-cell table:style-name="ce2" office:value-type="string">
            <text:p>3 CPS</text:p>
          </table:table-cell>
          <table:table-cell table:style-name="ce4" table:formula="of:=SUBSTITUTE( [.G113]  ; &quot;,&quot; ; &quot; or &quot;)" office:value-type="string" office:string-value="Lakehouse">
            <text:p>Lakehouse</text:p>
          </table:table-cell>
          <table:table-cell table:style-name="ce4" table:formula="of:=SUBSTITUTE( [.H113] ; &quot;,&quot; ; &quot; or &quot; )" office:value-type="string" office:string-value="Claire Waters or  Evan Keel">
            <text:p>Claire Waters or <text:s/>Evan Keel</text:p>
          </table:table-cell>
          <table:table-cell/>
          <table:table-cell table:style-name="ce2" office:value-type="string">
            <text:p>Lakehouse</text:p>
          </table:table-cell>
          <table:table-cell table:style-name="ce2" office:value-type="string">
            <text:p>Claire Waters, Evan Keel</text:p>
          </table:table-cell>
          <table:table-cell table:number-columns-repeated="2"/>
          <table:table-cell table:formula="of:=CONCATENATE([.A113] ; &quot;,&quot; ; [.B113] ; &quot;,&quot; ; [.C113] ; &quot;,&quot; ; [.D113] ; &quot;,&quot; ; [.E113] )" office:value-type="string" office:string-value="Captain,Fishmonger + Sheriff,3 CPS,Lakehouse,Claire Waters or  Evan Keel">
            <text:p>Captain,Fishmonger + Sheriff,3 CPS,Lakehouse,Claire Waters or <text:s/>Evan Keel</text:p>
          </table:table-cell>
        </table:table-row>
        <table:table-row table:style-name="ro3">
          <table:table-cell table:style-name="ce2" office:value-type="string">
            <text:p>Weather Reporter</text:p>
          </table:table-cell>
          <table:table-cell table:style-name="ce2" office:value-type="string">
            <text:p>Reporter + Geologist</text:p>
          </table:table-cell>
          <table:table-cell table:style-name="ce2" office:value-type="string">
            <text:p>3 CPS</text:p>
          </table:table-cell>
          <table:table-cell table:style-name="ce4" table:formula="of:=SUBSTITUTE( [.G114]  ; &quot;,&quot; ; &quot; or &quot;)" office:value-type="string" office:string-value="News Agency">
            <text:p>News Agency</text:p>
          </table:table-cell>
          <table:table-cell table:style-name="ce4" table:formula="of:=SUBSTITUTE( [.H114] ; &quot;,&quot; ; &quot; or &quot; )" office:value-type="string" office:string-value="April Schauer">
            <text:p>April Schauer</text:p>
          </table:table-cell>
          <table:table-cell/>
          <table:table-cell table:style-name="ce2" office:value-type="string">
            <text:p>News Agency</text:p>
          </table:table-cell>
          <table:table-cell table:style-name="ce2" office:value-type="string">
            <text:p>April Schauer</text:p>
          </table:table-cell>
          <table:table-cell table:number-columns-repeated="2"/>
          <table:table-cell table:formula="of:=CONCATENATE([.A114] ; &quot;,&quot; ; [.B114] ; &quot;,&quot; ; [.C114] ; &quot;,&quot; ; [.D114] ; &quot;,&quot; ; [.E114] )" office:value-type="string" office:string-value="Weather Reporter,Reporter + Geologist,3 CPS,News Agency,April Schauer">
            <text:p>Weather Reporter,Reporter + Geologist,3 CPS,News Agency,April Schauer</text:p>
          </table:table-cell>
        </table:table-row>
        <table:table-row table:style-name="ro11">
          <table:table-cell table:style-name="ce2" office:value-type="string">
            <text:p>Comic</text:p>
          </table:table-cell>
          <table:table-cell table:style-name="ce2" office:value-type="string">
            <text:p>Actor + Poet</text:p>
          </table:table-cell>
          <table:table-cell table:style-name="ce2" office:value-type="string">
            <text:p>3 CPS</text:p>
          </table:table-cell>
          <table:table-cell table:style-name="ce4" office:value-type="string">
            <text:p>Unknown</text:p>
          </table:table-cell>
          <table:table-cell table:style-name="ce4" table:formula="of:=SUBSTITUTE( [.H115] ; &quot;,&quot; ; &quot; or &quot; )" office:value-type="string" office:string-value="Hugh Morris">
            <text:p>Hugh Morris</text:p>
          </table:table-cell>
          <table:table-cell/>
          <table:table-cell table:style-name="ce5" office:value-type="string">
            <text:p>Unknown</text:p>
          </table:table-cell>
          <table:table-cell table:style-name="ce2" office:value-type="string">
            <text:p>Hugh Morris</text:p>
          </table:table-cell>
          <table:table-cell table:number-columns-repeated="2"/>
          <table:table-cell table:formula="of:=CONCATENATE([.A115] ; &quot;,&quot; ; [.B115] ; &quot;,&quot; ; [.C115] ; &quot;,&quot; ; [.D115] ; &quot;,&quot; ; [.E115] )" office:value-type="string" office:string-value="Comic,Actor + Poet,3 CPS,Unknown,Hugh Morris">
            <text:p>Comic,Actor + Poet,3 CPS,Unknown,Hugh Morris</text:p>
          </table:table-cell>
        </table:table-row>
        <table:table-row table:style-name="ro5">
          <table:table-cell table:style-name="ce2" office:value-type="string">
            <text:p>Disc Jockey</text:p>
          </table:table-cell>
          <table:table-cell table:style-name="ce2" office:value-type="string">
            <text:p>Jockey + Choreographer</text:p>
          </table:table-cell>
          <table:table-cell table:style-name="ce2" office:value-type="string">
            <text:p>3 CPS</text:p>
          </table:table-cell>
          <table:table-cell table:style-name="ce4" table:formula="of:=SUBSTITUTE( [.G116]  ; &quot;,&quot; ; &quot; or &quot;)" office:value-type="string" office:string-value="Radio Station or  Dance Studio">
            <text:p>Radio Station or <text:s/>Dance Studio</text:p>
          </table:table-cell>
          <table:table-cell table:style-name="ce4" table:formula="of:=SUBSTITUTE( [.H116] ; &quot;,&quot; ; &quot; or &quot; )" office:value-type="string" office:string-value="Miss Skillet or  Mr. Killexx">
            <text:p>Miss Skillet or <text:s/>Mr. Killexx</text:p>
          </table:table-cell>
          <table:table-cell/>
          <table:table-cell table:style-name="ce2" office:value-type="string">
            <text:p>Radio Station, Dance Studio</text:p>
          </table:table-cell>
          <table:table-cell table:style-name="ce2" office:value-type="string">
            <text:p>Miss Skillet, Mr. Killexx</text:p>
          </table:table-cell>
          <table:table-cell table:number-columns-repeated="2"/>
          <table:table-cell table:formula="of:=CONCATENATE([.A116] ; &quot;,&quot; ; [.B116] ; &quot;,&quot; ; [.C116] ; &quot;,&quot; ; [.D116] ; &quot;,&quot; ; [.E116] )" office:value-type="string" office:string-value="Disc Jockey,Jockey + Choreographer,3 CPS,Radio Station or  Dance Studio,Miss Skillet or  Mr. Killexx">
            <text:p>Disc Jockey,Jockey + Choreographer,3 CPS,Radio Station or <text:s/>Dance Studio,Miss Skillet or <text:s/>Mr. Killexx</text:p>
          </table:table-cell>
        </table:table-row>
        <table:table-row table:style-name="ro9">
          <table:table-cell table:style-name="ce2" office:value-type="string">
            <text:p>First Mate</text:p>
          </table:table-cell>
          <table:table-cell table:style-name="ce2" office:value-type="string">
            <text:p>Captain + Deputy</text:p>
          </table:table-cell>
          <table:table-cell table:style-name="ce2" office:value-type="string">
            <text:p>3 CPS</text:p>
          </table:table-cell>
          <table:table-cell table:style-name="ce4" table:formula="of:=SUBSTITUTE( [.G117]  ; &quot;,&quot; ; &quot; or &quot;)" office:value-type="string" office:string-value="Lakehouse">
            <text:p>Lakehouse</text:p>
          </table:table-cell>
          <table:table-cell table:style-name="ce4" table:formula="of:=SUBSTITUTE( [.H117] ; &quot;,&quot; ; &quot; or &quot; )" office:value-type="string" office:string-value="Temperance Moore">
            <text:p>Temperance Moore</text:p>
          </table:table-cell>
          <table:table-cell/>
          <table:table-cell table:style-name="ce2" office:value-type="string">
            <text:p>Lakehouse</text:p>
          </table:table-cell>
          <table:table-cell table:style-name="ce2" office:value-type="string">
            <text:p>Temperance Moore</text:p>
          </table:table-cell>
          <table:table-cell table:number-columns-repeated="2"/>
          <table:table-cell table:formula="of:=CONCATENATE([.A117] ; &quot;,&quot; ; [.B117] ; &quot;,&quot; ; [.C117] ; &quot;,&quot; ; [.D117] ; &quot;,&quot; ; [.E117] )" office:value-type="string" office:string-value="First Mate,Captain + Deputy,3 CPS,Lakehouse,Temperance Moore">
            <text:p>First Mate,Captain + Deputy,3 CPS,Lakehouse,Temperance Moore</text:p>
          </table:table-cell>
        </table:table-row>
        <table:table-row table:style-name="ro3">
          <table:table-cell table:style-name="ce2" office:value-type="string">
            <text:p>Buccaneer</text:p>
          </table:table-cell>
          <table:table-cell table:style-name="ce2" office:value-type="string">
            <text:p>Captain + Explorer</text:p>
          </table:table-cell>
          <table:table-cell table:style-name="ce2" office:value-type="string">
            <text:p>3 CPS</text:p>
          </table:table-cell>
          <table:table-cell table:style-name="ce4" table:formula="of:=SUBSTITUTE( [.G118]  ; &quot;,&quot; ; &quot; or &quot;)" office:value-type="string" office:string-value="Tavern">
            <text:p>Tavern</text:p>
          </table:table-cell>
          <table:table-cell table:style-name="ce4" table:formula="of:=SUBSTITUTE( [.H118] ; &quot;,&quot; ; &quot; or &quot; )" office:value-type="string" office:string-value="Yoho Howe">
            <text:p>Yoho Howe</text:p>
          </table:table-cell>
          <table:table-cell/>
          <table:table-cell table:style-name="ce2" office:value-type="string">
            <text:p>Tavern</text:p>
          </table:table-cell>
          <table:table-cell table:style-name="ce2" office:value-type="string">
            <text:p>Yoho Howe</text:p>
          </table:table-cell>
          <table:table-cell table:number-columns-repeated="2"/>
          <table:table-cell table:formula="of:=CONCATENATE([.A118] ; &quot;,&quot; ; [.B118] ; &quot;,&quot; ; [.C118] ; &quot;,&quot; ; [.D118] ; &quot;,&quot; ; [.E118] )" office:value-type="string" office:string-value="Buccaneer,Captain + Explorer,3 CPS,Tavern,Yoho Howe">
            <text:p>Buccaneer,Captain + Explorer,3 CPS,Tavern,Yoho Howe</text:p>
          </table:table-cell>
        </table:table-row>
        <table:table-row table:style-name="ro8">
          <table:table-cell table:style-name="ce2" office:value-type="string">
            <text:p>Preacher</text:p>
          </table:table-cell>
          <table:table-cell table:style-name="ce2" office:value-type="string">
            <text:p>Philosopher + Dreamer</text:p>
          </table:table-cell>
          <table:table-cell table:style-name="ce2" office:value-type="string">
            <text:p>3 CPS</text:p>
          </table:table-cell>
          <table:table-cell table:style-name="ce4" table:formula="of:=SUBSTITUTE( [.G119]  ; &quot;,&quot; ; &quot; or &quot;)" office:value-type="string" office:string-value="Astro Church">
            <text:p>Astro Church</text:p>
          </table:table-cell>
          <table:table-cell table:style-name="ce4" table:formula="of:=SUBSTITUTE( [.H119] ; &quot;,&quot; ; &quot; or &quot; )" office:value-type="string" office:string-value="Ria Carnation or  Ryan Carnation">
            <text:p>Ria Carnation or <text:s/>Ryan Carnation</text:p>
          </table:table-cell>
          <table:table-cell/>
          <table:table-cell table:style-name="ce2" office:value-type="string">
            <text:p>Astro Church</text:p>
          </table:table-cell>
          <table:table-cell table:style-name="ce2" office:value-type="string">
            <text:p>Ria Carnation, Ryan Carnation</text:p>
          </table:table-cell>
          <table:table-cell table:number-columns-repeated="2"/>
          <table:table-cell table:formula="of:=CONCATENATE([.A119] ; &quot;,&quot; ; [.B119] ; &quot;,&quot; ; [.C119] ; &quot;,&quot; ; [.D119] ; &quot;,&quot; ; [.E119] )" office:value-type="string" office:string-value="Preacher,Philosopher + Dreamer,3 CPS,Astro Church,Ria Carnation or  Ryan Carnation">
            <text:p>Preacher,Philosopher + Dreamer,3 CPS,Astro Church,Ria Carnation or <text:s/>Ryan Carnation</text:p>
          </table:table-cell>
        </table:table-row>
        <table:table-row table:style-name="ro5">
          <table:table-cell table:style-name="ce2" office:value-type="string">
            <text:p>Rapper</text:p>
          </table:table-cell>
          <table:table-cell table:style-name="ce2" office:value-type="string">
            <text:p>Poet + Disc Jockey</text:p>
          </table:table-cell>
          <table:table-cell table:style-name="ce2" office:value-type="string">
            <text:p>3 CPS</text:p>
          </table:table-cell>
          <table:table-cell table:style-name="ce4" table:formula="of:=SUBSTITUTE( [.G120]  ; &quot;,&quot; ; &quot; or &quot;)" office:value-type="string" office:string-value="Dance Studio">
            <text:p>Dance Studio</text:p>
          </table:table-cell>
          <table:table-cell table:style-name="ce4" table:formula="of:=SUBSTITUTE( [.H120] ; &quot;,&quot; ; &quot; or &quot; )" office:value-type="string" office:string-value="Six-T Peso or  Vicky Minja">
            <text:p>Six-T Peso or <text:s/>Vicky Minja</text:p>
          </table:table-cell>
          <table:table-cell/>
          <table:table-cell table:style-name="ce2" office:value-type="string">
            <text:p>Dance Studio</text:p>
          </table:table-cell>
          <table:table-cell table:style-name="ce2" office:value-type="string">
            <text:p>Six-T Peso, Vicky Minja</text:p>
          </table:table-cell>
          <table:table-cell table:number-columns-repeated="2"/>
          <table:table-cell table:formula="of:=CONCATENATE([.A120] ; &quot;,&quot; ; [.B120] ; &quot;,&quot; ; [.C120] ; &quot;,&quot; ; [.D120] ; &quot;,&quot; ; [.E120] )" office:value-type="string" office:string-value="Rapper,Poet + Disc Jockey,3 CPS,Dance Studio,Six-T Peso or  Vicky Minja">
            <text:p>Rapper,Poet + Disc Jockey,3 CPS,Dance Studio,Six-T Peso or <text:s/>Vicky Minja</text:p>
          </table:table-cell>
        </table:table-row>
        <table:table-row table:style-name="ro5">
          <table:table-cell table:style-name="ce2" office:value-type="string">
            <text:p>Receptionist</text:p>
          </table:table-cell>
          <table:table-cell table:style-name="ce2" office:value-type="string">
            <text:p>Secretary + Model</text:p>
          </table:table-cell>
          <table:table-cell table:style-name="ce2" office:value-type="string">
            <text:p>3 CPS</text:p>
          </table:table-cell>
          <table:table-cell table:style-name="ce4" table:formula="of:=SUBSTITUTE( [.G121]  ; &quot;,&quot; ; &quot; or &quot;)" office:value-type="string" office:string-value="Enterprise or  Dentist's Office or  Hotel Utopia">
            <text:p>Enterprise or <text:s/>Dentist's Office or <text:s/>Hotel Utopia</text:p>
          </table:table-cell>
          <table:table-cell table:style-name="ce4" table:formula="of:=SUBSTITUTE( [.H121] ; &quot;,&quot; ; &quot; or &quot; )" office:value-type="string" office:string-value="Brin Beasely or  Jim Bernard">
            <text:p>Brin Beasely or <text:s/>Jim Bernard</text:p>
          </table:table-cell>
          <table:table-cell/>
          <table:table-cell table:style-name="ce2" office:value-type="string">
            <text:p>Enterprise, Dentist's Office, Hotel Utopia</text:p>
          </table:table-cell>
          <table:table-cell table:style-name="ce2" office:value-type="string">
            <text:p>Brin Beasely, Jim Bernard</text:p>
          </table:table-cell>
          <table:table-cell table:number-columns-repeated="2"/>
          <table:table-cell table:formula="of:=CONCATENATE([.A121] ; &quot;,&quot; ; [.B121] ; &quot;,&quot; ; [.C121] ; &quot;,&quot; ; [.D121] ; &quot;,&quot; ; [.E121] )" office:value-type="string" office:string-value="Receptionist,Secretary + Model,3 CPS,Enterprise or  Dentist's Office or  Hotel Utopia,Brin Beasely or  Jim Bernard">
            <text:p>Receptionist,Secretary + Model,3 CPS,Enterprise or <text:s/>Dentist's Office or <text:s/>Hotel Utopia,Brin Beasely or <text:s/>Jim Bernard</text:p>
          </table:table-cell>
        </table:table-row>
        <table:table-row table:style-name="ro5">
          <table:table-cell table:style-name="ce2" office:value-type="string">
            <text:p>Songwriter</text:p>
          </table:table-cell>
          <table:table-cell table:style-name="ce2" office:value-type="string">
            <text:p>Poet + Poet</text:p>
          </table:table-cell>
          <table:table-cell table:style-name="ce2" office:value-type="string">
            <text:p>3 CPS</text:p>
          </table:table-cell>
          <table:table-cell table:style-name="ce4" table:formula="of:=SUBSTITUTE( [.G122]  ; &quot;,&quot; ; &quot; or &quot;)" office:value-type="string" office:string-value="Radio Station or  Restaurant">
            <text:p>Radio Station or <text:s/>Restaurant</text:p>
          </table:table-cell>
          <table:table-cell table:style-name="ce4" table:formula="of:=SUBSTITUTE( [.H122] ; &quot;,&quot; ; &quot; or &quot; )" office:value-type="string" office:string-value="Mike Reinhart or  Dee Minor">
            <text:p>Mike Reinhart or <text:s/>Dee Minor</text:p>
          </table:table-cell>
          <table:table-cell/>
          <table:table-cell table:style-name="ce2" office:value-type="string">
            <text:p>Radio Station, Restaurant</text:p>
          </table:table-cell>
          <table:table-cell table:style-name="ce2" office:value-type="string">
            <text:p>Mike Reinhart, Dee Minor</text:p>
          </table:table-cell>
          <table:table-cell table:number-columns-repeated="2"/>
          <table:table-cell table:formula="of:=CONCATENATE([.A122] ; &quot;,&quot; ; [.B122] ; &quot;,&quot; ; [.C122] ; &quot;,&quot; ; [.D122] ; &quot;,&quot; ; [.E122] )" office:value-type="string" office:string-value="Songwriter,Poet + Poet,3 CPS,Radio Station or  Restaurant,Mike Reinhart or  Dee Minor">
            <text:p>Songwriter,Poet + Poet,3 CPS,Radio Station or <text:s/>Restaurant,Mike Reinhart or <text:s/>Dee Minor</text:p>
          </table:table-cell>
        </table:table-row>
        <table:table-row table:style-name="ro8">
          <table:table-cell table:style-name="ce2" office:value-type="string">
            <text:p>Taxidermist</text:p>
          </table:table-cell>
          <table:table-cell table:style-name="ce2" office:value-type="string">
            <text:p>Vet + Coroner</text:p>
          </table:table-cell>
          <table:table-cell table:style-name="ce2" office:value-type="string">
            <text:p>3 CPS</text:p>
          </table:table-cell>
          <table:table-cell table:style-name="ce4" table:formula="of:=SUBSTITUTE( [.G123]  ; &quot;,&quot; ; &quot; or &quot;)" office:value-type="string" office:string-value="Park">
            <text:p>Park</text:p>
          </table:table-cell>
          <table:table-cell table:style-name="ce4" table:formula="of:=SUBSTITUTE( [.H123] ; &quot;,&quot; ; &quot; or &quot; )" office:value-type="string" office:string-value="Buck Tester or  Emma Balmer">
            <text:p>Buck Tester or <text:s/>Emma Balmer</text:p>
          </table:table-cell>
          <table:table-cell/>
          <table:table-cell table:style-name="ce2" office:value-type="string">
            <text:p>Park</text:p>
          </table:table-cell>
          <table:table-cell table:style-name="ce2" office:value-type="string">
            <text:p>Buck Tester, Emma Balmer</text:p>
          </table:table-cell>
          <table:table-cell table:number-columns-repeated="2"/>
          <table:table-cell table:formula="of:=CONCATENATE([.A123] ; &quot;,&quot; ; [.B123] ; &quot;,&quot; ; [.C123] ; &quot;,&quot; ; [.D123] ; &quot;,&quot; ; [.E123] )" office:value-type="string" office:string-value="Taxidermist,Vet + Coroner,3 CPS,Park,Buck Tester or  Emma Balmer">
            <text:p>Taxidermist,Vet + Coroner,3 CPS,Park,Buck Tester or <text:s/>Emma Balmer</text:p>
          </table:table-cell>
        </table:table-row>
        <table:table-row table:style-name="ro5">
          <table:table-cell table:style-name="ce2" office:value-type="string">
            <text:p>Vocalist</text:p>
          </table:table-cell>
          <table:table-cell table:style-name="ce2" office:value-type="string">
            <text:p>Songwriter + Actor</text:p>
          </table:table-cell>
          <table:table-cell table:style-name="ce2" office:value-type="string">
            <text:p>3 CPS</text:p>
          </table:table-cell>
          <table:table-cell table:style-name="ce4" table:formula="of:=SUBSTITUTE( [.G124]  ; &quot;,&quot; ; &quot; or &quot;)" office:value-type="string" office:string-value="Radio Station or  Bar">
            <text:p>Radio Station or <text:s/>Bar</text:p>
          </table:table-cell>
          <table:table-cell table:style-name="ce4" table:formula="of:=SUBSTITUTE( [.H124] ; &quot;,&quot; ; &quot; or &quot; )" office:value-type="string" office:string-value="Carrie Oakey or  Chip Monk">
            <text:p>Carrie Oakey or <text:s/>Chip Monk</text:p>
          </table:table-cell>
          <table:table-cell/>
          <table:table-cell table:style-name="ce2" office:value-type="string">
            <text:p>Radio Station, Bar</text:p>
          </table:table-cell>
          <table:table-cell table:style-name="ce2" office:value-type="string">
            <text:p>Carrie Oakey, Chip Monk</text:p>
          </table:table-cell>
          <table:table-cell table:number-columns-repeated="2"/>
          <table:table-cell table:formula="of:=CONCATENATE([.A124] ; &quot;,&quot; ; [.B124] ; &quot;,&quot; ; [.C124] ; &quot;,&quot; ; [.D124] ; &quot;,&quot; ; [.E124] )" office:value-type="string" office:string-value="Vocalist,Songwriter + Actor,3 CPS,Radio Station or  Bar,Carrie Oakey or  Chip Monk">
            <text:p>Vocalist,Songwriter + Actor,3 CPS,Radio Station or <text:s/>Bar,Carrie Oakey or <text:s/>Chip Monk</text:p>
          </table:table-cell>
        </table:table-row>
        <table:table-row table:style-name="ro8">
          <table:table-cell table:style-name="ce2" office:value-type="string">
            <text:p>Assistant</text:p>
          </table:table-cell>
          <table:table-cell table:style-name="ce2" office:value-type="string">
            <text:p>Mechanic + Mechanic</text:p>
          </table:table-cell>
          <table:table-cell table:style-name="ce2" office:value-type="string">
            <text:p>1 CPS</text:p>
          </table:table-cell>
          <table:table-cell table:style-name="ce4" table:formula="of:=SUBSTITUTE( [.G125]  ; &quot;,&quot; ; &quot; or &quot;)" office:value-type="string" office:string-value="Town Hall or  Arrival Center">
            <text:p>Town Hall or <text:s/>Arrival Center</text:p>
          </table:table-cell>
          <table:table-cell table:style-name="ce4" table:formula="of:=SUBSTITUTE( [.H125] ; &quot;,&quot; ; &quot; or &quot; )" office:value-type="string" office:string-value="Sheila Blige or  Nestor Cadbury">
            <text:p>Sheila Blige or <text:s/>Nestor Cadbury</text:p>
          </table:table-cell>
          <table:table-cell/>
          <table:table-cell table:style-name="ce2" office:value-type="string">
            <text:p>Town Hall, Arrival Center</text:p>
          </table:table-cell>
          <table:table-cell table:style-name="ce2" office:value-type="string">
            <text:p>Sheila Blige, Nestor Cadbury</text:p>
          </table:table-cell>
          <table:table-cell table:number-columns-repeated="2"/>
          <table:table-cell table:formula="of:=CONCATENATE([.A125] ; &quot;,&quot; ; [.B125] ; &quot;,&quot; ; [.C125] ; &quot;,&quot; ; [.D125] ; &quot;,&quot; ; [.E125] )" office:value-type="string" office:string-value="Assistant,Mechanic + Mechanic,1 CPS,Town Hall or  Arrival Center,Sheila Blige or  Nestor Cadbury">
            <text:p>Assistant,Mechanic + Mechanic,1 CPS,Town Hall or <text:s/>Arrival Center,Sheila Blige or <text:s/>Nestor Cadbury</text:p>
          </table:table-cell>
        </table:table-row>
        <table:table-row table:style-name="ro8">
          <table:table-cell table:style-name="ce2" office:value-type="string">
            <text:p>Footballer</text:p>
          </table:table-cell>
          <table:table-cell table:style-name="ce2" office:value-type="string">
            <text:p>Athlete + Cheerleader</text:p>
          </table:table-cell>
          <table:table-cell table:style-name="ce2" office:value-type="string">
            <text:p>2 CPS</text:p>
          </table:table-cell>
          <table:table-cell table:style-name="ce4" table:formula="of:=SUBSTITUTE( [.G126]  ; &quot;,&quot; ; &quot; or &quot;)" office:value-type="string" office:string-value="Stadium">
            <text:p>Stadium</text:p>
          </table:table-cell>
          <table:table-cell table:style-name="ce4" table:formula="of:=SUBSTITUTE( [.H126] ; &quot;,&quot; ; &quot; or &quot; )" office:value-type="string" office:string-value="Tim Elbow or  Eliza Womanning">
            <text:p>Tim Elbow or <text:s/>Eliza Womanning</text:p>
          </table:table-cell>
          <table:table-cell/>
          <table:table-cell table:style-name="ce2" office:value-type="string">
            <text:p>Stadium</text:p>
          </table:table-cell>
          <table:table-cell table:style-name="ce2" office:value-type="string">
            <text:p>Tim Elbow, Eliza Womanning</text:p>
          </table:table-cell>
          <table:table-cell table:number-columns-repeated="2"/>
          <table:table-cell table:formula="of:=CONCATENATE([.A126] ; &quot;,&quot; ; [.B126] ; &quot;,&quot; ; [.C126] ; &quot;,&quot; ; [.D126] ; &quot;,&quot; ; [.E126] )" office:value-type="string" office:string-value="Footballer,Athlete + Cheerleader,2 CPS,Stadium,Tim Elbow or  Eliza Womanning">
            <text:p>Footballer,Athlete + Cheerleader,2 CPS,Stadium,Tim Elbow or <text:s/>Eliza Womanning</text:p>
          </table:table-cell>
        </table:table-row>
        <table:table-row table:style-name="ro5">
          <table:table-cell table:style-name="ce2" office:value-type="string">
            <text:p>Shepherd</text:p>
          </table:table-cell>
          <table:table-cell table:style-name="ce2" office:value-type="string">
            <text:p>Animal Trainer + Milkmonger</text:p>
          </table:table-cell>
          <table:table-cell table:style-name="ce2" office:value-type="string">
            <text:p>1 CPS</text:p>
          </table:table-cell>
          <table:table-cell table:style-name="ce4" table:formula="of:=SUBSTITUTE( [.G127]  ; &quot;,&quot; ; &quot; or &quot;)" office:value-type="string" office:string-value="Stable">
            <text:p>Stable</text:p>
          </table:table-cell>
          <table:table-cell table:style-name="ce4" table:formula="of:=SUBSTITUTE( [.H127] ; &quot;,&quot; ; &quot; or &quot; )" office:value-type="string" office:string-value="Bertram Lambert or  Beau Peeph">
            <text:p>Bertram Lambert or <text:s/>Beau Peeph</text:p>
          </table:table-cell>
          <table:table-cell/>
          <table:table-cell table:style-name="ce2" office:value-type="string">
            <text:p>Stable</text:p>
          </table:table-cell>
          <table:table-cell table:style-name="ce2" office:value-type="string">
            <text:p>Bertram Lambert, Beau Peeph</text:p>
          </table:table-cell>
          <table:table-cell table:number-columns-repeated="2"/>
          <table:table-cell table:formula="of:=CONCATENATE([.A127] ; &quot;,&quot; ; [.B127] ; &quot;,&quot; ; [.C127] ; &quot;,&quot; ; [.D127] ; &quot;,&quot; ; [.E127] )" office:value-type="string" office:string-value="Shepherd,Animal Trainer + Milkmonger,1 CPS,Stable,Bertram Lambert or  Beau Peeph">
            <text:p>Shepherd,Animal Trainer + Milkmonger,1 CPS,Stable,Bertram Lambert or <text:s/>Beau Peeph</text:p>
          </table:table-cell>
        </table:table-row>
        <table:table-row table:style-name="ro5">
          <table:table-cell table:style-name="ce2" office:value-type="string">
            <text:p>Winemaker</text:p>
          </table:table-cell>
          <table:table-cell table:style-name="ce2" office:value-type="string">
            <text:p>Farmer + Dreamer</text:p>
          </table:table-cell>
          <table:table-cell table:style-name="ce2" office:value-type="string">
            <text:p>2 CPS</text:p>
          </table:table-cell>
          <table:table-cell table:style-name="ce4" table:formula="of:=SUBSTITUTE( [.G128]  ; &quot;,&quot; ; &quot; or &quot;)" office:value-type="string" office:string-value="Farm">
            <text:p>Farm</text:p>
          </table:table-cell>
          <table:table-cell table:style-name="ce4" table:formula="of:=SUBSTITUTE( [.H128] ; &quot;,&quot; ; &quot; or &quot; )" office:value-type="string" office:string-value="Sandra Miguel or  Bud Wiser">
            <text:p>Sandra Miguel or <text:s/>Bud Wiser</text:p>
          </table:table-cell>
          <table:table-cell/>
          <table:table-cell table:style-name="ce2" office:value-type="string">
            <text:p>Farm</text:p>
          </table:table-cell>
          <table:table-cell table:style-name="ce2" office:value-type="string">
            <text:p>Sandra Miguel, Bud Wiser</text:p>
          </table:table-cell>
          <table:table-cell table:number-columns-repeated="2"/>
          <table:table-cell table:formula="of:=CONCATENATE([.A128] ; &quot;,&quot; ; [.B128] ; &quot;,&quot; ; [.C128] ; &quot;,&quot; ; [.D128] ; &quot;,&quot; ; [.E128] )" office:value-type="string" office:string-value="Winemaker,Farmer + Dreamer,2 CPS,Farm,Sandra Miguel or  Bud Wiser">
            <text:p>Winemaker,Farmer + Dreamer,2 CPS,Farm,Sandra Miguel or <text:s/>Bud Wiser</text:p>
          </table:table-cell>
        </table:table-row>
        <table:table-row table:style-name="ro9">
          <table:table-cell table:style-name="ce2" office:value-type="string">
            <text:p>Baker</text:p>
          </table:table-cell>
          <table:table-cell table:style-name="ce2" office:value-type="string">
            <text:p>Cook + Homemaker</text:p>
          </table:table-cell>
          <table:table-cell table:style-name="ce2" office:value-type="string">
            <text:p>2 CPS</text:p>
          </table:table-cell>
          <table:table-cell table:style-name="ce4" table:formula="of:=SUBSTITUTE( [.G129]  ; &quot;,&quot; ; &quot; or &quot;)" office:value-type="string" office:string-value="City Square">
            <text:p>City Square</text:p>
          </table:table-cell>
          <table:table-cell table:style-name="ce4" table:formula="of:=SUBSTITUTE( [.H129] ; &quot;,&quot; ; &quot; or &quot; )" office:value-type="string" office:string-value="Brad Levin or  Anita Bagel">
            <text:p>Brad Levin or <text:s/>Anita Bagel</text:p>
          </table:table-cell>
          <table:table-cell/>
          <table:table-cell table:style-name="ce2" office:value-type="string">
            <text:p>City Square</text:p>
          </table:table-cell>
          <table:table-cell table:style-name="ce2" office:value-type="string">
            <text:p>Brad Levin, Anita Bagel</text:p>
          </table:table-cell>
          <table:table-cell table:number-columns-repeated="2"/>
          <table:table-cell table:formula="of:=CONCATENATE([.A129] ; &quot;,&quot; ; [.B129] ; &quot;,&quot; ; [.C129] ; &quot;,&quot; ; [.D129] ; &quot;,&quot; ; [.E129] )" office:value-type="string" office:string-value="Baker,Cook + Homemaker,2 CPS,City Square,Brad Levin or  Anita Bagel">
            <text:p>Baker,Cook + Homemaker,2 CPS,City Square,Brad Levin or <text:s/>Anita Bagel</text:p>
          </table:table-cell>
        </table:table-row>
        <table:table-row table:style-name="ro5">
          <table:table-cell table:style-name="ce2" office:value-type="string">
            <text:p>Carpenter</text:p>
          </table:table-cell>
          <table:table-cell table:style-name="ce2" office:value-type="string">
            <text:p>Shepherd + Homemaker</text:p>
          </table:table-cell>
          <table:table-cell table:style-name="ce2" office:value-type="string">
            <text:p>2 CPS</text:p>
          </table:table-cell>
          <table:table-cell table:style-name="ce4" table:formula="of:=SUBSTITUTE( [.G130]  ; &quot;,&quot; ; &quot; or &quot;)" office:value-type="string" office:string-value="City Square">
            <text:p>City Square</text:p>
          </table:table-cell>
          <table:table-cell table:style-name="ce4" table:formula="of:=SUBSTITUTE( [.H130] ; &quot;,&quot; ; &quot; or &quot; )" office:value-type="string" office:string-value="Nelly Todewall or  Tim Burr">
            <text:p>Nelly Todewall or <text:s/>Tim Burr</text:p>
          </table:table-cell>
          <table:table-cell/>
          <table:table-cell table:style-name="ce2" office:value-type="string">
            <text:p>City Square</text:p>
          </table:table-cell>
          <table:table-cell table:style-name="ce2" office:value-type="string">
            <text:p>Nelly Todewall, Tim Burr</text:p>
          </table:table-cell>
          <table:table-cell table:number-columns-repeated="2"/>
          <table:table-cell table:formula="of:=CONCATENATE([.A130] ; &quot;,&quot; ; [.B130] ; &quot;,&quot; ; [.C130] ; &quot;,&quot; ; [.D130] ; &quot;,&quot; ; [.E130] )" office:value-type="string" office:string-value="Carpenter,Shepherd + Homemaker,2 CPS,City Square,Nelly Todewall or  Tim Burr">
            <text:p>Carpenter,Shepherd + Homemaker,2 CPS,City Square,Nelly Todewall or <text:s/>Tim Burr</text:p>
          </table:table-cell>
        </table:table-row>
        <table:table-row table:style-name="ro5">
          <table:table-cell table:style-name="ce2" office:value-type="string">
            <text:p>Janitor</text:p>
          </table:table-cell>
          <table:table-cell table:style-name="ce2" office:value-type="string">
            <text:p>Plumber + Construction Worker</text:p>
          </table:table-cell>
          <table:table-cell table:style-name="ce2" office:value-type="string">
            <text:p>2 CPS</text:p>
          </table:table-cell>
          <table:table-cell table:style-name="ce4" table:formula="of:=SUBSTITUTE( [.G131]  ; &quot;,&quot; ; &quot; or &quot;)" office:value-type="string" office:string-value="City Square or  Diner or  Fast Food">
            <text:p>City Square or <text:s/>Diner or <text:s/>Fast Food</text:p>
          </table:table-cell>
          <table:table-cell table:style-name="ce4" table:formula="of:=SUBSTITUTE( [.H131] ; &quot;,&quot; ; &quot; or &quot; )" office:value-type="string" office:string-value="Jan Itor">
            <text:p>Jan Itor</text:p>
          </table:table-cell>
          <table:table-cell/>
          <table:table-cell table:style-name="ce2" office:value-type="string">
            <text:p>City Square, Diner, Fast Food</text:p>
          </table:table-cell>
          <table:table-cell table:style-name="ce2" office:value-type="string">
            <text:p>Jan Itor</text:p>
          </table:table-cell>
          <table:table-cell table:number-columns-repeated="2"/>
          <table:table-cell table:formula="of:=CONCATENATE([.A131] ; &quot;,&quot; ; [.B131] ; &quot;,&quot; ; [.C131] ; &quot;,&quot; ; [.D131] ; &quot;,&quot; ; [.E131] )" office:value-type="string" office:string-value="Janitor,Plumber + Construction Worker,2 CPS,City Square or  Diner or  Fast Food,Jan Itor">
            <text:p>Janitor,Plumber + Construction Worker,2 CPS,City Square or <text:s/>Diner or <text:s/>Fast Food,Jan Itor</text:p>
          </table:table-cell>
        </table:table-row>
        <table:table-row table:style-name="ro5">
          <table:table-cell table:style-name="ce2" office:value-type="string">
            <text:p>Ninja</text:p>
          </table:table-cell>
          <table:table-cell table:style-name="ce2" office:value-type="string">
            <text:p>Martial Artist + Soldier</text:p>
          </table:table-cell>
          <table:table-cell table:style-name="ce2" office:value-type="string">
            <text:p>3 CPS</text:p>
          </table:table-cell>
          <table:table-cell table:style-name="ce4" table:formula="of:=SUBSTITUTE( [.G132]  ; &quot;,&quot; ; &quot; or &quot;)" office:value-type="string" office:string-value="Ninja HQ or  Dojo">
            <text:p>Ninja HQ or <text:s/>Dojo</text:p>
          </table:table-cell>
          <table:table-cell table:style-name="ce4" table:formula="of:=SUBSTITUTE( [.H132] ; &quot;,&quot; ; &quot; or &quot; )" office:value-type="string" office:string-value="Shuri Ken or  Kage Arashi">
            <text:p>Shuri Ken or <text:s/>Kage Arashi</text:p>
          </table:table-cell>
          <table:table-cell/>
          <table:table-cell table:style-name="ce2" office:value-type="string">
            <text:p>Ninja HQ, Dojo</text:p>
          </table:table-cell>
          <table:table-cell table:style-name="ce2" office:value-type="string">
            <text:p>Shuri Ken, Kage Arashi</text:p>
          </table:table-cell>
          <table:table-cell table:number-columns-repeated="2"/>
          <table:table-cell table:formula="of:=CONCATENATE([.A132] ; &quot;,&quot; ; [.B132] ; &quot;,&quot; ; [.C132] ; &quot;,&quot; ; [.D132] ; &quot;,&quot; ; [.E132] )" office:value-type="string" office:string-value="Ninja,Martial Artist + Soldier,3 CPS,Ninja HQ or  Dojo,Shuri Ken or  Kage Arashi">
            <text:p>Ninja,Martial Artist + Soldier,3 CPS,Ninja HQ or <text:s/>Dojo,Shuri Ken or <text:s/>Kage Arashi</text:p>
          </table:table-cell>
        </table:table-row>
        <table:table-row table:style-name="ro8">
          <table:table-cell table:style-name="ce2" office:value-type="string">
            <text:p>Referee</text:p>
          </table:table-cell>
          <table:table-cell table:style-name="ce2" office:value-type="string">
            <text:p>Coach + Judge</text:p>
          </table:table-cell>
          <table:table-cell table:style-name="ce2" office:value-type="string">
            <text:p>3 CPS</text:p>
          </table:table-cell>
          <table:table-cell table:style-name="ce4" table:formula="of:=SUBSTITUTE( [.G133]  ; &quot;,&quot; ; &quot; or &quot;)" office:value-type="string" office:string-value="Stadium or  Arena">
            <text:p>Stadium or <text:s/>Arena</text:p>
          </table:table-cell>
          <table:table-cell table:style-name="ce4" table:formula="of:=SUBSTITUTE( [.H133] ; &quot;,&quot; ; &quot; or &quot; )" office:value-type="string" office:string-value="Lionel Scrimmage or  Lyna Scrimmage">
            <text:p>Lionel Scrimmage or <text:s/>Lyna Scrimmage</text:p>
          </table:table-cell>
          <table:table-cell/>
          <table:table-cell table:style-name="ce2" office:value-type="string">
            <text:p>Stadium, Arena</text:p>
          </table:table-cell>
          <table:table-cell table:style-name="ce2" office:value-type="string">
            <text:p>Lionel Scrimmage, Lyna Scrimmage</text:p>
          </table:table-cell>
          <table:table-cell table:number-columns-repeated="2"/>
          <table:table-cell table:formula="of:=CONCATENATE([.A133] ; &quot;,&quot; ; [.B133] ; &quot;,&quot; ; [.C133] ; &quot;,&quot; ; [.D133] ; &quot;,&quot; ; [.E133] )" office:value-type="string" office:string-value="Referee,Coach + Judge,3 CPS,Stadium or  Arena,Lionel Scrimmage or  Lyna Scrimmage">
            <text:p>Referee,Coach + Judge,3 CPS,Stadium or <text:s/>Arena,Lionel Scrimmage or <text:s/>Lyna Scrimmage</text:p>
          </table:table-cell>
        </table:table-row>
        <table:table-row table:style-name="ro3">
          <table:table-cell table:style-name="ce2" office:value-type="string">
            <text:p>Secret Agent</text:p>
          </table:table-cell>
          <table:table-cell table:style-name="ce2" office:value-type="string">
            <text:p>Ninja + Detective</text:p>
          </table:table-cell>
          <table:table-cell table:style-name="ce2" office:value-type="string">
            <text:p>3 CPS</text:p>
          </table:table-cell>
          <table:table-cell table:style-name="ce4" table:formula="of:=SUBSTITUTE( [.G134]  ; &quot;,&quot; ; &quot; or &quot;)" office:value-type="string" office:string-value="Ninja HQ">
            <text:p>Ninja HQ</text:p>
          </table:table-cell>
          <table:table-cell table:style-name="ce4" table:formula="of:=SUBSTITUTE( [.H134] ; &quot;,&quot; ; &quot; or &quot; )" office:value-type="string" office:string-value="Mike Furry">
            <text:p>Mike Furry</text:p>
          </table:table-cell>
          <table:table-cell/>
          <table:table-cell table:style-name="ce2" office:value-type="string">
            <text:p>Ninja HQ</text:p>
          </table:table-cell>
          <table:table-cell table:style-name="ce2" office:value-type="string">
            <text:p>Mike Furry</text:p>
          </table:table-cell>
          <table:table-cell table:number-columns-repeated="2"/>
          <table:table-cell table:formula="of:=CONCATENATE([.A134] ; &quot;,&quot; ; [.B134] ; &quot;,&quot; ; [.C134] ; &quot;,&quot; ; [.D134] ; &quot;,&quot; ; [.E134] )" office:value-type="string" office:string-value="Secret Agent,Ninja + Detective,3 CPS,Ninja HQ,Mike Furry">
            <text:p>Secret Agent,Ninja + Detective,3 CPS,Ninja HQ,Mike Furry</text:p>
          </table:table-cell>
        </table:table-row>
        <table:table-row table:style-name="ro3">
          <table:table-cell table:style-name="ce2" office:value-type="string">
            <text:p>Sensei</text:p>
          </table:table-cell>
          <table:table-cell table:style-name="ce2" office:value-type="string">
            <text:p>Martial Artist + Philosopher</text:p>
          </table:table-cell>
          <table:table-cell table:style-name="ce2" office:value-type="string">
            <text:p>3 CPS</text:p>
          </table:table-cell>
          <table:table-cell table:style-name="ce4" table:formula="of:=SUBSTITUTE( [.G135]  ; &quot;,&quot; ; &quot; or &quot;)" office:value-type="string" office:string-value="Dojo">
            <text:p>Dojo</text:p>
          </table:table-cell>
          <table:table-cell table:style-name="ce4" table:formula="of:=SUBSTITUTE( [.H135] ; &quot;,&quot; ; &quot; or &quot; )" office:value-type="string" office:string-value="Miyagi Yojimbo">
            <text:p>Miyagi Yojimbo</text:p>
          </table:table-cell>
          <table:table-cell/>
          <table:table-cell table:style-name="ce2" office:value-type="string">
            <text:p>Dojo</text:p>
          </table:table-cell>
          <table:table-cell table:style-name="ce2" office:value-type="string">
            <text:p>Miyagi Yojimbo</text:p>
          </table:table-cell>
          <table:table-cell table:number-columns-repeated="2"/>
          <table:table-cell table:formula="of:=CONCATENATE([.A135] ; &quot;,&quot; ; [.B135] ; &quot;,&quot; ; [.C135] ; &quot;,&quot; ; [.D135] ; &quot;,&quot; ; [.E135] )" office:value-type="string" office:string-value="Sensei,Martial Artist + Philosopher,3 CPS,Dojo,Miyagi Yojimbo">
            <text:p>Sensei,Martial Artist + Philosopher,3 CPS,Dojo,Miyagi Yojimbo</text:p>
          </table:table-cell>
        </table:table-row>
        <table:table-row table:style-name="ro5">
          <table:table-cell table:style-name="ce2" office:value-type="string">
            <text:p>Deep Sea Diver</text:p>
          </table:table-cell>
          <table:table-cell table:style-name="ce2" office:value-type="string">
            <text:p>Marine Biologist + Explorer</text:p>
          </table:table-cell>
          <table:table-cell table:style-name="ce2" office:value-type="string">
            <text:p>2 CPS</text:p>
          </table:table-cell>
          <table:table-cell table:style-name="ce4" table:formula="of:=SUBSTITUTE( [.G136]  ; &quot;,&quot; ; &quot; or &quot;)" office:value-type="string" office:string-value="Tavern or  Aquarium">
            <text:p>Tavern or <text:s/>Aquarium</text:p>
          </table:table-cell>
          <table:table-cell table:style-name="ce4" table:formula="of:=SUBSTITUTE( [.H136] ; &quot;,&quot; ; &quot; or &quot; )" office:value-type="string" office:string-value="Eileen Dover">
            <text:p>Eileen Dover</text:p>
          </table:table-cell>
          <table:table-cell/>
          <table:table-cell table:style-name="ce2" office:value-type="string">
            <text:p>Tavern, Aquarium</text:p>
          </table:table-cell>
          <table:table-cell table:style-name="ce2" office:value-type="string">
            <text:p>Eileen Dover</text:p>
          </table:table-cell>
          <table:table-cell table:number-columns-repeated="2"/>
          <table:table-cell table:formula="of:=CONCATENATE([.A136] ; &quot;,&quot; ; [.B136] ; &quot;,&quot; ; [.C136] ; &quot;,&quot; ; [.D136] ; &quot;,&quot; ; [.E136] )" office:value-type="string" office:string-value="Deep Sea Diver,Marine Biologist + Explorer,2 CPS,Tavern or  Aquarium,Eileen Dover">
            <text:p>Deep Sea Diver,Marine Biologist + Explorer,2 CPS,Tavern or <text:s/>Aquarium,Eileen Dover</text:p>
          </table:table-cell>
        </table:table-row>
        <table:table-row table:style-name="ro5">
          <table:table-cell table:style-name="ce2" office:value-type="string">
            <text:p>Watchmaker</text:p>
          </table:table-cell>
          <table:table-cell table:style-name="ce2" office:value-type="string">
            <text:p>Historian + Mechanic</text:p>
          </table:table-cell>
          <table:table-cell table:style-name="ce2" office:value-type="string">
            <text:p>3 CPS</text:p>
          </table:table-cell>
          <table:table-cell table:style-name="ce4" table:formula="of:=SUBSTITUTE( [.G137]  ; &quot;,&quot; ; &quot; or &quot;)" office:value-type="string" office:string-value="City Square">
            <text:p>City Square</text:p>
          </table:table-cell>
          <table:table-cell table:style-name="ce4" table:formula="of:=SUBSTITUTE( [.H137] ; &quot;,&quot; ; &quot; or &quot; )" office:value-type="string" office:string-value="Phillipa Patek or  Dick Tocke">
            <text:p>Phillipa Patek or <text:s/>Dick Tocke</text:p>
          </table:table-cell>
          <table:table-cell/>
          <table:table-cell table:style-name="ce2" office:value-type="string">
            <text:p>City Square</text:p>
          </table:table-cell>
          <table:table-cell table:style-name="ce2" office:value-type="string">
            <text:p>Phillipa Patek, Dick Tocke</text:p>
          </table:table-cell>
          <table:table-cell table:number-columns-repeated="2"/>
          <table:table-cell table:formula="of:=CONCATENATE([.A137] ; &quot;,&quot; ; [.B137] ; &quot;,&quot; ; [.C137] ; &quot;,&quot; ; [.D137] ; &quot;,&quot; ; [.E137] )" office:value-type="string" office:string-value="Watchmaker,Historian + Mechanic,3 CPS,City Square,Phillipa Patek or  Dick Tocke">
            <text:p>Watchmaker,Historian + Mechanic,3 CPS,City Square,Phillipa Patek or <text:s/>Dick Tocke</text:p>
          </table:table-cell>
        </table:table-row>
        <table:table-row table:style-name="ro3">
          <table:table-cell table:style-name="ce2" office:value-type="string">
            <text:p>Time Traveller</text:p>
          </table:table-cell>
          <table:table-cell table:style-name="ce2" office:value-type="string">
            <text:p>Watchmaker + Explorer</text:p>
          </table:table-cell>
          <table:table-cell table:style-name="ce2" office:value-type="string">
            <text:p>3 CPS</text:p>
          </table:table-cell>
          <table:table-cell table:style-name="ce4" table:formula="of:=SUBSTITUTE( [.G138]  ; &quot;,&quot; ; &quot; or &quot;)" office:value-type="string" office:string-value="Tavern">
            <text:p>Tavern</text:p>
          </table:table-cell>
          <table:table-cell table:style-name="ce4" table:formula="of:=SUBSTITUTE( [.H138] ; &quot;,&quot; ; &quot; or &quot; )" office:value-type="string" office:string-value="Doctor When">
            <text:p>Doctor When</text:p>
          </table:table-cell>
          <table:table-cell/>
          <table:table-cell table:style-name="ce2" office:value-type="string">
            <text:p>Tavern</text:p>
          </table:table-cell>
          <table:table-cell table:style-name="ce2" office:value-type="string">
            <text:p>Doctor When</text:p>
          </table:table-cell>
          <table:table-cell table:number-columns-repeated="2"/>
          <table:table-cell table:formula="of:=CONCATENATE([.A138] ; &quot;,&quot; ; [.B138] ; &quot;,&quot; ; [.C138] ; &quot;,&quot; ; [.D138] ; &quot;,&quot; ; [.E138] )" office:value-type="string" office:string-value="Time Traveller,Watchmaker + Explorer,3 CPS,Tavern,Doctor When">
            <text:p>Time Traveller,Watchmaker + Explorer,3 CPS,Tavern,Doctor When</text:p>
          </table:table-cell>
        </table:table-row>
        <table:table-row table:style-name="ro9">
          <table:table-cell table:style-name="ce2" office:value-type="string">
            <text:p>Tailor</text:p>
          </table:table-cell>
          <table:table-cell table:style-name="ce2" office:value-type="string">
            <text:p>Model + Artist</text:p>
          </table:table-cell>
          <table:table-cell table:style-name="ce2" office:value-type="string">
            <text:p>3 CPS</text:p>
          </table:table-cell>
          <table:table-cell table:style-name="ce4" table:formula="of:=SUBSTITUTE( [.G139]  ; &quot;,&quot; ; &quot; or &quot;)" office:value-type="string" office:string-value="Weddings R Us or  City Square or  Fashion Studio">
            <text:p>Weddings R Us or <text:s/>City Square or <text:s/>Fashion Studio</text:p>
          </table:table-cell>
          <table:table-cell table:style-name="ce4" table:formula="of:=SUBSTITUTE( [.H139] ; &quot;,&quot; ; &quot; or &quot; )" office:value-type="string" office:string-value="Manny Kinn">
            <text:p>Manny Kinn</text:p>
          </table:table-cell>
          <table:table-cell/>
          <table:table-cell table:style-name="ce2" office:value-type="string">
            <text:p>Weddings R Us, City Square, Fashion Studio</text:p>
          </table:table-cell>
          <table:table-cell table:style-name="ce2" office:value-type="string">
            <text:p>Manny Kinn</text:p>
          </table:table-cell>
          <table:table-cell table:number-columns-repeated="2"/>
          <table:table-cell table:formula="of:=CONCATENATE([.A139] ; &quot;,&quot; ; [.B139] ; &quot;,&quot; ; [.C139] ; &quot;,&quot; ; [.D139] ; &quot;,&quot; ; [.E139] )" office:value-type="string" office:string-value="Tailor,Model + Artist,3 CPS,Weddings R Us or  City Square or  Fashion Studio,Manny Kinn">
            <text:p>Tailor,Model + Artist,3 CPS,Weddings R Us or <text:s/>City Square or <text:s/>Fashion Studio,Manny Kinn</text:p>
          </table:table-cell>
        </table:table-row>
        <table:table-row table:style-name="ro8">
          <table:table-cell table:style-name="ce2" office:value-type="string">
            <text:p>Ringmaster</text:p>
          </table:table-cell>
          <table:table-cell table:style-name="ce2" office:value-type="string">
            <text:p>Animal Trainer + Clown</text:p>
          </table:table-cell>
          <table:table-cell table:style-name="ce2" office:value-type="string">
            <text:p>2 CPS</text:p>
          </table:table-cell>
          <table:table-cell table:style-name="ce4" table:formula="of:=SUBSTITUTE( [.G140]  ; &quot;,&quot; ; &quot; or &quot;)" office:value-type="string" office:string-value="Circus">
            <text:p>Circus</text:p>
          </table:table-cell>
          <table:table-cell table:style-name="ce4" table:formula="of:=SUBSTITUTE( [.H140] ; &quot;,&quot; ; &quot; or &quot; )" office:value-type="string" office:string-value="Joy Zigfried or  Elroy Sigfried">
            <text:p>Joy Zigfried or <text:s/>Elroy Sigfried</text:p>
          </table:table-cell>
          <table:table-cell/>
          <table:table-cell table:style-name="ce2" office:value-type="string">
            <text:p>Circus</text:p>
          </table:table-cell>
          <table:table-cell table:style-name="ce2" office:value-type="string">
            <text:p>Joy Zigfried, Elroy Sigfried</text:p>
          </table:table-cell>
          <table:table-cell table:number-columns-repeated="2"/>
          <table:table-cell table:formula="of:=CONCATENATE([.A140] ; &quot;,&quot; ; [.B140] ; &quot;,&quot; ; [.C140] ; &quot;,&quot; ; [.D140] ; &quot;,&quot; ; [.E140] )" office:value-type="string" office:string-value="Ringmaster,Animal Trainer + Clown,2 CPS,Circus,Joy Zigfried or  Elroy Sigfried">
            <text:p>Ringmaster,Animal Trainer + Clown,2 CPS,Circus,Joy Zigfried or <text:s/>Elroy Sigfried</text:p>
          </table:table-cell>
        </table:table-row>
        <table:table-row table:style-name="ro9">
          <table:table-cell table:style-name="ce2" office:value-type="string">
            <text:p>Oracle</text:p>
          </table:table-cell>
          <table:table-cell table:style-name="ce2" office:value-type="string">
            <text:p>Philosopher + Preacher</text:p>
          </table:table-cell>
          <table:table-cell table:style-name="ce2" office:value-type="string">
            <text:p>2 CPS</text:p>
          </table:table-cell>
          <table:table-cell table:style-name="ce4" table:formula="of:=SUBSTITUTE( [.G141]  ; &quot;,&quot; ; &quot; or &quot;)" office:value-type="string" office:string-value="Fortune Teller or  Astro Church">
            <text:p>Fortune Teller or <text:s/>Astro Church</text:p>
          </table:table-cell>
          <table:table-cell table:style-name="ce4" table:formula="of:=SUBSTITUTE( [.H141] ; &quot;,&quot; ; &quot; or &quot; )" office:value-type="string" office:string-value="Krystal Balle">
            <text:p>Krystal Balle</text:p>
          </table:table-cell>
          <table:table-cell/>
          <table:table-cell table:style-name="ce2" office:value-type="string">
            <text:p>Fortune Teller, Astro Church</text:p>
          </table:table-cell>
          <table:table-cell table:style-name="ce2" office:value-type="string">
            <text:p>Krystal Balle</text:p>
          </table:table-cell>
          <table:table-cell table:number-columns-repeated="2"/>
          <table:table-cell table:formula="of:=CONCATENATE([.A141] ; &quot;,&quot; ; [.B141] ; &quot;,&quot; ; [.C141] ; &quot;,&quot; ; [.D141] ; &quot;,&quot; ; [.E141] )" office:value-type="string" office:string-value="Oracle,Philosopher + Preacher,2 CPS,Fortune Teller or  Astro Church,Krystal Balle">
            <text:p>Oracle,Philosopher + Preacher,2 CPS,Fortune Teller or <text:s/>Astro Church,Krystal Balle</text:p>
          </table:table-cell>
        </table:table-row>
        <table:table-row table:style-name="ro5">
          <table:table-cell table:style-name="ce2" office:value-type="string">
            <text:p>Matador</text:p>
          </table:table-cell>
          <table:table-cell table:style-name="ce2" office:value-type="string">
            <text:p>Animal Trainer + Wrestler</text:p>
          </table:table-cell>
          <table:table-cell table:style-name="ce2" office:value-type="string">
            <text:p>2 CPS</text:p>
          </table:table-cell>
          <table:table-cell table:style-name="ce4" table:formula="of:=SUBSTITUTE( [.G142]  ; &quot;,&quot; ; &quot; or &quot;)" office:value-type="string" office:string-value="Circus">
            <text:p>Circus</text:p>
          </table:table-cell>
          <table:table-cell table:style-name="ce4" table:formula="of:=SUBSTITUTE( [.H142] ; &quot;,&quot; ; &quot; or &quot; )" office:value-type="string" office:string-value="Frito Santana">
            <text:p>Frito Santana</text:p>
          </table:table-cell>
          <table:table-cell/>
          <table:table-cell table:style-name="ce2" office:value-type="string">
            <text:p>Circus</text:p>
          </table:table-cell>
          <table:table-cell table:style-name="ce2" office:value-type="string">
            <text:p>Frito Santana</text:p>
          </table:table-cell>
          <table:table-cell table:number-columns-repeated="2"/>
          <table:table-cell table:formula="of:=CONCATENATE([.A142] ; &quot;,&quot; ; [.B142] ; &quot;,&quot; ; [.C142] ; &quot;,&quot; ; [.D142] ; &quot;,&quot; ; [.E142] )" office:value-type="string" office:string-value="Matador,Animal Trainer + Wrestler,2 CPS,Circus,Frito Santana">
            <text:p>Matador,Animal Trainer + Wrestler,2 CPS,Circus,Frito Santana</text:p>
          </table:table-cell>
        </table:table-row>
        <table:table-row table:style-name="ro3">
          <table:table-cell table:style-name="ce2" office:value-type="string">
            <text:p>Magician</text:p>
          </table:table-cell>
          <table:table-cell table:style-name="ce2" office:value-type="string">
            <text:p>Accountant + Accountant</text:p>
          </table:table-cell>
          <table:table-cell table:style-name="ce2" office:value-type="string">
            <text:p>3 CPS</text:p>
          </table:table-cell>
          <table:table-cell table:style-name="ce4" table:formula="of:=SUBSTITUTE( [.G143]  ; &quot;,&quot; ; &quot; or &quot;)" office:value-type="string" office:string-value="Circus">
            <text:p>Circus</text:p>
          </table:table-cell>
          <table:table-cell table:style-name="ce4" table:formula="of:=SUBSTITUTE( [.H143] ; &quot;,&quot; ; &quot; or &quot; )" office:value-type="string" office:string-value="Larry Houdini">
            <text:p>Larry Houdini</text:p>
          </table:table-cell>
          <table:table-cell/>
          <table:table-cell table:style-name="ce2" office:value-type="string">
            <text:p>Circus</text:p>
          </table:table-cell>
          <table:table-cell table:style-name="ce2" office:value-type="string">
            <text:p>Larry Houdini</text:p>
          </table:table-cell>
          <table:table-cell table:number-columns-repeated="2"/>
          <table:table-cell table:formula="of:=CONCATENATE([.A143] ; &quot;,&quot; ; [.B143] ; &quot;,&quot; ; [.C143] ; &quot;,&quot; ; [.D143] ; &quot;,&quot; ; [.E143] )" office:value-type="string" office:string-value="Magician,Accountant + Accountant,3 CPS,Circus,Larry Houdini">
            <text:p>Magician,Accountant + Accountant,3 CPS,Circus,Larry Houdini</text:p>
          </table:table-cell>
        </table:table-row>
        <table:table-row table:style-name="ro3">
          <table:table-cell table:style-name="ce2" office:value-type="string">
            <text:p>Bartender</text:p>
          </table:table-cell>
          <table:table-cell table:style-name="ce2" office:value-type="string">
            <text:p>Winemaker + Salesman</text:p>
          </table:table-cell>
          <table:table-cell table:style-name="ce2" office:value-type="string">
            <text:p>3 CPS</text:p>
          </table:table-cell>
          <table:table-cell table:style-name="ce4" table:formula="of:=SUBSTITUTE( [.G144]  ; &quot;,&quot; ; &quot; or &quot;)" office:value-type="string" office:string-value="Tavern or  Bar">
            <text:p>Tavern or <text:s/>Bar</text:p>
          </table:table-cell>
          <table:table-cell table:style-name="ce4" table:formula="of:=SUBSTITUTE( [.H144] ; &quot;,&quot; ; &quot; or &quot; )" office:value-type="string" office:string-value="Roman Koch">
            <text:p>Roman Koch</text:p>
          </table:table-cell>
          <table:table-cell/>
          <table:table-cell table:style-name="ce2" office:value-type="string">
            <text:p>Tavern, Bar</text:p>
          </table:table-cell>
          <table:table-cell table:style-name="ce2" office:value-type="string">
            <text:p>Roman Koch</text:p>
          </table:table-cell>
          <table:table-cell table:number-columns-repeated="2"/>
          <table:table-cell table:formula="of:=CONCATENATE([.A144] ; &quot;,&quot; ; [.B144] ; &quot;,&quot; ; [.C144] ; &quot;,&quot; ; [.D144] ; &quot;,&quot; ; [.E144] )" office:value-type="string" office:string-value="Bartender,Winemaker + Salesman,3 CPS,Tavern or  Bar,Roman Koch">
            <text:p>Bartender,Winemaker + Salesman,3 CPS,Tavern or <text:s/>Bar,Roman Koch</text:p>
          </table:table-cell>
        </table:table-row>
        <table:table-row table:style-name="ro9">
          <table:table-cell table:style-name="ce2" office:value-type="string">
            <text:p>Barista</text:p>
          </table:table-cell>
          <table:table-cell table:style-name="ce2" office:value-type="string">
            <text:p>Bartender + Waiter</text:p>
          </table:table-cell>
          <table:table-cell table:style-name="ce2" office:value-type="string">
            <text:p>1 CPS</text:p>
          </table:table-cell>
          <table:table-cell table:style-name="ce4" table:formula="of:=SUBSTITUTE( [.G145]  ; &quot;,&quot; ; &quot; or &quot;)" office:value-type="string" office:string-value="Cafe">
            <text:p>Cafe</text:p>
          </table:table-cell>
          <table:table-cell table:style-name="ce4" table:formula="of:=SUBSTITUTE( [.H145] ; &quot;,&quot; ; &quot; or &quot; )" office:value-type="string" office:string-value="Dee Kaffin or  Tal Black">
            <text:p>Dee Kaffin or <text:s/>Tal Black</text:p>
          </table:table-cell>
          <table:table-cell/>
          <table:table-cell table:style-name="ce2" office:value-type="string">
            <text:p>Cafe</text:p>
          </table:table-cell>
          <table:table-cell table:style-name="ce2" office:value-type="string">
            <text:p>Dee Kaffin, Tal Black</text:p>
          </table:table-cell>
          <table:table-cell table:number-columns-repeated="2"/>
          <table:table-cell table:formula="of:=CONCATENATE([.A145] ; &quot;,&quot; ; [.B145] ; &quot;,&quot; ; [.C145] ; &quot;,&quot; ; [.D145] ; &quot;,&quot; ; [.E145] )" office:value-type="string" office:string-value="Barista,Bartender + Waiter,1 CPS,Cafe,Dee Kaffin or  Tal Black">
            <text:p>Barista,Bartender + Waiter,1 CPS,Cafe,Dee Kaffin or <text:s/>Tal Black</text:p>
          </table:table-cell>
        </table:table-row>
        <table:table-row table:style-name="ro3">
          <table:table-cell table:style-name="ce2" office:value-type="string">
            <text:p>Wizard</text:p>
          </table:table-cell>
          <table:table-cell table:style-name="ce2" office:value-type="string">
            <text:p>Magician + Scientist</text:p>
          </table:table-cell>
          <table:table-cell table:style-name="ce2" office:value-type="string">
            <text:p>2 CPS</text:p>
          </table:table-cell>
          <table:table-cell table:style-name="ce4" table:formula="of:=SUBSTITUTE( [.G146]  ; &quot;,&quot; ; &quot; or &quot;)" office:value-type="string" office:string-value="School of Magic">
            <text:p>School of Magic</text:p>
          </table:table-cell>
          <table:table-cell table:style-name="ce4" table:formula="of:=SUBSTITUTE( [.H146] ; &quot;,&quot; ; &quot; or &quot; )" office:value-type="string" office:string-value="Avery Kedavra">
            <text:p>Avery Kedavra</text:p>
          </table:table-cell>
          <table:table-cell/>
          <table:table-cell table:style-name="ce2" office:value-type="string">
            <text:p>School of Magic</text:p>
          </table:table-cell>
          <table:table-cell table:style-name="ce2" office:value-type="string">
            <text:p>Avery Kedavra</text:p>
          </table:table-cell>
          <table:table-cell table:number-columns-repeated="2"/>
          <table:table-cell table:formula="of:=CONCATENATE([.A146] ; &quot;,&quot; ; [.B146] ; &quot;,&quot; ; [.C146] ; &quot;,&quot; ; [.D146] ; &quot;,&quot; ; [.E146] )" office:value-type="string" office:string-value="Wizard,Magician + Scientist,2 CPS,School of Magic,Avery Kedavra">
            <text:p>Wizard,Magician + Scientist,2 CPS,School of Magic,Avery Kedavra</text:p>
          </table:table-cell>
        </table:table-row>
        <table:table-row table:style-name="ro3">
          <table:table-cell table:style-name="ce2" office:value-type="string">
            <text:p>Apprentice</text:p>
          </table:table-cell>
          <table:table-cell table:style-name="ce2" office:value-type="string">
            <text:p>Wizard + Assistant</text:p>
          </table:table-cell>
          <table:table-cell table:style-name="ce2" office:value-type="string">
            <text:p>2 CPS</text:p>
          </table:table-cell>
          <table:table-cell table:style-name="ce4" table:formula="of:=SUBSTITUTE( [.G147]  ; &quot;,&quot; ; &quot; or &quot;)" office:value-type="string" office:string-value="School of Magic">
            <text:p>School of Magic</text:p>
          </table:table-cell>
          <table:table-cell table:style-name="ce4" table:formula="of:=SUBSTITUTE( [.H147] ; &quot;,&quot; ; &quot; or &quot; )" office:value-type="string" office:string-value="William Hogworth">
            <text:p>William Hogworth</text:p>
          </table:table-cell>
          <table:table-cell/>
          <table:table-cell table:style-name="ce2" office:value-type="string">
            <text:p>School of Magic</text:p>
          </table:table-cell>
          <table:table-cell table:style-name="ce2" office:value-type="string">
            <text:p>William Hogworth</text:p>
          </table:table-cell>
          <table:table-cell table:number-columns-repeated="2"/>
          <table:table-cell table:formula="of:=CONCATENATE([.A147] ; &quot;,&quot; ; [.B147] ; &quot;,&quot; ; [.C147] ; &quot;,&quot; ; [.D147] ; &quot;,&quot; ; [.E147] )" office:value-type="string" office:string-value="Apprentice,Wizard + Assistant,2 CPS,School of Magic,William Hogworth">
            <text:p>Apprentice,Wizard + Assistant,2 CPS,School of Magic,William Hogworth</text:p>
          </table:table-cell>
        </table:table-row>
        <table:table-row table:style-name="ro3">
          <table:table-cell table:style-name="ce2" office:value-type="string">
            <text:p>System Admin</text:p>
          </table:table-cell>
          <table:table-cell table:style-name="ce2" office:value-type="string">
            <text:p>Programmer + Programmer</text:p>
          </table:table-cell>
          <table:table-cell table:style-name="ce2" office:value-type="string">
            <text:p>1 CPS</text:p>
          </table:table-cell>
          <table:table-cell table:style-name="ce4" table:formula="of:=SUBSTITUTE( [.G148]  ; &quot;,&quot; ; &quot; or &quot;)" office:value-type="string" office:string-value="Tech Support">
            <text:p>Tech Support</text:p>
          </table:table-cell>
          <table:table-cell table:style-name="ce4" table:formula="of:=SUBSTITUTE( [.H148] ; &quot;,&quot; ; &quot; or &quot; )" office:value-type="string" office:string-value="Sydney Burnette">
            <text:p>Sydney Burnette</text:p>
          </table:table-cell>
          <table:table-cell/>
          <table:table-cell table:style-name="ce2" office:value-type="string">
            <text:p>Tech Support</text:p>
          </table:table-cell>
          <table:table-cell table:style-name="ce2" office:value-type="string">
            <text:p>Sydney Burnette</text:p>
          </table:table-cell>
          <table:table-cell table:number-columns-repeated="2"/>
          <table:table-cell table:formula="of:=CONCATENATE([.A148] ; &quot;,&quot; ; [.B148] ; &quot;,&quot; ; [.C148] ; &quot;,&quot; ; [.D148] ; &quot;,&quot; ; [.E148] )" office:value-type="string" office:string-value="System Admin,Programmer + Programmer,1 CPS,Tech Support,Sydney Burnette">
            <text:p>System Admin,Programmer + Programmer,1 CPS,Tech Support,Sydney Burnette</text:p>
          </table:table-cell>
        </table:table-row>
        <table:table-row table:style-name="ro8">
          <table:table-cell table:style-name="ce2" office:value-type="string">
            <text:p>Genie</text:p>
          </table:table-cell>
          <table:table-cell table:style-name="ce2" office:value-type="string">
            <text:p>Magician + Magician</text:p>
          </table:table-cell>
          <table:table-cell table:style-name="ce2" office:value-type="string">
            <text:p>1 CPS</text:p>
          </table:table-cell>
          <table:table-cell table:style-name="ce4" table:formula="of:=SUBSTITUTE( [.G149]  ; &quot;,&quot; ; &quot; or &quot;)" office:value-type="string" office:string-value="Tavern">
            <text:p>Tavern</text:p>
          </table:table-cell>
          <table:table-cell table:style-name="ce4" table:formula="of:=SUBSTITUTE( [.H149] ; &quot;,&quot; ; &quot; or &quot; )" office:value-type="string" office:string-value="Benjamin Djinn or  Desiree Trois">
            <text:p>Benjamin Djinn or <text:s/>Desiree Trois</text:p>
          </table:table-cell>
          <table:table-cell/>
          <table:table-cell table:style-name="ce2" office:value-type="string">
            <text:p>Tavern</text:p>
          </table:table-cell>
          <table:table-cell table:style-name="ce2" office:value-type="string">
            <text:p>Benjamin Djinn, Desiree Trois</text:p>
          </table:table-cell>
          <table:table-cell table:number-columns-repeated="2"/>
          <table:table-cell table:formula="of:=CONCATENATE([.A149] ; &quot;,&quot; ; [.B149] ; &quot;,&quot; ; [.C149] ; &quot;,&quot; ; [.D149] ; &quot;,&quot; ; [.E149] )" office:value-type="string" office:string-value="Genie,Magician + Magician,1 CPS,Tavern,Benjamin Djinn or  Desiree Trois">
            <text:p>Genie,Magician + Magician,1 CPS,Tavern,Benjamin Djinn or <text:s/>Desiree Trois</text:p>
          </table:table-cell>
        </table:table-row>
        <table:table-row table:style-name="ro3">
          <table:table-cell table:style-name="ce2" office:value-type="string">
            <text:p>Wedding Planner</text:p>
          </table:table-cell>
          <table:table-cell table:style-name="ce2" office:value-type="string">
            <text:p>Winemaker + Baker</text:p>
          </table:table-cell>
          <table:table-cell table:style-name="ce2" office:value-type="string">
            <text:p>1 CPS</text:p>
          </table:table-cell>
          <table:table-cell table:style-name="ce4" table:formula="of:=SUBSTITUTE( [.G150]  ; &quot;,&quot; ; &quot; or &quot;)" office:value-type="string" office:string-value="Weddings R Us">
            <text:p>Weddings R Us</text:p>
          </table:table-cell>
          <table:table-cell table:style-name="ce4" table:formula="of:=SUBSTITUTE( [.H150] ; &quot;,&quot; ; &quot; or &quot; )" office:value-type="string" office:string-value="Holly Matrimony">
            <text:p>Holly Matrimony</text:p>
          </table:table-cell>
          <table:table-cell/>
          <table:table-cell table:style-name="ce2" office:value-type="string">
            <text:p>Weddings R Us</text:p>
          </table:table-cell>
          <table:table-cell table:style-name="ce2" office:value-type="string">
            <text:p>Holly Matrimony</text:p>
          </table:table-cell>
          <table:table-cell table:number-columns-repeated="2"/>
          <table:table-cell table:formula="of:=CONCATENATE([.A150] ; &quot;,&quot; ; [.B150] ; &quot;,&quot; ; [.C150] ; &quot;,&quot; ; [.D150] ; &quot;,&quot; ; [.E150] )" office:value-type="string" office:string-value="Wedding Planner,Winemaker + Baker,1 CPS,Weddings R Us,Holly Matrimony">
            <text:p>Wedding Planner,Winemaker + Baker,1 CPS,Weddings R Us,Holly Matrimony</text:p>
          </table:table-cell>
        </table:table-row>
        <table:table-row table:style-name="ro3">
          <table:table-cell table:style-name="ce2" office:value-type="string">
            <text:p>Centaur</text:p>
          </table:table-cell>
          <table:table-cell table:style-name="ce2" office:value-type="string">
            <text:p>Mutant + Jockey</text:p>
          </table:table-cell>
          <table:table-cell table:style-name="ce2" office:value-type="string">
            <text:p>5 CPS</text:p>
          </table:table-cell>
          <table:table-cell table:style-name="ce4" table:formula="of:=SUBSTITUTE( [.G151]  ; &quot;,&quot; ; &quot; or &quot;)" office:value-type="string" office:string-value="Altar">
            <text:p>Altar</text:p>
          </table:table-cell>
          <table:table-cell table:style-name="ce4" table:formula="of:=SUBSTITUTE( [.H151] ; &quot;,&quot; ; &quot; or &quot; )" office:value-type="string" office:string-value="Yuni Cornsareal">
            <text:p>Yuni Cornsareal</text:p>
          </table:table-cell>
          <table:table-cell/>
          <table:table-cell table:style-name="ce2" office:value-type="string">
            <text:p>Altar</text:p>
          </table:table-cell>
          <table:table-cell table:style-name="ce2" office:value-type="string">
            <text:p>Yuni Cornsareal</text:p>
          </table:table-cell>
          <table:table-cell table:number-columns-repeated="2"/>
          <table:table-cell table:formula="of:=CONCATENATE([.A151] ; &quot;,&quot; ; [.B151] ; &quot;,&quot; ; [.C151] ; &quot;,&quot; ; [.D151] ; &quot;,&quot; ; [.E151] )" office:value-type="string" office:string-value="Centaur,Mutant + Jockey,5 CPS,Altar,Yuni Cornsareal">
            <text:p>Centaur,Mutant + Jockey,5 CPS,Altar,Yuni Cornsareal</text:p>
          </table:table-cell>
        </table:table-row>
        <table:table-row table:style-name="ro3" table:number-rows-repeated="867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2/05/2013</text:date>, <text:time>14:1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21:37:47</meta:creation-date>
    <dc:date>2013-02-05T01:59:03.76</dc:date>
    <meta:editing-duration>PT55M21S</meta:editing-duration>
    <meta:editing-cycles>5</meta:editing-cycles>
    <meta:generator>OpenOffice.org/3.4.1$Win32 OpenOffice.org_project/341m1$Build-9593</meta:generator>
    <meta:document-statistic meta:table-count="3" meta:cell-count="1208" meta:object-count="0"/>
  </office:meta>
</office:document-meta>
</file>